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189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1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/>
    <style:style style:name="ce5" style:family="table-cell" style:parent-style-name="Default" style:data-style-name="N30"/>
    <style:style style:name="ta_extref" style:family="table">
      <style:table-properties table:display="false"/>
    </style:style>
  </office:automatic-styles>
  <office:body>
    <office:spreadsheet>
      <table:table table:name="定存試算表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float" office:value="990311">
            <text:p>990311</text:p>
          </table:table-cell>
          <table:table-cell/>
          <table:table-cell office:value-type="float" office:value="1000311">
            <text:p>1000311</text:p>
          </table:table-cell>
          <table:table-cell office:value-type="float" office:value="1">
            <text:p>1</text:p>
          </table:table-cell>
          <table:table-cell office:value-type="float" office:value="350000">
            <text:p>350000</text:p>
          </table:table-cell>
        </table:table-row>
        <table:table-row table:style-name="ro2">
          <table:table-cell/>
          <table:table-cell office:value-type="float" office:value="990822">
            <text:p>990822</text:p>
          </table:table-cell>
          <table:table-cell/>
          <table:table-cell office:value-type="float" office:value="1000822">
            <text:p>1000822</text:p>
          </table:table-cell>
          <table:table-cell office:value-type="float" office:value="1.06">
            <text:p>1.06</text:p>
          </table:table-cell>
          <table:table-cell office:value-type="float" office:value="80000">
            <text:p>80000</text:p>
          </table:table-cell>
        </table:table-row>
        <table:table-row table:style-name="ro2">
          <table:table-cell/>
          <table:table-cell office:value-type="float" office:value="990211">
            <text:p>990211</text:p>
          </table:table-cell>
          <table:table-cell/>
          <table:table-cell office:value-type="float" office:value="1010211">
            <text:p>1010211</text:p>
          </table:table-cell>
          <table:table-cell office:value-type="float" office:value="1.035">
            <text:p>1.04</text:p>
          </table:table-cell>
          <table:table-cell office:value-type="float" office:value="310000">
            <text:p>31000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office:value-type="float" office:value="165502">
            <text:p>165502</text:p>
          </table:table-cell>
          <table:table-cell office:value-type="float" office:value="-63589">
            <text:p>-63589</text:p>
          </table:table-cell>
          <table:table-cell table:formula="of:=SUM([.B8:.C8])" office:value-type="float" office:value="101913">
            <text:p>101913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08151">
            <text:p>108151</text:p>
          </table:table-cell>
          <table:table-cell table:formula="of:=([.D9]-[.D8])/[.D8]" office:value-type="float" office:value="0.0612090704816854">
            <text:p>0.06</text:p>
          </table:table-cell>
          <table:table-cell/>
        </table:table-row>
      </table:table>
      <table:table table:name="工作表2" table:style-name="ta1" table:print="false">
        <table:table-column table:style-name="co2" table:default-cell-style-name="ce1"/>
        <table:table-column table:style-name="co2" table:number-columns-repeated="2" table:default-cell-style-name="ce2"/>
        <table:table-column table:style-name="co2" table:number-columns-repeated="7" table:default-cell-style-name="ce1"/>
        <table:table-column table:style-name="co2" table:default-cell-style-name="ce3"/>
        <table:table-column table:style-name="co2" table:default-cell-style-name="Default"/>
        <table:table-row table:style-name="ro3">
          <table:table-cell office:value-type="string">
            <text:p>交易別</text:p>
          </table:table-cell>
          <table:table-cell table:style-name="ce1" office:value-type="string">
            <text:p>作業日</text:p>
          </table:table-cell>
          <table:table-cell table:style-name="ce1" office:value-type="string">
            <text:p>交易日</text:p>
          </table:table-cell>
          <table:table-cell office:value-type="string">
            <text:p>投資標的名稱</text:p>
          </table:table-cell>
          <table:table-cell office:value-type="string">
            <text:p>買入/賣出</text:p>
          </table:table-cell>
          <table:table-cell office:value-type="string">
            <text:p>單位數</text:p>
          </table:table-cell>
          <table:table-cell office:value-type="string">
            <text:p>單位淨值</text:p>
          </table:table-cell>
          <table:table-cell office:value-type="string">
            <text:p>匯兌日 /</text:p>
            <text:p> 匯率</text:p>
          </table:table-cell>
          <table:table-cell office:value-type="string">
            <text:p> 匯率</text:p>
          </table:table-cell>
          <table:table-cell office:value-type="string">
            <text:p>金額</text:p>
          </table:table-cell>
          <table:table-cell table:style-name="ce1" office:value-type="string">
            <text:p>金額</text:p>
          </table:table-cell>
          <table:table-cell table:style-name="ce1" office:value-type="string">
            <text:p>轉換費用</text:p>
          </table:table-cell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269.580838">
            <text:p>269.58</text:p>
          </table:table-cell>
          <table:table-cell office:value-type="string">
            <text:p>TWD 8.3500</text:p>
          </table:table-cell>
          <table:table-cell office:value-type="float" office:value="1">
            <text:p>1</text:p>
          </table:table-cell>
          <table:table-cell table:formula="of:=IF([.H2]=1;1;VALUE(MID([.H2];10;LEN([.H2]))))" office:value-type="float" office:value="1">
            <text:p>1</text:p>
          </table:table-cell>
          <table:table-cell office:value-type="string">
            <text:p>TWD 2251</text:p>
          </table:table-cell>
          <table:table-cell table:formula="of:=VALUE(MID([.J2];5;LEN([.J2])))" office:value-type="float" office:value="2251">
            <text:p>2251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4.209378">
            <text:p>4.21</text:p>
          </table:table-cell>
          <table:table-cell office:value-type="string">
            <text:p>EUR 12.3700</text:p>
          </table:table-cell>
          <table:table-cell office:value-type="string">
            <text:p>96/01/02 43.2300</text:p>
          </table:table-cell>
          <table:table-cell table:formula="of:=IF([.H3]=1;1;VALUE(MID([.H3];10;LEN([.H3]))))" office:value-type="float" office:value="43.23">
            <text:p>43.23</text:p>
          </table:table-cell>
          <table:table-cell office:value-type="string">
            <text:p>TWD 2251</text:p>
          </table:table-cell>
          <table:table-cell table:formula="of:=VALUE(MID([.J3];5;LEN([.J3])))" office:value-type="float" office:value="2251">
            <text:p>2251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744912">
            <text:p>0.74</text:p>
          </table:table-cell>
          <table:table-cell office:value-type="string">
            <text:p>USD 92.8700</text:p>
          </table:table-cell>
          <table:table-cell office:value-type="string">
            <text:p>96/01/02 32.5400</text:p>
          </table:table-cell>
          <table:table-cell table:formula="of:=IF([.H4]=1;1;VALUE(MID([.H4];10;LEN([.H4]))))" office:value-type="float" office:value="32.54">
            <text:p>32.54</text:p>
          </table:table-cell>
          <table:table-cell office:value-type="string">
            <text:p>TWD 2251</text:p>
          </table:table-cell>
          <table:table-cell table:formula="of:=VALUE(MID([.J4];5;LEN([.J4])))" office:value-type="float" office:value="2251">
            <text:p>2251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.744312">
            <text:p>3.74</text:p>
          </table:table-cell>
          <table:table-cell office:value-type="string">
            <text:p>USD 18.4600</text:p>
          </table:table-cell>
          <table:table-cell office:value-type="string">
            <text:p>96/01/02 32.5400</text:p>
          </table:table-cell>
          <table:table-cell table:formula="of:=IF([.H5]=1;1;VALUE(MID([.H5];10;LEN([.H5]))))" office:value-type="float" office:value="32.54">
            <text:p>32.54</text:p>
          </table:table-cell>
          <table:table-cell office:value-type="string">
            <text:p>TWD 2249</text:p>
          </table:table-cell>
          <table:table-cell table:formula="of:=VALUE(MID([.J5];5;LEN([.J5])))" office:value-type="float" office:value="2249">
            <text:p>224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3">
            <text:p>96/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827957">
            <text:p>-11.83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table:formula="of:=IF([.H6]=1;1;VALUE(MID([.H6];10;LEN([.H6]))))" office:value-type="float" office:value="1">
            <text:p>1</text:p>
          </table:table-cell>
          <table:table-cell office:value-type="string">
            <text:p>TWD -99</text:p>
          </table:table-cell>
          <table:table-cell table:formula="of:=VALUE(MID([.J6];5;LEN([.J6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2">
            <text:p>96/1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6742">
            <text:p>-0.19</text:p>
          </table:table-cell>
          <table:table-cell office:value-type="string">
            <text:p>EUR 12.3700</text:p>
          </table:table-cell>
          <table:table-cell office:value-type="string">
            <text:p>96/01/02 42.8300</text:p>
          </table:table-cell>
          <table:table-cell table:formula="of:=IF([.H7]=1;1;VALUE(MID([.H7];10;LEN([.H7]))))" office:value-type="float" office:value="42.83">
            <text:p>42.83</text:p>
          </table:table-cell>
          <table:table-cell office:value-type="string">
            <text:p>TWD -99</text:p>
          </table:table-cell>
          <table:table-cell table:formula="of:=VALUE(MID([.J7];5;LEN([.J7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2">
            <text:p>96/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842">
            <text:p>-0.03</text:p>
          </table:table-cell>
          <table:table-cell office:value-type="string">
            <text:p>USD 92.8700</text:p>
          </table:table-cell>
          <table:table-cell office:value-type="string">
            <text:p>96/01/02 32.4400</text:p>
          </table:table-cell>
          <table:table-cell table:formula="of:=IF([.H8]=1;1;VALUE(MID([.H8];10;LEN([.H8]))))" office:value-type="float" office:value="32.44">
            <text:p>32.44</text:p>
          </table:table-cell>
          <table:table-cell office:value-type="string">
            <text:p>TWD -99</text:p>
          </table:table-cell>
          <table:table-cell table:formula="of:=VALUE(MID([.J8];5;LEN([.J8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2">
            <text:p>96/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1972">
            <text:p>-0.16</text:p>
          </table:table-cell>
          <table:table-cell office:value-type="string">
            <text:p>USD 18.4600</text:p>
          </table:table-cell>
          <table:table-cell office:value-type="string">
            <text:p>96/01/02 32.4400</text:p>
          </table:table-cell>
          <table:table-cell table:formula="of:=IF([.H9]=1;1;VALUE(MID([.H9];10;LEN([.H9]))))" office:value-type="float" office:value="32.44">
            <text:p>32.44</text:p>
          </table:table-cell>
          <table:table-cell office:value-type="string">
            <text:p>TWD -97</text:p>
          </table:table-cell>
          <table:table-cell table:formula="of:=VALUE(MID([.J9];5;LEN([.J9])))" office:value-type="float" office:value="-97">
            <text:p>-9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3">
            <text:p>96/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827957">
            <text:p>-11.83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table:formula="of:=IF([.H10]=1;1;VALUE(MID([.H10];10;LEN([.H10]))))" office:value-type="float" office:value="1">
            <text:p>1</text:p>
          </table:table-cell>
          <table:table-cell office:value-type="string">
            <text:p>TWD -99</text:p>
          </table:table-cell>
          <table:table-cell table:formula="of:=VALUE(MID([.J10];5;LEN([.J10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2">
            <text:p>96/1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6742">
            <text:p>-0.19</text:p>
          </table:table-cell>
          <table:table-cell office:value-type="string">
            <text:p>EUR 12.3700</text:p>
          </table:table-cell>
          <table:table-cell office:value-type="string">
            <text:p>96/01/02 42.8300</text:p>
          </table:table-cell>
          <table:table-cell table:formula="of:=IF([.H11]=1;1;VALUE(MID([.H11];10;LEN([.H11]))))" office:value-type="float" office:value="42.83">
            <text:p>42.83</text:p>
          </table:table-cell>
          <table:table-cell office:value-type="string">
            <text:p>TWD -99</text:p>
          </table:table-cell>
          <table:table-cell table:formula="of:=VALUE(MID([.J11];5;LEN([.J11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2">
            <text:p>96/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842">
            <text:p>-0.03</text:p>
          </table:table-cell>
          <table:table-cell office:value-type="string">
            <text:p>USD 92.8700</text:p>
          </table:table-cell>
          <table:table-cell office:value-type="string">
            <text:p>96/01/02 32.4400</text:p>
          </table:table-cell>
          <table:table-cell table:formula="of:=IF([.H12]=1;1;VALUE(MID([.H12];10;LEN([.H12]))))" office:value-type="float" office:value="32.44">
            <text:p>32.44</text:p>
          </table:table-cell>
          <table:table-cell office:value-type="string">
            <text:p>TWD -99</text:p>
          </table:table-cell>
          <table:table-cell table:formula="of:=VALUE(MID([.J12];5;LEN([.J12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2">
            <text:p>96/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1972">
            <text:p>-0.16</text:p>
          </table:table-cell>
          <table:table-cell office:value-type="string">
            <text:p>USD 18.4600</text:p>
          </table:table-cell>
          <table:table-cell office:value-type="string">
            <text:p>96/01/02 32.4400</text:p>
          </table:table-cell>
          <table:table-cell table:formula="of:=IF([.H13]=1;1;VALUE(MID([.H13];10;LEN([.H13]))))" office:value-type="float" office:value="32.44">
            <text:p>32.44</text:p>
          </table:table-cell>
          <table:table-cell office:value-type="string">
            <text:p>TWD -97</text:p>
          </table:table-cell>
          <table:table-cell table:formula="of:=VALUE(MID([.J13];5;LEN([.J13])))" office:value-type="float" office:value="-97">
            <text:p>-9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2-01">
            <text:p>96/2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990111">
            <text:p>-11.99</text:p>
          </table:table-cell>
          <table:table-cell office:value-type="string">
            <text:p>TWD 8.0900</text:p>
          </table:table-cell>
          <table:table-cell office:value-type="float" office:value="1">
            <text:p>1</text:p>
          </table:table-cell>
          <table:table-cell table:formula="of:=IF([.H14]=1;1;VALUE(MID([.H14];10;LEN([.H14]))))" office:value-type="float" office:value="1">
            <text:p>1</text:p>
          </table:table-cell>
          <table:table-cell office:value-type="string">
            <text:p>TWD -97</text:p>
          </table:table-cell>
          <table:table-cell table:formula="of:=VALUE(MID([.J14];5;LEN([.J14])))" office:value-type="float" office:value="-97">
            <text:p>-9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1-31">
            <text:p>96/1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4">
            <text:p>-0.18</text:p>
          </table:table-cell>
          <table:table-cell office:value-type="string">
            <text:p>EUR 12.5000</text:p>
          </table:table-cell>
          <table:table-cell office:value-type="string">
            <text:p>96/01/31 42.5200</text:p>
          </table:table-cell>
          <table:table-cell table:formula="of:=IF([.H15]=1;1;VALUE(MID([.H15];10;LEN([.H15]))))" office:value-type="float" office:value="42.52">
            <text:p>42.52</text:p>
          </table:table-cell>
          <table:table-cell office:value-type="string">
            <text:p>TWD -98</text:p>
          </table:table-cell>
          <table:table-cell table:formula="of:=VALUE(MID([.J15];5;LEN([.J15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1-31">
            <text:p>96/1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39">
            <text:p>-0.03</text:p>
          </table:table-cell>
          <table:table-cell office:value-type="string">
            <text:p>USD 92.9300</text:p>
          </table:table-cell>
          <table:table-cell office:value-type="string">
            <text:p>96/01/31 32.9000</text:p>
          </table:table-cell>
          <table:table-cell table:formula="of:=IF([.H16]=1;1;VALUE(MID([.H16];10;LEN([.H16]))))" office:value-type="float" office:value="32.9">
            <text:p>32.9</text:p>
          </table:table-cell>
          <table:table-cell office:value-type="string">
            <text:p>TWD -99</text:p>
          </table:table-cell>
          <table:table-cell table:formula="of:=VALUE(MID([.J16];5;LEN([.J16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1-31">
            <text:p>96/1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5668">
            <text:p>-0.17</text:p>
          </table:table-cell>
          <table:table-cell office:value-type="string">
            <text:p>USD 18.3500</text:p>
          </table:table-cell>
          <table:table-cell office:value-type="string">
            <text:p>96/01/31 32.9000</text:p>
          </table:table-cell>
          <table:table-cell table:formula="of:=IF([.H17]=1;1;VALUE(MID([.H17];10;LEN([.H17]))))" office:value-type="float" office:value="32.9">
            <text:p>32.9</text:p>
          </table:table-cell>
          <table:table-cell office:value-type="string">
            <text:p>TWD -100</text:p>
          </table:table-cell>
          <table:table-cell table:formula="of:=VALUE(MID([.J17];5;LEN([.J17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2">
            <text:p>96/3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85372">
            <text:p>-11.85</text:p>
          </table:table-cell>
          <table:table-cell office:value-type="string">
            <text:p>TWD 7.9300</text:p>
          </table:table-cell>
          <table:table-cell office:value-type="float" office:value="1">
            <text:p>1</text:p>
          </table:table-cell>
          <table:table-cell table:formula="of:=IF([.H18]=1;1;VALUE(MID([.H18];10;LEN([.H18]))))" office:value-type="float" office:value="1">
            <text:p>1</text:p>
          </table:table-cell>
          <table:table-cell office:value-type="string">
            <text:p>TWD -94</text:p>
          </table:table-cell>
          <table:table-cell table:formula="of:=VALUE(MID([.J18];5;LEN([.J18])))" office:value-type="float" office:value="-94">
            <text:p>-9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1">
            <text:p>96/3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8898">
            <text:p>-0.19</text:p>
          </table:table-cell>
          <table:table-cell office:value-type="string">
            <text:p>EUR 12.0700</text:p>
          </table:table-cell>
          <table:table-cell office:value-type="string">
            <text:p>96/03/01 43.4000</text:p>
          </table:table-cell>
          <table:table-cell table:formula="of:=IF([.H19]=1;1;VALUE(MID([.H19];10;LEN([.H19]))))" office:value-type="float" office:value="43.4">
            <text:p>43.4</text:p>
          </table:table-cell>
          <table:table-cell office:value-type="string">
            <text:p>TWD -99</text:p>
          </table:table-cell>
          <table:table-cell table:formula="of:=VALUE(MID([.J19];5;LEN([.J19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1">
            <text:p>96/3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367">
            <text:p>-0.03</text:p>
          </table:table-cell>
          <table:table-cell office:value-type="string">
            <text:p>USD 90.2100</text:p>
          </table:table-cell>
          <table:table-cell office:value-type="string">
            <text:p>96/03/01 32.9000</text:p>
          </table:table-cell>
          <table:table-cell table:formula="of:=IF([.H20]=1;1;VALUE(MID([.H20];10;LEN([.H20]))))" office:value-type="float" office:value="32.9">
            <text:p>32.9</text:p>
          </table:table-cell>
          <table:table-cell office:value-type="string">
            <text:p>TWD -99</text:p>
          </table:table-cell>
          <table:table-cell table:formula="of:=VALUE(MID([.J20];5;LEN([.J20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1">
            <text:p>96/3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784">
            <text:p>-0.17</text:p>
          </table:table-cell>
          <table:table-cell office:value-type="string">
            <text:p>USD 18.4700</text:p>
          </table:table-cell>
          <table:table-cell office:value-type="string">
            <text:p>96/03/01 32.9000</text:p>
          </table:table-cell>
          <table:table-cell table:formula="of:=IF([.H21]=1;1;VALUE(MID([.H21];10;LEN([.H21]))))" office:value-type="float" office:value="32.9">
            <text:p>32.9</text:p>
          </table:table-cell>
          <table:table-cell office:value-type="string">
            <text:p>TWD -102</text:p>
          </table:table-cell>
          <table:table-cell table:formula="of:=VALUE(MID([.J21];5;LEN([.J21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3">
            <text:p>96/4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613692">
            <text:p>-11.61</text:p>
          </table:table-cell>
          <table:table-cell office:value-type="string">
            <text:p>TWD 8.1800</text:p>
          </table:table-cell>
          <table:table-cell office:value-type="float" office:value="1">
            <text:p>1</text:p>
          </table:table-cell>
          <table:table-cell table:formula="of:=IF([.H22]=1;1;VALUE(MID([.H22];10;LEN([.H22]))))" office:value-type="float" office:value="1">
            <text:p>1</text:p>
          </table:table-cell>
          <table:table-cell office:value-type="string">
            <text:p>TWD -95</text:p>
          </table:table-cell>
          <table:table-cell table:formula="of:=VALUE(MID([.J22];5;LEN([.J22])))" office:value-type="float" office:value="-95">
            <text:p>-9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2">
            <text:p>96/4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0016">
            <text:p>-0.18</text:p>
          </table:table-cell>
          <table:table-cell office:value-type="string">
            <text:p>EUR 12.6100</text:p>
          </table:table-cell>
          <table:table-cell office:value-type="string">
            <text:p>96/04/02 43.9800</text:p>
          </table:table-cell>
          <table:table-cell table:formula="of:=IF([.H23]=1;1;VALUE(MID([.H23];10;LEN([.H23]))))" office:value-type="float" office:value="43.98">
            <text:p>43.98</text:p>
          </table:table-cell>
          <table:table-cell office:value-type="string">
            <text:p>TWD -100</text:p>
          </table:table-cell>
          <table:table-cell table:formula="of:=VALUE(MID([.J23];5;LEN([.J23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2">
            <text:p>96/4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1834">
            <text:p>-0.03</text:p>
          </table:table-cell>
          <table:table-cell office:value-type="string">
            <text:p>USD 94.2400</text:p>
          </table:table-cell>
          <table:table-cell office:value-type="string">
            <text:p>96/04/02 33.0400</text:p>
          </table:table-cell>
          <table:table-cell table:formula="of:=IF([.H24]=1;1;VALUE(MID([.H24];10;LEN([.H24]))))" office:value-type="float" office:value="33.04">
            <text:p>33.04</text:p>
          </table:table-cell>
          <table:table-cell office:value-type="string">
            <text:p>TWD -99</text:p>
          </table:table-cell>
          <table:table-cell table:formula="of:=VALUE(MID([.J24];5;LEN([.J24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2">
            <text:p>96/4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2379">
            <text:p>-0.16</text:p>
          </table:table-cell>
          <table:table-cell office:value-type="string">
            <text:p>USD 18.6600</text:p>
          </table:table-cell>
          <table:table-cell office:value-type="string">
            <text:p>96/04/02 33.0400</text:p>
          </table:table-cell>
          <table:table-cell table:formula="of:=IF([.H25]=1;1;VALUE(MID([.H25];10;LEN([.H25]))))" office:value-type="float" office:value="33.04">
            <text:p>33.04</text:p>
          </table:table-cell>
          <table:table-cell office:value-type="string">
            <text:p>TWD -100</text:p>
          </table:table-cell>
          <table:table-cell table:formula="of:=VALUE(MID([.J25];5;LEN([.J25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3">
            <text:p>96/5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989011">
            <text:p>-10.99</text:p>
          </table:table-cell>
          <table:table-cell office:value-type="string">
            <text:p>TWD 8.1900</text:p>
          </table:table-cell>
          <table:table-cell office:value-type="float" office:value="1">
            <text:p>1</text:p>
          </table:table-cell>
          <table:table-cell table:formula="of:=IF([.H26]=1;1;VALUE(MID([.H26];10;LEN([.H26]))))" office:value-type="float" office:value="1">
            <text:p>1</text:p>
          </table:table-cell>
          <table:table-cell office:value-type="string">
            <text:p>TWD -90</text:p>
          </table:table-cell>
          <table:table-cell table:formula="of:=VALUE(MID([.J26];5;LEN([.J26])))" office:value-type="float" office:value="-90">
            <text:p>-9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2">
            <text:p>96/5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73648">
            <text:p>-0.17</text:p>
          </table:table-cell>
          <table:table-cell office:value-type="string">
            <text:p>EUR 13.1300</text:p>
          </table:table-cell>
          <table:table-cell office:value-type="string">
            <text:p>96/05/02 45.0900</text:p>
          </table:table-cell>
          <table:table-cell table:formula="of:=IF([.H27]=1;1;VALUE(MID([.H27];10;LEN([.H27]))))" office:value-type="float" office:value="45.09">
            <text:p>45.09</text:p>
          </table:table-cell>
          <table:table-cell office:value-type="string">
            <text:p>TWD -103</text:p>
          </table:table-cell>
          <table:table-cell table:formula="of:=VALUE(MID([.J27];5;LEN([.J27])))" office:value-type="float" office:value="-103">
            <text:p>-10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2">
            <text:p>96/5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0885">
            <text:p>-0.03</text:p>
          </table:table-cell>
          <table:table-cell office:value-type="string">
            <text:p>USD 98.4300</text:p>
          </table:table-cell>
          <table:table-cell office:value-type="string">
            <text:p>96/05/02 33.2600</text:p>
          </table:table-cell>
          <table:table-cell table:formula="of:=IF([.H28]=1;1;VALUE(MID([.H28];10;LEN([.H28]))))" office:value-type="float" office:value="33.26">
            <text:p>33.26</text:p>
          </table:table-cell>
          <table:table-cell office:value-type="string">
            <text:p>TWD -101</text:p>
          </table:table-cell>
          <table:table-cell table:formula="of:=VALUE(MID([.J28];5;LEN([.J28])))" office:value-type="float" office:value="-101">
            <text:p>-10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2">
            <text:p>96/5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55235">
            <text:p>-0.16</text:p>
          </table:table-cell>
          <table:table-cell office:value-type="string">
            <text:p>USD 19.3900</text:p>
          </table:table-cell>
          <table:table-cell office:value-type="string">
            <text:p>96/05/02 33.2600</text:p>
          </table:table-cell>
          <table:table-cell table:formula="of:=IF([.H29]=1;1;VALUE(MID([.H29];10;LEN([.H29]))))" office:value-type="float" office:value="33.26">
            <text:p>33.26</text:p>
          </table:table-cell>
          <table:table-cell office:value-type="string">
            <text:p>TWD -100</text:p>
          </table:table-cell>
          <table:table-cell table:formula="of:=VALUE(MID([.J29];5;LEN([.J29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6-01">
            <text:p>96/6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751445">
            <text:p>-10.75</text:p>
          </table:table-cell>
          <table:table-cell office:value-type="string">
            <text:p>TWD 8.6500</text:p>
          </table:table-cell>
          <table:table-cell office:value-type="float" office:value="1">
            <text:p>1</text:p>
          </table:table-cell>
          <table:table-cell table:formula="of:=IF([.H30]=1;1;VALUE(MID([.H30];10;LEN([.H30]))))" office:value-type="float" office:value="1">
            <text:p>1</text:p>
          </table:table-cell>
          <table:table-cell office:value-type="string">
            <text:p>TWD -93</text:p>
          </table:table-cell>
          <table:table-cell table:formula="of:=VALUE(MID([.J30];5;LEN([.J30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5-31">
            <text:p>96/5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9004">
            <text:p>-0.17</text:p>
          </table:table-cell>
          <table:table-cell office:value-type="string">
            <text:p>EUR 13.5500</text:p>
          </table:table-cell>
          <table:table-cell office:value-type="string">
            <text:p>96/05/31 44.0900</text:p>
          </table:table-cell>
          <table:table-cell table:formula="of:=IF([.H31]=1;1;VALUE(MID([.H31];10;LEN([.H31]))))" office:value-type="float" office:value="44.09">
            <text:p>44.09</text:p>
          </table:table-cell>
          <table:table-cell office:value-type="string">
            <text:p>TWD -101</text:p>
          </table:table-cell>
          <table:table-cell table:formula="of:=VALUE(MID([.J31];5;LEN([.J31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5-31">
            <text:p>96/5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861">
            <text:p>-0.03</text:p>
          </table:table-cell>
          <table:table-cell office:value-type="string">
            <text:p>USD 100.8000</text:p>
          </table:table-cell>
          <table:table-cell office:value-type="string">
            <text:p>96/05/31 32.9200</text:p>
          </table:table-cell>
          <table:table-cell table:formula="of:=IF([.H32]=1;1;VALUE(MID([.H32];10;LEN([.H32]))))" office:value-type="float" office:value="32.92">
            <text:p>32.92</text:p>
          </table:table-cell>
          <table:table-cell office:value-type="string">
            <text:p>TWD -99</text:p>
          </table:table-cell>
          <table:table-cell table:formula="of:=VALUE(MID([.J32];5;LEN([.J32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5-31">
            <text:p>96/5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52282">
            <text:p>-0.15</text:p>
          </table:table-cell>
          <table:table-cell office:value-type="string">
            <text:p>USD 20.1600</text:p>
          </table:table-cell>
          <table:table-cell office:value-type="string">
            <text:p>96/05/31 32.9200</text:p>
          </table:table-cell>
          <table:table-cell table:formula="of:=IF([.H33]=1;1;VALUE(MID([.H33];10;LEN([.H33]))))" office:value-type="float" office:value="32.92">
            <text:p>32.92</text:p>
          </table:table-cell>
          <table:table-cell office:value-type="string">
            <text:p>TWD -101</text:p>
          </table:table-cell>
          <table:table-cell table:formula="of:=VALUE(MID([.J33];5;LEN([.J33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3">
            <text:p>96/7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481283">
            <text:p>-10.48</text:p>
          </table:table-cell>
          <table:table-cell office:value-type="string">
            <text:p>TWD 9.3500</text:p>
          </table:table-cell>
          <table:table-cell office:value-type="float" office:value="1">
            <text:p>1</text:p>
          </table:table-cell>
          <table:table-cell table:formula="of:=IF([.H34]=1;1;VALUE(MID([.H34];10;LEN([.H34]))))" office:value-type="float" office:value="1">
            <text:p>1</text:p>
          </table:table-cell>
          <table:table-cell office:value-type="string">
            <text:p>TWD -98</text:p>
          </table:table-cell>
          <table:table-cell table:formula="of:=VALUE(MID([.J34];5;LEN([.J34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2">
            <text:p>96/7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408">
            <text:p>-0.16</text:p>
          </table:table-cell>
          <table:table-cell office:value-type="string">
            <text:p>EUR 13.5300</text:p>
          </table:table-cell>
          <table:table-cell office:value-type="string">
            <text:p>96/07/02 44.2000</text:p>
          </table:table-cell>
          <table:table-cell table:formula="of:=IF([.H35]=1;1;VALUE(MID([.H35];10;LEN([.H35]))))" office:value-type="float" office:value="44.2">
            <text:p>44.2</text:p>
          </table:table-cell>
          <table:table-cell office:value-type="string">
            <text:p>TWD -98</text:p>
          </table:table-cell>
          <table:table-cell table:formula="of:=VALUE(MID([.J35];5;LEN([.J35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3">
            <text:p>96/7/3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844">
            <text:p>-0.03</text:p>
          </table:table-cell>
          <table:table-cell office:value-type="string">
            <text:p>USD 101.9700</text:p>
          </table:table-cell>
          <table:table-cell office:value-type="string">
            <text:p>96/07/03 32.7050</text:p>
          </table:table-cell>
          <table:table-cell table:formula="of:=IF([.H36]=1;1;VALUE(MID([.H36];10;LEN([.H36]))))" office:value-type="float" office:value="32.705">
            <text:p>32.71</text:p>
          </table:table-cell>
          <table:table-cell office:value-type="string">
            <text:p>TWD -95</text:p>
          </table:table-cell>
          <table:table-cell table:formula="of:=VALUE(MID([.J36];5;LEN([.J36])))" office:value-type="float" office:value="-95">
            <text:p>-9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3">
            <text:p>96/7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3508">
            <text:p>-0.14</text:p>
          </table:table-cell>
          <table:table-cell office:value-type="string">
            <text:p>USD 21.9500</text:p>
          </table:table-cell>
          <table:table-cell office:value-type="string">
            <text:p>96/07/03 32.7050</text:p>
          </table:table-cell>
          <table:table-cell table:formula="of:=IF([.H37]=1;1;VALUE(MID([.H37];10;LEN([.H37]))))" office:value-type="float" office:value="32.705">
            <text:p>32.71</text:p>
          </table:table-cell>
          <table:table-cell office:value-type="string">
            <text:p>TWD -103</text:p>
          </table:table-cell>
          <table:table-cell table:formula="of:=VALUE(MID([.J37];5;LEN([.J37])))" office:value-type="float" office:value="-103">
            <text:p>-10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8-01">
            <text:p>96/8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559662">
            <text:p>-10.56</text:p>
          </table:table-cell>
          <table:table-cell office:value-type="string">
            <text:p>TWD 9.4700</text:p>
          </table:table-cell>
          <table:table-cell office:value-type="float" office:value="1">
            <text:p>1</text:p>
          </table:table-cell>
          <table:table-cell table:formula="of:=IF([.H38]=1;1;VALUE(MID([.H38];10;LEN([.H38]))))" office:value-type="float" office:value="1">
            <text:p>1</text:p>
          </table:table-cell>
          <table:table-cell office:value-type="string">
            <text:p>TWD -100</text:p>
          </table:table-cell>
          <table:table-cell table:formula="of:=VALUE(MID([.J38];5;LEN([.J38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7-31">
            <text:p>96/7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0061">
            <text:p>-0.16</text:p>
          </table:table-cell>
          <table:table-cell office:value-type="string">
            <text:p>EUR 13.1200</text:p>
          </table:table-cell>
          <table:table-cell office:value-type="string">
            <text:p>96/07/31 44.8300</text:p>
          </table:table-cell>
          <table:table-cell table:formula="of:=IF([.H39]=1;1;VALUE(MID([.H39];10;LEN([.H39]))))" office:value-type="float" office:value="44.83">
            <text:p>44.83</text:p>
          </table:table-cell>
          <table:table-cell office:value-type="string">
            <text:p>TWD -94</text:p>
          </table:table-cell>
          <table:table-cell table:formula="of:=VALUE(MID([.J39];5;LEN([.J39])))" office:value-type="float" office:value="-94">
            <text:p>-9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7-31">
            <text:p>96/7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256">
            <text:p>-0.03</text:p>
          </table:table-cell>
          <table:table-cell office:value-type="string">
            <text:p>USD 98.1000</text:p>
          </table:table-cell>
          <table:table-cell office:value-type="string">
            <text:p>96/07/31 32.7750</text:p>
          </table:table-cell>
          <table:table-cell table:formula="of:=IF([.H40]=1;1;VALUE(MID([.H40];10;LEN([.H40]))))" office:value-type="float" office:value="32.775">
            <text:p>32.78</text:p>
          </table:table-cell>
          <table:table-cell office:value-type="string">
            <text:p>TWD -94</text:p>
          </table:table-cell>
          <table:table-cell table:formula="of:=VALUE(MID([.J40];5;LEN([.J40])))" office:value-type="float" office:value="-94">
            <text:p>-94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7-31">
            <text:p>96/7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3174">
            <text:p>-0.14</text:p>
          </table:table-cell>
          <table:table-cell office:value-type="string">
            <text:p>USD 22.5600</text:p>
          </table:table-cell>
          <table:table-cell office:value-type="string">
            <text:p>96/07/31 32.7750</text:p>
          </table:table-cell>
          <table:table-cell table:formula="of:=IF([.H41]=1;1;VALUE(MID([.H41];10;LEN([.H41]))))" office:value-type="float" office:value="32.775">
            <text:p>32.78</text:p>
          </table:table-cell>
          <table:table-cell office:value-type="string">
            <text:p>TWD -106</text:p>
          </table:table-cell>
          <table:table-cell table:formula="of:=VALUE(MID([.J41];5;LEN([.J41])))" office:value-type="float" office:value="-106">
            <text:p>-10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9-03">
            <text:p>96/9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676533">
            <text:p>-10.68</text:p>
          </table:table-cell>
          <table:table-cell office:value-type="string">
            <text:p>TWD 9.4600</text:p>
          </table:table-cell>
          <table:table-cell office:value-type="float" office:value="1">
            <text:p>1</text:p>
          </table:table-cell>
          <table:table-cell table:formula="of:=IF([.H42]=1;1;VALUE(MID([.H42];10;LEN([.H42]))))" office:value-type="float" office:value="1">
            <text:p>1</text:p>
          </table:table-cell>
          <table:table-cell office:value-type="string">
            <text:p>TWD -101</text:p>
          </table:table-cell>
          <table:table-cell table:formula="of:=VALUE(MID([.J42];5;LEN([.J42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8-31">
            <text:p>96/8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433">
            <text:p>-0.16</text:p>
          </table:table-cell>
          <table:table-cell office:value-type="string">
            <text:p>EUR 12.8400</text:p>
          </table:table-cell>
          <table:table-cell office:value-type="string">
            <text:p>96/08/31 45.0100</text:p>
          </table:table-cell>
          <table:table-cell table:formula="of:=IF([.H43]=1;1;VALUE(MID([.H43];10;LEN([.H43]))))" office:value-type="float" office:value="45.01">
            <text:p>45.01</text:p>
          </table:table-cell>
          <table:table-cell office:value-type="string">
            <text:p>TWD -95</text:p>
          </table:table-cell>
          <table:table-cell table:formula="of:=VALUE(MID([.J43];5;LEN([.J43])))" office:value-type="float" office:value="-95">
            <text:p>-9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8-31">
            <text:p>96/8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033">
            <text:p>-0.03</text:p>
          </table:table-cell>
          <table:table-cell office:value-type="string">
            <text:p>USD 97.1300</text:p>
          </table:table-cell>
          <table:table-cell office:value-type="string">
            <text:p>96/08/31 33.0200</text:p>
          </table:table-cell>
          <table:table-cell table:formula="of:=IF([.H44]=1;1;VALUE(MID([.H44];10;LEN([.H44]))))" office:value-type="float" office:value="33.02">
            <text:p>33.02</text:p>
          </table:table-cell>
          <table:table-cell office:value-type="string">
            <text:p>TWD -93</text:p>
          </table:table-cell>
          <table:table-cell table:formula="of:=VALUE(MID([.J44];5;LEN([.J44])))" office:value-type="float" office:value="-93">
            <text:p>-9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8-31">
            <text:p>96/8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7154">
            <text:p>-0.15</text:p>
          </table:table-cell>
          <table:table-cell office:value-type="string">
            <text:p>USD 21.6100</text:p>
          </table:table-cell>
          <table:table-cell office:value-type="string">
            <text:p>96/08/31 33.0200</text:p>
          </table:table-cell>
          <table:table-cell table:formula="of:=IF([.H45]=1;1;VALUE(MID([.H45];10;LEN([.H45]))))" office:value-type="float" office:value="33.02">
            <text:p>33.02</text:p>
          </table:table-cell>
          <table:table-cell office:value-type="string">
            <text:p>TWD -105</text:p>
          </table:table-cell>
          <table:table-cell table:formula="of:=VALUE(MID([.J45];5;LEN([.J45])))" office:value-type="float" office:value="-105">
            <text:p>-105</text:p>
          </table:table-cell>
          <table:table-cell/>
        </table:table-row>
        <table:table-row table:style-name="ro4">
          <table:table-cell office:value-type="string">
            <text:p>可分配收益</text:p>
          </table:table-cell>
          <table:table-cell office:value-type="date" office:date-value="1996-09-14">
            <text:p>96/9/14</text:p>
          </table:table-cell>
          <table:table-cell office:value-type="date" office:date-value="1996-08-01">
            <text:p>96/8/1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0.016605">
            <text:p>0.02</text:p>
          </table:table-cell>
          <table:table-cell office:value-type="string">
            <text:p>EUR 12.8400</text:p>
          </table:table-cell>
          <table:table-cell office:value-type="string">
            <text:p>96/08/01 45.1100</text:p>
          </table:table-cell>
          <table:table-cell table:formula="of:=IF([.H46]=1;1;VALUE(MID([.H46];10;LEN([.H46]))))" office:value-type="float" office:value="45.11">
            <text:p>45.11</text:p>
          </table:table-cell>
          <table:table-cell office:value-type="string">
            <text:p>TWD 9</text:p>
          </table:table-cell>
          <table:table-cell table:formula="of:=VALUE(MID([.J46];5;LEN([.J46])))" office:value-type="float" office:value="9">
            <text:p>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2">
            <text:p>96/10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9.950739">
            <text:p>-9.95</text:p>
          </table:table-cell>
          <table:table-cell office:value-type="string">
            <text:p>TWD 10.1500</text:p>
          </table:table-cell>
          <table:table-cell office:value-type="float" office:value="1">
            <text:p>1</text:p>
          </table:table-cell>
          <table:table-cell table:formula="of:=IF([.H47]=1;1;VALUE(MID([.H47];10;LEN([.H47]))))" office:value-type="float" office:value="1">
            <text:p>1</text:p>
          </table:table-cell>
          <table:table-cell office:value-type="string">
            <text:p>TWD -101</text:p>
          </table:table-cell>
          <table:table-cell table:formula="of:=VALUE(MID([.J47];5;LEN([.J47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1">
            <text:p>96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56273">
            <text:p>-0.16</text:p>
          </table:table-cell>
          <table:table-cell office:value-type="string">
            <text:p>EUR 13.3100</text:p>
          </table:table-cell>
          <table:table-cell office:value-type="string">
            <text:p>96/10/01 46.2000</text:p>
          </table:table-cell>
          <table:table-cell table:formula="of:=IF([.H48]=1;1;VALUE(MID([.H48];10;LEN([.H48]))))" office:value-type="float" office:value="46.2">
            <text:p>46.2</text:p>
          </table:table-cell>
          <table:table-cell office:value-type="string">
            <text:p>TWD -96</text:p>
          </table:table-cell>
          <table:table-cell table:formula="of:=VALUE(MID([.J48];5;LEN([.J48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2">
            <text:p>96/10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6784">
            <text:p>-0.03</text:p>
          </table:table-cell>
          <table:table-cell office:value-type="string">
            <text:p>USD 104.5400</text:p>
          </table:table-cell>
          <table:table-cell office:value-type="string">
            <text:p>96/10/02 32.4900</text:p>
          </table:table-cell>
          <table:table-cell table:formula="of:=IF([.H49]=1;1;VALUE(MID([.H49];10;LEN([.H49]))))" office:value-type="float" office:value="32.49">
            <text:p>32.49</text:p>
          </table:table-cell>
          <table:table-cell office:value-type="string">
            <text:p>TWD -91</text:p>
          </table:table-cell>
          <table:table-cell table:formula="of:=VALUE(MID([.J49];5;LEN([.J49])))" office:value-type="float" office:value="-91">
            <text:p>-9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2">
            <text:p>96/10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33279">
            <text:p>-0.13</text:p>
          </table:table-cell>
          <table:table-cell office:value-type="string">
            <text:p>USD 24.4600</text:p>
          </table:table-cell>
          <table:table-cell office:value-type="string">
            <text:p>96/10/02 32.4900</text:p>
          </table:table-cell>
          <table:table-cell table:formula="of:=IF([.H50]=1;1;VALUE(MID([.H50];10;LEN([.H50]))))" office:value-type="float" office:value="32.49">
            <text:p>32.49</text:p>
          </table:table-cell>
          <table:table-cell office:value-type="string">
            <text:p>TWD -106</text:p>
          </table:table-cell>
          <table:table-cell table:formula="of:=VALUE(MID([.J50];5;LEN([.J50])))" office:value-type="float" office:value="-106">
            <text:p>-10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1-01">
            <text:p>96/11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9.58498">
            <text:p>-9.58</text:p>
          </table:table-cell>
          <table:table-cell office:value-type="string">
            <text:p>TWD 10.1200</text:p>
          </table:table-cell>
          <table:table-cell office:value-type="float" office:value="1">
            <text:p>1</text:p>
          </table:table-cell>
          <table:table-cell table:formula="of:=IF([.H51]=1;1;VALUE(MID([.H51];10;LEN([.H51]))))" office:value-type="float" office:value="1">
            <text:p>1</text:p>
          </table:table-cell>
          <table:table-cell office:value-type="string">
            <text:p>TWD -97</text:p>
          </table:table-cell>
          <table:table-cell table:formula="of:=VALUE(MID([.J51];5;LEN([.J51])))" office:value-type="float" office:value="-97">
            <text:p>-9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0-31">
            <text:p>96/10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48639">
            <text:p>-0.15</text:p>
          </table:table-cell>
          <table:table-cell office:value-type="string">
            <text:p>EUR 13.5900</text:p>
          </table:table-cell>
          <table:table-cell office:value-type="string">
            <text:p>96/10/31 46.5800</text:p>
          </table:table-cell>
          <table:table-cell table:formula="of:=IF([.H52]=1;1;VALUE(MID([.H52];10;LEN([.H52]))))" office:value-type="float" office:value="46.58">
            <text:p>46.58</text:p>
          </table:table-cell>
          <table:table-cell office:value-type="string">
            <text:p>TWD -94</text:p>
          </table:table-cell>
          <table:table-cell table:formula="of:=VALUE(MID([.J52];5;LEN([.J52])))" office:value-type="float" office:value="-94">
            <text:p>-9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0-31">
            <text:p>96/10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5875">
            <text:p>-0.03</text:p>
          </table:table-cell>
          <table:table-cell office:value-type="string">
            <text:p>USD 109.7600</text:p>
          </table:table-cell>
          <table:table-cell office:value-type="string">
            <text:p>96/10/31 32.3550</text:p>
          </table:table-cell>
          <table:table-cell table:formula="of:=IF([.H53]=1;1;VALUE(MID([.H53];10;LEN([.H53]))))" office:value-type="float" office:value="32.355">
            <text:p>32.36</text:p>
          </table:table-cell>
          <table:table-cell office:value-type="string">
            <text:p>TWD -92</text:p>
          </table:table-cell>
          <table:table-cell table:formula="of:=VALUE(MID([.J53];5;LEN([.J53])))" office:value-type="float" office:value="-92">
            <text:p>-9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0-31">
            <text:p>96/10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31923">
            <text:p>-0.13</text:p>
          </table:table-cell>
          <table:table-cell office:value-type="string">
            <text:p>USD 26.0000</text:p>
          </table:table-cell>
          <table:table-cell office:value-type="string">
            <text:p>96/10/31 32.3550</text:p>
          </table:table-cell>
          <table:table-cell table:formula="of:=IF([.H54]=1;1;VALUE(MID([.H54];10;LEN([.H54]))))" office:value-type="float" office:value="32.355">
            <text:p>32.36</text:p>
          </table:table-cell>
          <table:table-cell office:value-type="string">
            <text:p>TWD -111</text:p>
          </table:table-cell>
          <table:table-cell table:formula="of:=VALUE(MID([.J54];5;LEN([.J54])))" office:value-type="float" office:value="-111">
            <text:p>-11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4">
            <text:p>96/12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302352">
            <text:p>-10.3</text:p>
          </table:table-cell>
          <table:table-cell office:value-type="string">
            <text:p>TWD 8.9300</text:p>
          </table:table-cell>
          <table:table-cell office:value-type="float" office:value="1">
            <text:p>1</text:p>
          </table:table-cell>
          <table:table-cell table:formula="of:=IF([.H55]=1;1;VALUE(MID([.H55];10;LEN([.H55]))))" office:value-type="float" office:value="1">
            <text:p>1</text:p>
          </table:table-cell>
          <table:table-cell office:value-type="string">
            <text:p>TWD -92</text:p>
          </table:table-cell>
          <table:table-cell table:formula="of:=VALUE(MID([.J55];5;LEN([.J55])))" office:value-type="float" office:value="-92">
            <text:p>-9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3">
            <text:p>96/12/3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3424">
            <text:p>-0.16</text:p>
          </table:table-cell>
          <table:table-cell office:value-type="string">
            <text:p>EUR 12.8500</text:p>
          </table:table-cell>
          <table:table-cell office:value-type="string">
            <text:p>96/12/03 47.1600</text:p>
          </table:table-cell>
          <table:table-cell table:formula="of:=IF([.H56]=1;1;VALUE(MID([.H56];10;LEN([.H56]))))" office:value-type="float" office:value="47.16">
            <text:p>47.16</text:p>
          </table:table-cell>
          <table:table-cell office:value-type="string">
            <text:p>TWD -99</text:p>
          </table:table-cell>
          <table:table-cell table:formula="of:=VALUE(MID([.J56];5;LEN([.J56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3">
            <text:p>96/12/3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8641">
            <text:p>-0.03</text:p>
          </table:table-cell>
          <table:table-cell office:value-type="string">
            <text:p>USD 101.9500</text:p>
          </table:table-cell>
          <table:table-cell office:value-type="string">
            <text:p>96/12/03 32.2350</text:p>
          </table:table-cell>
          <table:table-cell table:formula="of:=IF([.H57]=1;1;VALUE(MID([.H57];10;LEN([.H57]))))" office:value-type="float" office:value="32.235">
            <text:p>32.24</text:p>
          </table:table-cell>
          <table:table-cell office:value-type="string">
            <text:p>TWD -94</text:p>
          </table:table-cell>
          <table:table-cell table:formula="of:=VALUE(MID([.J57];5;LEN([.J57])))" office:value-type="float" office:value="-94">
            <text:p>-94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3">
            <text:p>96/12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2916">
            <text:p>-0.14</text:p>
          </table:table-cell>
          <table:table-cell office:value-type="string">
            <text:p>USD 24.2800</text:p>
          </table:table-cell>
          <table:table-cell office:value-type="string">
            <text:p>96/12/03 32.2350</text:p>
          </table:table-cell>
          <table:table-cell table:formula="of:=IF([.H58]=1;1;VALUE(MID([.H58];10;LEN([.H58]))))" office:value-type="float" office:value="32.235">
            <text:p>32.24</text:p>
          </table:table-cell>
          <table:table-cell office:value-type="string">
            <text:p>TWD -112</text:p>
          </table:table-cell>
          <table:table-cell table:formula="of:=VALUE(MID([.J58];5;LEN([.J58])))" office:value-type="float" office:value="-112">
            <text:p>-112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992.779783">
            <text:p>992.78</text:p>
          </table:table-cell>
          <table:table-cell office:value-type="string">
            <text:p>TWD 8.3100</text:p>
          </table:table-cell>
          <table:table-cell office:value-type="float" office:value="1">
            <text:p>1</text:p>
          </table:table-cell>
          <table:table-cell table:formula="of:=IF([.H59]=1;1;VALUE(MID([.H59];10;LEN([.H59]))))" office:value-type="float" office:value="1">
            <text:p>1</text:p>
          </table:table-cell>
          <table:table-cell office:value-type="string">
            <text:p>TWD 8250</text:p>
          </table:table-cell>
          <table:table-cell table:formula="of:=VALUE(MID([.J59];5;LEN([.J59])))" office:value-type="float" office:value="8250">
            <text:p>825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13.435698">
            <text:p>13.44</text:p>
          </table:table-cell>
          <table:table-cell office:value-type="string">
            <text:p>EUR 12.8300</text:p>
          </table:table-cell>
          <table:table-cell office:value-type="string">
            <text:p>96/12/13 47.8600</text:p>
          </table:table-cell>
          <table:table-cell table:formula="of:=IF([.H60]=1;1;VALUE(MID([.H60];10;LEN([.H60]))))" office:value-type="float" office:value="47.86">
            <text:p>47.86</text:p>
          </table:table-cell>
          <table:table-cell office:value-type="string">
            <text:p>TWD 8250</text:p>
          </table:table-cell>
          <table:table-cell table:formula="of:=VALUE(MID([.J60];5;LEN([.J60])))" office:value-type="float" office:value="8250">
            <text:p>8250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2.502163">
            <text:p>2.5</text:p>
          </table:table-cell>
          <table:table-cell office:value-type="string">
            <text:p>USD 101.7000</text:p>
          </table:table-cell>
          <table:table-cell office:value-type="string">
            <text:p>96/12/13 32.4200</text:p>
          </table:table-cell>
          <table:table-cell table:formula="of:=IF([.H61]=1;1;VALUE(MID([.H61];10;LEN([.H61]))))" office:value-type="float" office:value="32.42">
            <text:p>32.42</text:p>
          </table:table-cell>
          <table:table-cell office:value-type="string">
            <text:p>TWD 8250</text:p>
          </table:table-cell>
          <table:table-cell table:formula="of:=VALUE(MID([.J61];5;LEN([.J61])))" office:value-type="float" office:value="8250">
            <text:p>8250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0.620618">
            <text:p>10.62</text:p>
          </table:table-cell>
          <table:table-cell office:value-type="string">
            <text:p>USD 23.9600</text:p>
          </table:table-cell>
          <table:table-cell office:value-type="string">
            <text:p>96/12/13 32.4200</text:p>
          </table:table-cell>
          <table:table-cell table:formula="of:=IF([.H62]=1;1;VALUE(MID([.H62];10;LEN([.H62]))))" office:value-type="float" office:value="32.42">
            <text:p>32.42</text:p>
          </table:table-cell>
          <table:table-cell office:value-type="string">
            <text:p>TWD 8250</text:p>
          </table:table-cell>
          <table:table-cell table:formula="of:=VALUE(MID([.J62];5;LEN([.J62])))" office:value-type="float" office:value="8250">
            <text:p>825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7-01-02">
            <text:p>97/1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785298">
            <text:p>-11.79</text:p>
          </table:table-cell>
          <table:table-cell office:value-type="string">
            <text:p>TWD 8.5700</text:p>
          </table:table-cell>
          <table:table-cell office:value-type="float" office:value="1">
            <text:p>1</text:p>
          </table:table-cell>
          <table:table-cell table:formula="of:=IF([.H63]=1;1;VALUE(MID([.H63];10;LEN([.H63]))))" office:value-type="float" office:value="1">
            <text:p>1</text:p>
          </table:table-cell>
          <table:table-cell office:value-type="string">
            <text:p>TWD -101</text:p>
          </table:table-cell>
          <table:table-cell table:formula="of:=VALUE(MID([.J63];5;LEN([.J63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6-12-31">
            <text:p>96/12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59566">
            <text:p>-0.16</text:p>
          </table:table-cell>
          <table:table-cell office:value-type="string">
            <text:p>EUR 12.9100</text:p>
          </table:table-cell>
          <table:table-cell office:value-type="string">
            <text:p>96/12/31 47.6700</text:p>
          </table:table-cell>
          <table:table-cell table:formula="of:=IF([.H64]=1;1;VALUE(MID([.H64];10;LEN([.H64]))))" office:value-type="float" office:value="47.67">
            <text:p>47.67</text:p>
          </table:table-cell>
          <table:table-cell office:value-type="string">
            <text:p>TWD -98</text:p>
          </table:table-cell>
          <table:table-cell table:formula="of:=VALUE(MID([.J64];5;LEN([.J64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6-12-31">
            <text:p>96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205">
            <text:p>-0.03</text:p>
          </table:table-cell>
          <table:table-cell office:value-type="string">
            <text:p>USD 102.3800</text:p>
          </table:table-cell>
          <table:table-cell office:value-type="string">
            <text:p>96/12/31 32.4300</text:p>
          </table:table-cell>
          <table:table-cell table:formula="of:=IF([.H65]=1;1;VALUE(MID([.H65];10;LEN([.H65]))))" office:value-type="float" office:value="32.43">
            <text:p>32.43</text:p>
          </table:table-cell>
          <table:table-cell office:value-type="string">
            <text:p>TWD -97</text:p>
          </table:table-cell>
          <table:table-cell table:formula="of:=VALUE(MID([.J65];5;LEN([.J65])))" office:value-type="float" office:value="-97">
            <text:p>-9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6-12-31">
            <text:p>96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27355">
            <text:p>-0.13</text:p>
          </table:table-cell>
          <table:table-cell office:value-type="string">
            <text:p>USD 24.4200</text:p>
          </table:table-cell>
          <table:table-cell office:value-type="string">
            <text:p>96/12/31 32.4300</text:p>
          </table:table-cell>
          <table:table-cell table:formula="of:=IF([.H66]=1;1;VALUE(MID([.H66];10;LEN([.H66]))))" office:value-type="float" office:value="32.43">
            <text:p>32.43</text:p>
          </table:table-cell>
          <table:table-cell office:value-type="string">
            <text:p>TWD -101</text:p>
          </table:table-cell>
          <table:table-cell table:formula="of:=VALUE(MID([.J66];5;LEN([.J66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2-01">
            <text:p>97/2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154534">
            <text:p>-13.15</text:p>
          </table:table-cell>
          <table:table-cell office:value-type="string">
            <text:p>TWD 7.8300</text:p>
          </table:table-cell>
          <table:table-cell office:value-type="float" office:value="1">
            <text:p>1</text:p>
          </table:table-cell>
          <table:table-cell table:formula="of:=IF([.H67]=1;1;VALUE(MID([.H67];10;LEN([.H67]))))" office:value-type="float" office:value="1">
            <text:p>1</text:p>
          </table:table-cell>
          <table:table-cell office:value-type="string">
            <text:p>TWD -103</text:p>
          </table:table-cell>
          <table:table-cell table:formula="of:=VALUE(MID([.J67];5;LEN([.J67])))" office:value-type="float" office:value="-103">
            <text:p>-10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1-31">
            <text:p>97/1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3437">
            <text:p>-0.18</text:p>
          </table:table-cell>
          <table:table-cell office:value-type="string">
            <text:p>EUR 11.2300</text:p>
          </table:table-cell>
          <table:table-cell office:value-type="string">
            <text:p>97/01/31 47.5100</text:p>
          </table:table-cell>
          <table:table-cell table:formula="of:=IF([.H68]=1;1;VALUE(MID([.H68];10;LEN([.H68]))))" office:value-type="float" office:value="47.51">
            <text:p>47.51</text:p>
          </table:table-cell>
          <table:table-cell office:value-type="string">
            <text:p>TWD -98</text:p>
          </table:table-cell>
          <table:table-cell table:formula="of:=VALUE(MID([.J68];5;LEN([.J68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1-31">
            <text:p>97/1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574">
            <text:p>-0.03</text:p>
          </table:table-cell>
          <table:table-cell office:value-type="string">
            <text:p>USD 89.9500</text:p>
          </table:table-cell>
          <table:table-cell office:value-type="string">
            <text:p>97/01/31 32.1100</text:p>
          </table:table-cell>
          <table:table-cell table:formula="of:=IF([.H69]=1;1;VALUE(MID([.H69];10;LEN([.H69]))))" office:value-type="float" office:value="32.11">
            <text:p>32.11</text:p>
          </table:table-cell>
          <table:table-cell office:value-type="string">
            <text:p>TWD -97</text:p>
          </table:table-cell>
          <table:table-cell table:formula="of:=VALUE(MID([.J69];5;LEN([.J69])))" office:value-type="float" office:value="-97">
            <text:p>-9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1-31">
            <text:p>97/1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6249">
            <text:p>-0.15</text:p>
          </table:table-cell>
          <table:table-cell office:value-type="string">
            <text:p>USD 21.0600</text:p>
          </table:table-cell>
          <table:table-cell office:value-type="string">
            <text:p>97/01/31 32.1100</text:p>
          </table:table-cell>
          <table:table-cell table:formula="of:=IF([.H70]=1;1;VALUE(MID([.H70];10;LEN([.H70]))))" office:value-type="float" office:value="32.11">
            <text:p>32.11</text:p>
          </table:table-cell>
          <table:table-cell office:value-type="string">
            <text:p>TWD -99</text:p>
          </table:table-cell>
          <table:table-cell table:formula="of:=VALUE(MID([.J70];5;LEN([.J70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4">
            <text:p>97/3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2.87703">
            <text:p>-12.88</text:p>
          </table:table-cell>
          <table:table-cell office:value-type="string">
            <text:p>TWD 8.6200</text:p>
          </table:table-cell>
          <table:table-cell office:value-type="float" office:value="1">
            <text:p>1</text:p>
          </table:table-cell>
          <table:table-cell table:formula="of:=IF([.H71]=1;1;VALUE(MID([.H71];10;LEN([.H71]))))" office:value-type="float" office:value="1">
            <text:p>1</text:p>
          </table:table-cell>
          <table:table-cell office:value-type="string">
            <text:p>TWD -111</text:p>
          </table:table-cell>
          <table:table-cell table:formula="of:=VALUE(MID([.J71];5;LEN([.J71])))" office:value-type="float" office:value="-111">
            <text:p>-11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3">
            <text:p>97/3/3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3857">
            <text:p>-0.18</text:p>
          </table:table-cell>
          <table:table-cell office:value-type="string">
            <text:p>EUR 11.1500</text:p>
          </table:table-cell>
          <table:table-cell office:value-type="string">
            <text:p>97/03/03 46.9300</text:p>
          </table:table-cell>
          <table:table-cell table:formula="of:=IF([.H72]=1;1;VALUE(MID([.H72];10;LEN([.H72]))))" office:value-type="float" office:value="46.93">
            <text:p>46.93</text:p>
          </table:table-cell>
          <table:table-cell office:value-type="string">
            <text:p>TWD -96</text:p>
          </table:table-cell>
          <table:table-cell table:formula="of:=VALUE(MID([.J72];5;LEN([.J72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3">
            <text:p>97/3/3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205">
            <text:p>-0.03</text:p>
          </table:table-cell>
          <table:table-cell office:value-type="string">
            <text:p>USD 88.5400</text:p>
          </table:table-cell>
          <table:table-cell office:value-type="string">
            <text:p>97/03/03 30.9500</text:p>
          </table:table-cell>
          <table:table-cell table:formula="of:=IF([.H73]=1;1;VALUE(MID([.H73];10;LEN([.H73]))))" office:value-type="float" office:value="30.95">
            <text:p>30.95</text:p>
          </table:table-cell>
          <table:table-cell office:value-type="string">
            <text:p>TWD -91</text:p>
          </table:table-cell>
          <table:table-cell table:formula="of:=VALUE(MID([.J73];5;LEN([.J73])))" office:value-type="float" office:value="-91">
            <text:p>-9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3">
            <text:p>97/3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9323">
            <text:p>-0.15</text:p>
          </table:table-cell>
          <table:table-cell office:value-type="string">
            <text:p>USD 21.4300</text:p>
          </table:table-cell>
          <table:table-cell office:value-type="string">
            <text:p>97/03/03 30.9500</text:p>
          </table:table-cell>
          <table:table-cell table:formula="of:=IF([.H74]=1;1;VALUE(MID([.H74];10;LEN([.H74]))))" office:value-type="float" office:value="30.95">
            <text:p>30.95</text:p>
          </table:table-cell>
          <table:table-cell office:value-type="string">
            <text:p>TWD -99</text:p>
          </table:table-cell>
          <table:table-cell table:formula="of:=VALUE(MID([.J74];5;LEN([.J74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4-01">
            <text:p>97/4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931523">
            <text:p>-13.93</text:p>
          </table:table-cell>
          <table:table-cell office:value-type="string">
            <text:p>TWD 8.4700</text:p>
          </table:table-cell>
          <table:table-cell office:value-type="float" office:value="1">
            <text:p>1</text:p>
          </table:table-cell>
          <table:table-cell table:formula="of:=IF([.H75]=1;1;VALUE(MID([.H75];10;LEN([.H75]))))" office:value-type="float" office:value="1">
            <text:p>1</text:p>
          </table:table-cell>
          <table:table-cell office:value-type="string">
            <text:p>TWD -118</text:p>
          </table:table-cell>
          <table:table-cell table:formula="of:=VALUE(MID([.J75];5;LEN([.J75])))" office:value-type="float" office:value="-118">
            <text:p>-11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3-31">
            <text:p>97/3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7793">
            <text:p>-0.19</text:p>
          </table:table-cell>
          <table:table-cell office:value-type="string">
            <text:p>EUR 10.6500</text:p>
          </table:table-cell>
          <table:table-cell office:value-type="string">
            <text:p>97/03/31 47.9400</text:p>
          </table:table-cell>
          <table:table-cell table:formula="of:=IF([.H76]=1;1;VALUE(MID([.H76];10;LEN([.H76]))))" office:value-type="float" office:value="47.94">
            <text:p>47.94</text:p>
          </table:table-cell>
          <table:table-cell office:value-type="string">
            <text:p>TWD -96</text:p>
          </table:table-cell>
          <table:table-cell table:formula="of:=VALUE(MID([.J76];5;LEN([.J76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3-31">
            <text:p>97/3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4451">
            <text:p>-0.03</text:p>
          </table:table-cell>
          <table:table-cell office:value-type="string">
            <text:p>USD 85.9200</text:p>
          </table:table-cell>
          <table:table-cell office:value-type="string">
            <text:p>97/03/31 30.4150</text:p>
          </table:table-cell>
          <table:table-cell table:formula="of:=IF([.H77]=1;1;VALUE(MID([.H77];10;LEN([.H77]))))" office:value-type="float" office:value="30.415">
            <text:p>30.42</text:p>
          </table:table-cell>
          <table:table-cell office:value-type="string">
            <text:p>TWD -90</text:p>
          </table:table-cell>
          <table:table-cell table:formula="of:=VALUE(MID([.J77];5;LEN([.J77])))" office:value-type="float" office:value="-90">
            <text:p>-9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3-31">
            <text:p>97/3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8112">
            <text:p>-0.15</text:p>
          </table:table-cell>
          <table:table-cell office:value-type="string">
            <text:p>USD 20.6600</text:p>
          </table:table-cell>
          <table:table-cell office:value-type="string">
            <text:p>97/03/31 30.4150</text:p>
          </table:table-cell>
          <table:table-cell table:formula="of:=IF([.H78]=1;1;VALUE(MID([.H78];10;LEN([.H78]))))" office:value-type="float" office:value="30.415">
            <text:p>30.42</text:p>
          </table:table-cell>
          <table:table-cell office:value-type="string">
            <text:p>TWD -93</text:p>
          </table:table-cell>
          <table:table-cell table:formula="of:=VALUE(MID([.J78];5;LEN([.J78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5">
            <text:p>97/5/5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122172">
            <text:p>-13.12</text:p>
          </table:table-cell>
          <table:table-cell office:value-type="string">
            <text:p>TWD 8.8400</text:p>
          </table:table-cell>
          <table:table-cell office:value-type="float" office:value="1">
            <text:p>1</text:p>
          </table:table-cell>
          <table:table-cell table:formula="of:=IF([.H79]=1;1;VALUE(MID([.H79];10;LEN([.H79]))))" office:value-type="float" office:value="1">
            <text:p>1</text:p>
          </table:table-cell>
          <table:table-cell office:value-type="string">
            <text:p>TWD -116</text:p>
          </table:table-cell>
          <table:table-cell table:formula="of:=VALUE(MID([.J79];5;LEN([.J79])))" office:value-type="float" office:value="-116">
            <text:p>-11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2">
            <text:p>97/5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75043">
            <text:p>-0.18</text:p>
          </table:table-cell>
          <table:table-cell office:value-type="string">
            <text:p>EUR 11.5400</text:p>
          </table:table-cell>
          <table:table-cell office:value-type="string">
            <text:p>97/05/02 46.9300</text:p>
          </table:table-cell>
          <table:table-cell table:formula="of:=IF([.H80]=1;1;VALUE(MID([.H80];10;LEN([.H80]))))" office:value-type="float" office:value="46.93">
            <text:p>46.93</text:p>
          </table:table-cell>
          <table:table-cell office:value-type="string">
            <text:p>TWD -95</text:p>
          </table:table-cell>
          <table:table-cell table:formula="of:=VALUE(MID([.J80];5;LEN([.J80])))" office:value-type="float" office:value="-95">
            <text:p>-9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2">
            <text:p>97/5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878">
            <text:p>-0.03</text:p>
          </table:table-cell>
          <table:table-cell office:value-type="string">
            <text:p>USD 90.0300</text:p>
          </table:table-cell>
          <table:table-cell office:value-type="string">
            <text:p>97/05/02 30.4100</text:p>
          </table:table-cell>
          <table:table-cell table:formula="of:=IF([.H81]=1;1;VALUE(MID([.H81];10;LEN([.H81]))))" office:value-type="float" office:value="30.41">
            <text:p>30.41</text:p>
          </table:table-cell>
          <table:table-cell office:value-type="string">
            <text:p>TWD -90</text:p>
          </table:table-cell>
          <table:table-cell table:formula="of:=VALUE(MID([.J81];5;LEN([.J81])))" office:value-type="float" office:value="-90">
            <text:p>-9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2">
            <text:p>97/5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1577">
            <text:p>-0.14</text:p>
          </table:table-cell>
          <table:table-cell office:value-type="string">
            <text:p>USD 22.3200</text:p>
          </table:table-cell>
          <table:table-cell office:value-type="string">
            <text:p>97/05/02 30.4100</text:p>
          </table:table-cell>
          <table:table-cell table:formula="of:=IF([.H82]=1;1;VALUE(MID([.H82];10;LEN([.H82]))))" office:value-type="float" office:value="30.41">
            <text:p>30.41</text:p>
          </table:table-cell>
          <table:table-cell office:value-type="string">
            <text:p>TWD -96</text:p>
          </table:table-cell>
          <table:table-cell table:formula="of:=VALUE(MID([.J82];5;LEN([.J82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3">
            <text:p>97/6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099415">
            <text:p>-13.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83]=1;1;VALUE(MID([.H83];10;LEN([.H83]))))" office:value-type="float" office:value="1">
            <text:p>1</text:p>
          </table:table-cell>
          <table:table-cell office:value-type="string">
            <text:p>TWD -112</text:p>
          </table:table-cell>
          <table:table-cell table:formula="of:=VALUE(MID([.J83];5;LEN([.J83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2">
            <text:p>97/6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0484">
            <text:p>-0.18</text:p>
          </table:table-cell>
          <table:table-cell office:value-type="string">
            <text:p>EUR 11.5800</text:p>
          </table:table-cell>
          <table:table-cell office:value-type="string">
            <text:p>97/06/02 46.9100</text:p>
          </table:table-cell>
          <table:table-cell table:formula="of:=IF([.H84]=1;1;VALUE(MID([.H84];10;LEN([.H84]))))" office:value-type="float" office:value="46.91">
            <text:p>46.91</text:p>
          </table:table-cell>
          <table:table-cell office:value-type="string">
            <text:p>TWD -98</text:p>
          </table:table-cell>
          <table:table-cell table:formula="of:=VALUE(MID([.J84];5;LEN([.J84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2">
            <text:p>97/6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173">
            <text:p>-0.03</text:p>
          </table:table-cell>
          <table:table-cell office:value-type="string">
            <text:p>USD 91.6400</text:p>
          </table:table-cell>
          <table:table-cell office:value-type="string">
            <text:p>97/06/02 30.2650</text:p>
          </table:table-cell>
          <table:table-cell table:formula="of:=IF([.H85]=1;1;VALUE(MID([.H85];10;LEN([.H85]))))" office:value-type="float" office:value="30.265">
            <text:p>30.27</text:p>
          </table:table-cell>
          <table:table-cell office:value-type="string">
            <text:p>TWD -92</text:p>
          </table:table-cell>
          <table:table-cell table:formula="of:=VALUE(MID([.J85];5;LEN([.J85])))" office:value-type="float" office:value="-92">
            <text:p>-9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2">
            <text:p>97/6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4767">
            <text:p>-0.14</text:p>
          </table:table-cell>
          <table:table-cell office:value-type="string">
            <text:p>USD 21.6900</text:p>
          </table:table-cell>
          <table:table-cell office:value-type="string">
            <text:p>97/06/02 30.2650</text:p>
          </table:table-cell>
          <table:table-cell table:formula="of:=IF([.H86]=1;1;VALUE(MID([.H86];10;LEN([.H86]))))" office:value-type="float" office:value="30.265">
            <text:p>30.27</text:p>
          </table:table-cell>
          <table:table-cell office:value-type="string">
            <text:p>TWD -95</text:p>
          </table:table-cell>
          <table:table-cell table:formula="of:=VALUE(MID([.J86];5;LEN([.J86])))" office:value-type="float" office:value="-95">
            <text:p>-9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2">
            <text:p>97/7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4.535666">
            <text:p>-14.54</text:p>
          </table:table-cell>
          <table:table-cell office:value-type="string">
            <text:p>TWD 7.4300</text:p>
          </table:table-cell>
          <table:table-cell office:value-type="float" office:value="1">
            <text:p>1</text:p>
          </table:table-cell>
          <table:table-cell table:formula="of:=IF([.H87]=1;1;VALUE(MID([.H87];10;LEN([.H87]))))" office:value-type="float" office:value="1">
            <text:p>1</text:p>
          </table:table-cell>
          <table:table-cell office:value-type="string">
            <text:p>TWD -108</text:p>
          </table:table-cell>
          <table:table-cell table:formula="of:=VALUE(MID([.J87];5;LEN([.J87])))" office:value-type="float" office:value="-108">
            <text:p>-10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1">
            <text:p>97/7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00948">
            <text:p>-0.2</text:p>
          </table:table-cell>
          <table:table-cell office:value-type="string">
            <text:p>EUR 10.5500</text:p>
          </table:table-cell>
          <table:table-cell office:value-type="string">
            <text:p>97/07/01 47.5700</text:p>
          </table:table-cell>
          <table:table-cell table:formula="of:=IF([.H88]=1;1;VALUE(MID([.H88];10;LEN([.H88]))))" office:value-type="float" office:value="47.57">
            <text:p>47.57</text:p>
          </table:table-cell>
          <table:table-cell office:value-type="string">
            <text:p>TWD -101</text:p>
          </table:table-cell>
          <table:table-cell table:formula="of:=VALUE(MID([.J88];5;LEN([.J88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2">
            <text:p>97/7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8055">
            <text:p>-0.04</text:p>
          </table:table-cell>
          <table:table-cell office:value-type="string">
            <text:p>USD 83.3000</text:p>
          </table:table-cell>
          <table:table-cell office:value-type="string">
            <text:p>97/07/02 30.3200</text:p>
          </table:table-cell>
          <table:table-cell table:formula="of:=IF([.H89]=1;1;VALUE(MID([.H89];10;LEN([.H89]))))" office:value-type="float" office:value="30.32">
            <text:p>30.32</text:p>
          </table:table-cell>
          <table:table-cell office:value-type="string">
            <text:p>TWD -96</text:p>
          </table:table-cell>
          <table:table-cell table:formula="of:=VALUE(MID([.J89];5;LEN([.J89])))" office:value-type="float" office:value="-96">
            <text:p>-9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1">
            <text:p>97/7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59162">
            <text:p>-0.16</text:p>
          </table:table-cell>
          <table:table-cell office:value-type="string">
            <text:p>USD 19.1000</text:p>
          </table:table-cell>
          <table:table-cell office:value-type="string">
            <text:p>97/07/01 30.2850</text:p>
          </table:table-cell>
          <table:table-cell table:formula="of:=IF([.H90]=1;1;VALUE(MID([.H90];10;LEN([.H90]))))" office:value-type="float" office:value="30.285">
            <text:p>30.29</text:p>
          </table:table-cell>
          <table:table-cell office:value-type="string">
            <text:p>TWD -92</text:p>
          </table:table-cell>
          <table:table-cell table:formula="of:=VALUE(MID([.J90];5;LEN([.J90])))" office:value-type="float" office:value="-92">
            <text:p>-9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8-01">
            <text:p>97/8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151515">
            <text:p>-15.15</text:p>
          </table:table-cell>
          <table:table-cell office:value-type="string">
            <text:p>TWD 7.2600</text:p>
          </table:table-cell>
          <table:table-cell office:value-type="float" office:value="1">
            <text:p>1</text:p>
          </table:table-cell>
          <table:table-cell table:formula="of:=IF([.H91]=1;1;VALUE(MID([.H91];10;LEN([.H91]))))" office:value-type="float" office:value="1">
            <text:p>1</text:p>
          </table:table-cell>
          <table:table-cell office:value-type="string">
            <text:p>TWD -110</text:p>
          </table:table-cell>
          <table:table-cell table:formula="of:=VALUE(MID([.J91];5;LEN([.J91])))" office:value-type="float" office:value="-110">
            <text:p>-11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7-31">
            <text:p>97/7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02532">
            <text:p>-0.2</text:p>
          </table:table-cell>
          <table:table-cell office:value-type="string">
            <text:p>EUR 10.2700</text:p>
          </table:table-cell>
          <table:table-cell office:value-type="string">
            <text:p>97/07/31 47.5600</text:p>
          </table:table-cell>
          <table:table-cell table:formula="of:=IF([.H92]=1;1;VALUE(MID([.H92];10;LEN([.H92]))))" office:value-type="float" office:value="47.56">
            <text:p>47.56</text:p>
          </table:table-cell>
          <table:table-cell office:value-type="string">
            <text:p>TWD -99</text:p>
          </table:table-cell>
          <table:table-cell table:formula="of:=VALUE(MID([.J92];5;LEN([.J92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7-31">
            <text:p>97/7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8052">
            <text:p>-0.04</text:p>
          </table:table-cell>
          <table:table-cell office:value-type="string">
            <text:p>USD 81.7300</text:p>
          </table:table-cell>
          <table:table-cell office:value-type="string">
            <text:p>97/07/31 30.5850</text:p>
          </table:table-cell>
          <table:table-cell table:formula="of:=IF([.H93]=1;1;VALUE(MID([.H93];10;LEN([.H93]))))" office:value-type="float" office:value="30.585">
            <text:p>30.59</text:p>
          </table:table-cell>
          <table:table-cell office:value-type="string">
            <text:p>TWD -95</text:p>
          </table:table-cell>
          <table:table-cell table:formula="of:=VALUE(MID([.J93];5;LEN([.J93])))" office:value-type="float" office:value="-95">
            <text:p>-9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7-31">
            <text:p>97/7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0253">
            <text:p>-0.16</text:p>
          </table:table-cell>
          <table:table-cell office:value-type="string">
            <text:p>USD 18.9700</text:p>
          </table:table-cell>
          <table:table-cell office:value-type="string">
            <text:p>97/07/31 30.5850</text:p>
          </table:table-cell>
          <table:table-cell table:formula="of:=IF([.H94]=1;1;VALUE(MID([.H94];10;LEN([.H94]))))" office:value-type="float" office:value="30.585">
            <text:p>30.59</text:p>
          </table:table-cell>
          <table:table-cell office:value-type="string">
            <text:p>TWD -93</text:p>
          </table:table-cell>
          <table:table-cell table:formula="of:=VALUE(MID([.J94];5;LEN([.J94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2">
            <text:p>97/9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834522">
            <text:p>-15.83</text:p>
          </table:table-cell>
          <table:table-cell office:value-type="string">
            <text:p>TWD 7.0100</text:p>
          </table:table-cell>
          <table:table-cell office:value-type="float" office:value="1">
            <text:p>1</text:p>
          </table:table-cell>
          <table:table-cell table:formula="of:=IF([.H95]=1;1;VALUE(MID([.H95];10;LEN([.H95]))))" office:value-type="float" office:value="1">
            <text:p>1</text:p>
          </table:table-cell>
          <table:table-cell office:value-type="string">
            <text:p>TWD -111</text:p>
          </table:table-cell>
          <table:table-cell table:formula="of:=VALUE(MID([.J95];5;LEN([.J95])))" office:value-type="float" office:value="-111">
            <text:p>-11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1">
            <text:p>97/9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09348">
            <text:p>-0.21</text:p>
          </table:table-cell>
          <table:table-cell office:value-type="string">
            <text:p>EUR 10.2700</text:p>
          </table:table-cell>
          <table:table-cell office:value-type="string">
            <text:p>97/09/01 46.0700</text:p>
          </table:table-cell>
          <table:table-cell table:formula="of:=IF([.H96]=1;1;VALUE(MID([.H96];10;LEN([.H96]))))" office:value-type="float" office:value="46.07">
            <text:p>46.07</text:p>
          </table:table-cell>
          <table:table-cell office:value-type="string">
            <text:p>TWD -99</text:p>
          </table:table-cell>
          <table:table-cell table:formula="of:=VALUE(MID([.J96];5;LEN([.J96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1">
            <text:p>97/9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8875">
            <text:p>-0.04</text:p>
          </table:table-cell>
          <table:table-cell office:value-type="string">
            <text:p>USD 78.2000</text:p>
          </table:table-cell>
          <table:table-cell office:value-type="string">
            <text:p>97/09/01 31.5700</text:p>
          </table:table-cell>
          <table:table-cell table:formula="of:=IF([.H97]=1;1;VALUE(MID([.H97];10;LEN([.H97]))))" office:value-type="float" office:value="31.57">
            <text:p>31.57</text:p>
          </table:table-cell>
          <table:table-cell office:value-type="string">
            <text:p>TWD -96</text:p>
          </table:table-cell>
          <table:table-cell table:formula="of:=VALUE(MID([.J97];5;LEN([.J97])))" office:value-type="float" office:value="-96">
            <text:p>-9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1">
            <text:p>97/9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5994">
            <text:p>-0.17</text:p>
          </table:table-cell>
          <table:table-cell office:value-type="string">
            <text:p>USD 17.3500</text:p>
          </table:table-cell>
          <table:table-cell office:value-type="string">
            <text:p>97/09/01 31.5700</text:p>
          </table:table-cell>
          <table:table-cell table:formula="of:=IF([.H98]=1;1;VALUE(MID([.H98];10;LEN([.H98]))))" office:value-type="float" office:value="31.57">
            <text:p>31.57</text:p>
          </table:table-cell>
          <table:table-cell office:value-type="string">
            <text:p>TWD -91</text:p>
          </table:table-cell>
          <table:table-cell table:formula="of:=VALUE(MID([.J98];5;LEN([.J98])))" office:value-type="float" office:value="-91">
            <text:p>-91</text:p>
          </table:table-cell>
          <table:table-cell/>
        </table:table-row>
        <table:table-row table:style-name="ro4">
          <table:table-cell office:value-type="string">
            <text:p>可分配收益</text:p>
          </table:table-cell>
          <table:table-cell office:value-type="date" office:date-value="1997-09-08">
            <text:p>97/9/8</text:p>
          </table:table-cell>
          <table:table-cell office:value-type="date" office:date-value="1997-08-01">
            <text:p>97/8/1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0.046536">
            <text:p>0.05</text:p>
          </table:table-cell>
          <table:table-cell office:value-type="string">
            <text:p>EUR 10.1100</text:p>
          </table:table-cell>
          <table:table-cell office:value-type="string">
            <text:p>97/08/01 47.8900</text:p>
          </table:table-cell>
          <table:table-cell table:formula="of:=IF([.H99]=1;1;VALUE(MID([.H99];10;LEN([.H99]))))" office:value-type="float" office:value="47.89">
            <text:p>47.89</text:p>
          </table:table-cell>
          <table:table-cell office:value-type="string">
            <text:p>TWD 23</text:p>
          </table:table-cell>
          <table:table-cell table:formula="of:=VALUE(MID([.J99];5;LEN([.J99])))" office:value-type="float" office:value="23">
            <text:p>2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2">
            <text:p>97/10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7.171717">
            <text:p>-17.17</text:p>
          </table:table-cell>
          <table:table-cell office:value-type="string">
            <text:p>TWD 5.9400</text:p>
          </table:table-cell>
          <table:table-cell office:value-type="float" office:value="1">
            <text:p>1</text:p>
          </table:table-cell>
          <table:table-cell table:formula="of:=IF([.H100]=1;1;VALUE(MID([.H100];10;LEN([.H100]))))" office:value-type="float" office:value="1">
            <text:p>1</text:p>
          </table:table-cell>
          <table:table-cell office:value-type="string">
            <text:p>TWD -102</text:p>
          </table:table-cell>
          <table:table-cell table:formula="of:=VALUE(MID([.J100];5;LEN([.J100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1">
            <text:p>97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44827">
            <text:p>-0.24</text:p>
          </table:table-cell>
          <table:table-cell office:value-type="string">
            <text:p>EUR 9.2310</text:p>
          </table:table-cell>
          <table:table-cell office:value-type="string">
            <text:p>97/10/01 45.1600</text:p>
          </table:table-cell>
          <table:table-cell table:formula="of:=IF([.H101]=1;1;VALUE(MID([.H101];10;LEN([.H101]))))" office:value-type="float" office:value="45.16">
            <text:p>45.16</text:p>
          </table:table-cell>
          <table:table-cell office:value-type="string">
            <text:p>TWD -102</text:p>
          </table:table-cell>
          <table:table-cell table:formula="of:=VALUE(MID([.J101];5;LEN([.J101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2">
            <text:p>97/10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7794">
            <text:p>-0.05</text:p>
          </table:table-cell>
          <table:table-cell office:value-type="string">
            <text:p>USD 65.2800</text:p>
          </table:table-cell>
          <table:table-cell office:value-type="string">
            <text:p>97/10/02 32.0700</text:p>
          </table:table-cell>
          <table:table-cell table:formula="of:=IF([.H102]=1;1;VALUE(MID([.H102];10;LEN([.H102]))))" office:value-type="float" office:value="32.07">
            <text:p>32.07</text:p>
          </table:table-cell>
          <table:table-cell office:value-type="string">
            <text:p>TWD -100</text:p>
          </table:table-cell>
          <table:table-cell table:formula="of:=VALUE(MID([.J102];5;LEN([.J102])))" office:value-type="float" office:value="-100">
            <text:p>-10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1">
            <text:p>97/10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97413">
            <text:p>-0.2</text:p>
          </table:table-cell>
          <table:table-cell office:value-type="string">
            <text:p>USD 14.6900</text:p>
          </table:table-cell>
          <table:table-cell office:value-type="string">
            <text:p>97/10/01 32.1000</text:p>
          </table:table-cell>
          <table:table-cell table:formula="of:=IF([.H103]=1;1;VALUE(MID([.H103];10;LEN([.H103]))))" office:value-type="float" office:value="32.1">
            <text:p>32.1</text:p>
          </table:table-cell>
          <table:table-cell office:value-type="string">
            <text:p>TWD -93</text:p>
          </table:table-cell>
          <table:table-cell table:formula="of:=VALUE(MID([.J103];5;LEN([.J103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1-03">
            <text:p>97/1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1.83908">
            <text:p>-21.84</text:p>
          </table:table-cell>
          <table:table-cell office:value-type="string">
            <text:p>TWD 5.2200</text:p>
          </table:table-cell>
          <table:table-cell office:value-type="float" office:value="1">
            <text:p>1</text:p>
          </table:table-cell>
          <table:table-cell table:formula="of:=IF([.H104]=1;1;VALUE(MID([.H104];10;LEN([.H104]))))" office:value-type="float" office:value="1">
            <text:p>1</text:p>
          </table:table-cell>
          <table:table-cell office:value-type="string">
            <text:p>TWD -114</text:p>
          </table:table-cell>
          <table:table-cell table:formula="of:=VALUE(MID([.J104];5;LEN([.J104])))" office:value-type="float" office:value="-114">
            <text:p>-11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0-31">
            <text:p>97/10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08448">
            <text:p>-0.31</text:p>
          </table:table-cell>
          <table:table-cell office:value-type="string">
            <text:p>EUR 7.9430</text:p>
          </table:table-cell>
          <table:table-cell office:value-type="string">
            <text:p>97/10/31 42.0000</text:p>
          </table:table-cell>
          <table:table-cell table:formula="of:=IF([.H105]=1;1;VALUE(MID([.H105];10;LEN([.H105]))))" office:value-type="float" office:value="42">
            <text:p>42</text:p>
          </table:table-cell>
          <table:table-cell office:value-type="string">
            <text:p>TWD -103</text:p>
          </table:table-cell>
          <table:table-cell table:formula="of:=VALUE(MID([.J105];5;LEN([.J105])))" office:value-type="float" office:value="-103">
            <text:p>-10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0-31">
            <text:p>97/10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4832">
            <text:p>-0.05</text:p>
          </table:table-cell>
          <table:table-cell office:value-type="string">
            <text:p>USD 54.5300</text:p>
          </table:table-cell>
          <table:table-cell office:value-type="string">
            <text:p>97/10/31 32.7450</text:p>
          </table:table-cell>
          <table:table-cell table:formula="of:=IF([.H106]=1;1;VALUE(MID([.H106];10;LEN([.H106]))))" office:value-type="float" office:value="32.745">
            <text:p>32.75</text:p>
          </table:table-cell>
          <table:table-cell office:value-type="string">
            <text:p>TWD -98</text:p>
          </table:table-cell>
          <table:table-cell table:formula="of:=VALUE(MID([.J106];5;LEN([.J106])))" office:value-type="float" office:value="-98">
            <text:p>-98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0-31">
            <text:p>97/10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17391">
            <text:p>-0.22</text:p>
          </table:table-cell>
          <table:table-cell office:value-type="string">
            <text:p>USD 11.5000</text:p>
          </table:table-cell>
          <table:table-cell office:value-type="string">
            <text:p>97/10/31 32.7450</text:p>
          </table:table-cell>
          <table:table-cell table:formula="of:=IF([.H107]=1;1;VALUE(MID([.H107];10;LEN([.H107]))))" office:value-type="float" office:value="32.745">
            <text:p>32.75</text:p>
          </table:table-cell>
          <table:table-cell office:value-type="string">
            <text:p>TWD -82</text:p>
          </table:table-cell>
          <table:table-cell table:formula="of:=VALUE(MID([.J107];5;LEN([.J107])))" office:value-type="float" office:value="-82">
            <text:p>-8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2">
            <text:p>97/1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3.991031">
            <text:p>-23.99</text:p>
          </table:table-cell>
          <table:table-cell office:value-type="string">
            <text:p>TWD 4.4600</text:p>
          </table:table-cell>
          <table:table-cell office:value-type="float" office:value="1">
            <text:p>1</text:p>
          </table:table-cell>
          <table:table-cell table:formula="of:=IF([.H108]=1;1;VALUE(MID([.H108];10;LEN([.H108]))))" office:value-type="float" office:value="1">
            <text:p>1</text:p>
          </table:table-cell>
          <table:table-cell office:value-type="string">
            <text:p>TWD -107</text:p>
          </table:table-cell>
          <table:table-cell table:formula="of:=VALUE(MID([.J108];5;LEN([.J108])))" office:value-type="float" office:value="-107">
            <text:p>-10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1">
            <text:p>97/1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43881">
            <text:p>-0.34</text:p>
          </table:table-cell>
          <table:table-cell office:value-type="string">
            <text:p>EUR 6.9210</text:p>
          </table:table-cell>
          <table:table-cell office:value-type="string">
            <text:p>97/12/01 42.0200</text:p>
          </table:table-cell>
          <table:table-cell table:formula="of:=IF([.H109]=1;1;VALUE(MID([.H109];10;LEN([.H109]))))" office:value-type="float" office:value="42.02">
            <text:p>42.02</text:p>
          </table:table-cell>
          <table:table-cell office:value-type="string">
            <text:p>TWD -100</text:p>
          </table:table-cell>
          <table:table-cell table:formula="of:=VALUE(MID([.J109];5;LEN([.J109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1">
            <text:p>97/1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65306">
            <text:p>-0.07</text:p>
          </table:table-cell>
          <table:table-cell office:value-type="string">
            <text:p>USD 46.5500</text:p>
          </table:table-cell>
          <table:table-cell office:value-type="string">
            <text:p>97/12/01 33.2600</text:p>
          </table:table-cell>
          <table:table-cell table:formula="of:=IF([.H110]=1;1;VALUE(MID([.H110];10;LEN([.H110]))))" office:value-type="float" office:value="33.26">
            <text:p>33.26</text:p>
          </table:table-cell>
          <table:table-cell office:value-type="string">
            <text:p>TWD -101</text:p>
          </table:table-cell>
          <table:table-cell table:formula="of:=VALUE(MID([.J110];5;LEN([.J110])))" office:value-type="float" office:value="-101">
            <text:p>-10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1">
            <text:p>97/1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57658">
            <text:p>-0.26</text:p>
          </table:table-cell>
          <table:table-cell office:value-type="string">
            <text:p>USD 11.1000</text:p>
          </table:table-cell>
          <table:table-cell office:value-type="string">
            <text:p>97/12/01 33.2600</text:p>
          </table:table-cell>
          <table:table-cell table:formula="of:=IF([.H111]=1;1;VALUE(MID([.H111];10;LEN([.H111]))))" office:value-type="float" office:value="33.26">
            <text:p>33.26</text:p>
          </table:table-cell>
          <table:table-cell office:value-type="string">
            <text:p>TWD -95</text:p>
          </table:table-cell>
          <table:table-cell table:formula="of:=VALUE(MID([.J111];5;LEN([.J111])))" office:value-type="float" office:value="-95">
            <text:p>-95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3019.067797">
            <text:p>3019.07</text:p>
          </table:table-cell>
          <table:table-cell office:value-type="string">
            <text:p>TWD 4.7200</text:p>
          </table:table-cell>
          <table:table-cell office:value-type="float" office:value="1">
            <text:p>1</text:p>
          </table:table-cell>
          <table:table-cell table:formula="of:=IF([.H112]=1;1;VALUE(MID([.H112];10;LEN([.H112]))))" office:value-type="float" office:value="1">
            <text:p>1</text:p>
          </table:table-cell>
          <table:table-cell office:value-type="string">
            <text:p>TWD 14250</text:p>
          </table:table-cell>
          <table:table-cell table:formula="of:=VALUE(MID([.J112];5;LEN([.J112])))" office:value-type="float" office:value="14250">
            <text:p>1425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45.674044">
            <text:p>45.67</text:p>
          </table:table-cell>
          <table:table-cell office:value-type="string">
            <text:p>EUR 6.9580</text:p>
          </table:table-cell>
          <table:table-cell office:value-type="string">
            <text:p>97/12/15 44.8400</text:p>
          </table:table-cell>
          <table:table-cell table:formula="of:=IF([.H113]=1;1;VALUE(MID([.H113];10;LEN([.H113]))))" office:value-type="float" office:value="44.84">
            <text:p>44.84</text:p>
          </table:table-cell>
          <table:table-cell office:value-type="string">
            <text:p>TWD 14250</text:p>
          </table:table-cell>
          <table:table-cell table:formula="of:=VALUE(MID([.J113];5;LEN([.J113])))" office:value-type="float" office:value="14250">
            <text:p>14250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8.629204">
            <text:p>8.63</text:p>
          </table:table-cell>
          <table:table-cell office:value-type="string">
            <text:p>USD 49.6500</text:p>
          </table:table-cell>
          <table:table-cell office:value-type="string">
            <text:p>97/12/15 33.2600</text:p>
          </table:table-cell>
          <table:table-cell table:formula="of:=IF([.H114]=1;1;VALUE(MID([.H114];10;LEN([.H114]))))" office:value-type="float" office:value="33.26">
            <text:p>33.26</text:p>
          </table:table-cell>
          <table:table-cell office:value-type="string">
            <text:p>TWD 14250</text:p>
          </table:table-cell>
          <table:table-cell table:formula="of:=VALUE(MID([.J114];5;LEN([.J114])))" office:value-type="float" office:value="14250">
            <text:p>14250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5.204601">
            <text:p>35.2</text:p>
          </table:table-cell>
          <table:table-cell office:value-type="string">
            <text:p>USD 12.1700</text:p>
          </table:table-cell>
          <table:table-cell office:value-type="string">
            <text:p>97/12/15 33.2600</text:p>
          </table:table-cell>
          <table:table-cell table:formula="of:=IF([.H115]=1;1;VALUE(MID([.H115];10;LEN([.H115]))))" office:value-type="float" office:value="33.26">
            <text:p>33.26</text:p>
          </table:table-cell>
          <table:table-cell office:value-type="string">
            <text:p>TWD 14250</text:p>
          </table:table-cell>
          <table:table-cell table:formula="of:=VALUE(MID([.J115];5;LEN([.J115])))" office:value-type="float" office:value="14250">
            <text:p>1425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8-01-05">
            <text:p>98/1/5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1.205821">
            <text:p>-21.21</text:p>
          </table:table-cell>
          <table:table-cell office:value-type="string">
            <text:p>TWD 4.8100</text:p>
          </table:table-cell>
          <table:table-cell office:value-type="float" office:value="1">
            <text:p>1</text:p>
          </table:table-cell>
          <table:table-cell table:formula="of:=IF([.H116]=1;1;VALUE(MID([.H116];10;LEN([.H116]))))" office:value-type="float" office:value="1">
            <text:p>1</text:p>
          </table:table-cell>
          <table:table-cell office:value-type="string">
            <text:p>TWD -102</text:p>
          </table:table-cell>
          <table:table-cell table:formula="of:=VALUE(MID([.J116];5;LEN([.J116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7-12-31">
            <text:p>97/12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14106">
            <text:p>-0.31</text:p>
          </table:table-cell>
          <table:table-cell office:value-type="string">
            <text:p>EUR 7.0040</text:p>
          </table:table-cell>
          <table:table-cell office:value-type="string">
            <text:p>97/12/31 45.8200</text:p>
          </table:table-cell>
          <table:table-cell table:formula="of:=IF([.H117]=1;1;VALUE(MID([.H117];10;LEN([.H117]))))" office:value-type="float" office:value="45.82">
            <text:p>45.82</text:p>
          </table:table-cell>
          <table:table-cell office:value-type="string">
            <text:p>TWD -101</text:p>
          </table:table-cell>
          <table:table-cell table:formula="of:=VALUE(MID([.J117];5;LEN([.J117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7-12-31">
            <text:p>97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9377">
            <text:p>-0.06</text:p>
          </table:table-cell>
          <table:table-cell office:value-type="string">
            <text:p>USD 52.0400</text:p>
          </table:table-cell>
          <table:table-cell office:value-type="string">
            <text:p>97/12/31 32.6750</text:p>
          </table:table-cell>
          <table:table-cell table:formula="of:=IF([.H118]=1;1;VALUE(MID([.H118];10;LEN([.H118]))))" office:value-type="float" office:value="32.675">
            <text:p>32.68</text:p>
          </table:table-cell>
          <table:table-cell office:value-type="string">
            <text:p>TWD -101</text:p>
          </table:table-cell>
          <table:table-cell table:formula="of:=VALUE(MID([.J118];5;LEN([.J118])))" office:value-type="float" office:value="-101">
            <text:p>-10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7-12-31">
            <text:p>97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44355">
            <text:p>-0.24</text:p>
          </table:table-cell>
          <table:table-cell office:value-type="string">
            <text:p>USD 12.4000</text:p>
          </table:table-cell>
          <table:table-cell office:value-type="string">
            <text:p>97/12/31 32.6750</text:p>
          </table:table-cell>
          <table:table-cell table:formula="of:=IF([.H119]=1;1;VALUE(MID([.H119];10;LEN([.H119]))))" office:value-type="float" office:value="32.675">
            <text:p>32.68</text:p>
          </table:table-cell>
          <table:table-cell office:value-type="string">
            <text:p>TWD -99</text:p>
          </table:table-cell>
          <table:table-cell table:formula="of:=VALUE(MID([.J119];5;LEN([.J119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3">
            <text:p>98/2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2.566372">
            <text:p>-22.57</text:p>
          </table:table-cell>
          <table:table-cell office:value-type="string">
            <text:p>TWD 4.5200</text:p>
          </table:table-cell>
          <table:table-cell office:value-type="float" office:value="1">
            <text:p>1</text:p>
          </table:table-cell>
          <table:table-cell table:formula="of:=IF([.H120]=1;1;VALUE(MID([.H120];10;LEN([.H120]))))" office:value-type="float" office:value="1">
            <text:p>1</text:p>
          </table:table-cell>
          <table:table-cell office:value-type="string">
            <text:p>TWD -102</text:p>
          </table:table-cell>
          <table:table-cell table:formula="of:=VALUE(MID([.J120];5;LEN([.J120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2">
            <text:p>98/2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37957">
            <text:p>-0.34</text:p>
          </table:table-cell>
          <table:table-cell office:value-type="string">
            <text:p>EUR 6.7760</text:p>
          </table:table-cell>
          <table:table-cell office:value-type="string">
            <text:p>98/02/02 42.8100</text:p>
          </table:table-cell>
          <table:table-cell table:formula="of:=IF([.H121]=1;1;VALUE(MID([.H121];10;LEN([.H121]))))" office:value-type="float" office:value="42.81">
            <text:p>42.81</text:p>
          </table:table-cell>
          <table:table-cell office:value-type="string">
            <text:p>TWD -98</text:p>
          </table:table-cell>
          <table:table-cell table:formula="of:=VALUE(MID([.J121];5;LEN([.J121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2">
            <text:p>98/2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64654">
            <text:p>-0.06</text:p>
          </table:table-cell>
          <table:table-cell office:value-type="string">
            <text:p>USD 46.7100</text:p>
          </table:table-cell>
          <table:table-cell office:value-type="string">
            <text:p>98/02/02 33.7450</text:p>
          </table:table-cell>
          <table:table-cell table:formula="of:=IF([.H122]=1;1;VALUE(MID([.H122];10;LEN([.H122]))))" office:value-type="float" office:value="33.745">
            <text:p>33.75</text:p>
          </table:table-cell>
          <table:table-cell office:value-type="string">
            <text:p>TWD -102</text:p>
          </table:table-cell>
          <table:table-cell table:formula="of:=VALUE(MID([.J122];5;LEN([.J122])))" office:value-type="float" office:value="-102">
            <text:p>-10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2">
            <text:p>98/2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62742">
            <text:p>-0.26</text:p>
          </table:table-cell>
          <table:table-cell office:value-type="string">
            <text:p>USD 11.3800</text:p>
          </table:table-cell>
          <table:table-cell office:value-type="string">
            <text:p>98/02/02 33.7450</text:p>
          </table:table-cell>
          <table:table-cell table:formula="of:=IF([.H123]=1;1;VALUE(MID([.H123];10;LEN([.H123]))))" office:value-type="float" office:value="33.745">
            <text:p>33.75</text:p>
          </table:table-cell>
          <table:table-cell office:value-type="string">
            <text:p>TWD -101</text:p>
          </table:table-cell>
          <table:table-cell table:formula="of:=VALUE(MID([.J123];5;LEN([.J123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3">
            <text:p>98/3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3.240938">
            <text:p>-23.24</text:p>
          </table:table-cell>
          <table:table-cell office:value-type="string">
            <text:p>TWD 4.6900</text:p>
          </table:table-cell>
          <table:table-cell office:value-type="float" office:value="1">
            <text:p>1</text:p>
          </table:table-cell>
          <table:table-cell table:formula="of:=IF([.H124]=1;1;VALUE(MID([.H124];10;LEN([.H124]))))" office:value-type="float" office:value="1">
            <text:p>1</text:p>
          </table:table-cell>
          <table:table-cell office:value-type="string">
            <text:p>TWD -109</text:p>
          </table:table-cell>
          <table:table-cell table:formula="of:=VALUE(MID([.J124];5;LEN([.J124])))" office:value-type="float" office:value="-109">
            <text:p>-1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2">
            <text:p>98/3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61166">
            <text:p>-0.36</text:p>
          </table:table-cell>
          <table:table-cell office:value-type="string">
            <text:p>EUR 6.0360</text:p>
          </table:table-cell>
          <table:table-cell office:value-type="string">
            <text:p>98/03/02 44.0700</text:p>
          </table:table-cell>
          <table:table-cell table:formula="of:=IF([.H125]=1;1;VALUE(MID([.H125];10;LEN([.H125]))))" office:value-type="float" office:value="44.07">
            <text:p>44.07</text:p>
          </table:table-cell>
          <table:table-cell office:value-type="string">
            <text:p>TWD -96</text:p>
          </table:table-cell>
          <table:table-cell table:formula="of:=VALUE(MID([.J125];5;LEN([.J125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2">
            <text:p>98/3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66748">
            <text:p>-0.07</text:p>
          </table:table-cell>
          <table:table-cell office:value-type="string">
            <text:p>USD 41.0500</text:p>
          </table:table-cell>
          <table:table-cell office:value-type="string">
            <text:p>98/03/02 35.1000</text:p>
          </table:table-cell>
          <table:table-cell table:formula="of:=IF([.H126]=1;1;VALUE(MID([.H126];10;LEN([.H126]))))" office:value-type="float" office:value="35.1">
            <text:p>35.1</text:p>
          </table:table-cell>
          <table:table-cell office:value-type="string">
            <text:p>TWD -96</text:p>
          </table:table-cell>
          <table:table-cell table:formula="of:=VALUE(MID([.J126];5;LEN([.J126])))" office:value-type="float" office:value="-96">
            <text:p>-9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2">
            <text:p>98/3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72983">
            <text:p>-0.27</text:p>
          </table:table-cell>
          <table:table-cell office:value-type="string">
            <text:p>USD 10.6600</text:p>
          </table:table-cell>
          <table:table-cell office:value-type="string">
            <text:p>98/03/02 35.1000</text:p>
          </table:table-cell>
          <table:table-cell table:formula="of:=IF([.H127]=1;1;VALUE(MID([.H127];10;LEN([.H127]))))" office:value-type="float" office:value="35.1">
            <text:p>35.1</text:p>
          </table:table-cell>
          <table:table-cell office:value-type="string">
            <text:p>TWD -102</text:p>
          </table:table-cell>
          <table:table-cell table:formula="of:=VALUE(MID([.J127];5;LEN([.J127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4-01">
            <text:p>98/4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0.683112">
            <text:p>-20.68</text:p>
          </table:table-cell>
          <table:table-cell office:value-type="string">
            <text:p>TWD 5.2700</text:p>
          </table:table-cell>
          <table:table-cell office:value-type="float" office:value="1">
            <text:p>1</text:p>
          </table:table-cell>
          <table:table-cell table:formula="of:=IF([.H128]=1;1;VALUE(MID([.H128];10;LEN([.H128]))))" office:value-type="float" office:value="1">
            <text:p>1</text:p>
          </table:table-cell>
          <table:table-cell office:value-type="string">
            <text:p>TWD -109</text:p>
          </table:table-cell>
          <table:table-cell table:formula="of:=VALUE(MID([.J128];5;LEN([.J128])))" office:value-type="float" office:value="-109">
            <text:p>-1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3-31">
            <text:p>98/3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16397">
            <text:p>-0.32</text:p>
          </table:table-cell>
          <table:table-cell office:value-type="string">
            <text:p>EUR 6.4160</text:p>
          </table:table-cell>
          <table:table-cell office:value-type="string">
            <text:p>98/03/31 44.8000</text:p>
          </table:table-cell>
          <table:table-cell table:formula="of:=IF([.H129]=1;1;VALUE(MID([.H129];10;LEN([.H129]))))" office:value-type="float" office:value="44.8">
            <text:p>44.8</text:p>
          </table:table-cell>
          <table:table-cell office:value-type="string">
            <text:p>TWD -91</text:p>
          </table:table-cell>
          <table:table-cell table:formula="of:=VALUE(MID([.J129];5;LEN([.J129])))" office:value-type="float" office:value="-91">
            <text:p>-9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3-31">
            <text:p>98/3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9643">
            <text:p>-0.06</text:p>
          </table:table-cell>
          <table:table-cell office:value-type="string">
            <text:p>USD 45.9400</text:p>
          </table:table-cell>
          <table:table-cell office:value-type="string">
            <text:p>98/03/31 33.9250</text:p>
          </table:table-cell>
          <table:table-cell table:formula="of:=IF([.H130]=1;1;VALUE(MID([.H130];10;LEN([.H130]))))" office:value-type="float" office:value="33.925">
            <text:p>33.93</text:p>
          </table:table-cell>
          <table:table-cell office:value-type="string">
            <text:p>TWD -93</text:p>
          </table:table-cell>
          <table:table-cell table:formula="of:=VALUE(MID([.J130];5;LEN([.J130])))" office:value-type="float" office:value="-93">
            <text:p>-9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3-31">
            <text:p>98/3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54717">
            <text:p>-0.25</text:p>
          </table:table-cell>
          <table:table-cell office:value-type="string">
            <text:p>USD 12.7200</text:p>
          </table:table-cell>
          <table:table-cell office:value-type="string">
            <text:p>98/03/31 33.9250</text:p>
          </table:table-cell>
          <table:table-cell table:formula="of:=IF([.H131]=1;1;VALUE(MID([.H131];10;LEN([.H131]))))" office:value-type="float" office:value="33.925">
            <text:p>33.93</text:p>
          </table:table-cell>
          <table:table-cell office:value-type="string">
            <text:p>TWD -110</text:p>
          </table:table-cell>
          <table:table-cell table:formula="of:=VALUE(MID([.J131];5;LEN([.J131])))" office:value-type="float" office:value="-110">
            <text:p>-11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5">
            <text:p>98/5/5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8.821604">
            <text:p>-18.82</text:p>
          </table:table-cell>
          <table:table-cell office:value-type="string">
            <text:p>TWD 6.1100</text:p>
          </table:table-cell>
          <table:table-cell office:value-type="float" office:value="1">
            <text:p>1</text:p>
          </table:table-cell>
          <table:table-cell table:formula="of:=IF([.H132]=1;1;VALUE(MID([.H132];10;LEN([.H132]))))" office:value-type="float" office:value="1">
            <text:p>1</text:p>
          </table:table-cell>
          <table:table-cell office:value-type="string">
            <text:p>TWD -115</text:p>
          </table:table-cell>
          <table:table-cell table:formula="of:=VALUE(MID([.J132];5;LEN([.J132])))" office:value-type="float" office:value="-115">
            <text:p>-11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4">
            <text:p>98/5/4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85135">
            <text:p>-0.29</text:p>
          </table:table-cell>
          <table:table-cell office:value-type="string">
            <text:p>EUR 7.4000</text:p>
          </table:table-cell>
          <table:table-cell office:value-type="string">
            <text:p>98/05/04 43.7000</text:p>
          </table:table-cell>
          <table:table-cell table:formula="of:=IF([.H133]=1;1;VALUE(MID([.H133];10;LEN([.H133]))))" office:value-type="float" office:value="43.7">
            <text:p>43.7</text:p>
          </table:table-cell>
          <table:table-cell office:value-type="string">
            <text:p>TWD -92</text:p>
          </table:table-cell>
          <table:table-cell table:formula="of:=VALUE(MID([.J133];5;LEN([.J133])))" office:value-type="float" office:value="-92">
            <text:p>-9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5">
            <text:p>98/5/5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378">
            <text:p>-0.05</text:p>
          </table:table-cell>
          <table:table-cell office:value-type="string">
            <text:p>USD 51.3200</text:p>
          </table:table-cell>
          <table:table-cell office:value-type="string">
            <text:p>98/05/05 33.0100</text:p>
          </table:table-cell>
          <table:table-cell table:formula="of:=IF([.H134]=1;1;VALUE(MID([.H134];10;LEN([.H134]))))" office:value-type="float" office:value="33.01">
            <text:p>33.01</text:p>
          </table:table-cell>
          <table:table-cell office:value-type="string">
            <text:p>TWD -91</text:p>
          </table:table-cell>
          <table:table-cell table:formula="of:=VALUE(MID([.J134];5;LEN([.J134])))" office:value-type="float" office:value="-91">
            <text:p>-9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4">
            <text:p>98/5/4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07008">
            <text:p>-0.21</text:p>
          </table:table-cell>
          <table:table-cell office:value-type="string">
            <text:p>USD 15.4100</text:p>
          </table:table-cell>
          <table:table-cell office:value-type="string">
            <text:p>98/05/04 32.8650</text:p>
          </table:table-cell>
          <table:table-cell table:formula="of:=IF([.H135]=1;1;VALUE(MID([.H135];10;LEN([.H135]))))" office:value-type="float" office:value="32.865">
            <text:p>32.87</text:p>
          </table:table-cell>
          <table:table-cell office:value-type="string">
            <text:p>TWD -105</text:p>
          </table:table-cell>
          <table:table-cell table:formula="of:=VALUE(MID([.J135];5;LEN([.J135])))" office:value-type="float" office:value="-105">
            <text:p>-10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2">
            <text:p>98/6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7.781155">
            <text:p>-17.78</text:p>
          </table:table-cell>
          <table:table-cell office:value-type="string">
            <text:p>TWD 6.5800</text:p>
          </table:table-cell>
          <table:table-cell office:value-type="float" office:value="1">
            <text:p>1</text:p>
          </table:table-cell>
          <table:table-cell table:formula="of:=IF([.H136]=1;1;VALUE(MID([.H136];10;LEN([.H136]))))" office:value-type="float" office:value="1">
            <text:p>1</text:p>
          </table:table-cell>
          <table:table-cell office:value-type="string">
            <text:p>TWD -117</text:p>
          </table:table-cell>
          <table:table-cell table:formula="of:=VALUE(MID([.J136];5;LEN([.J136])))" office:value-type="float" office:value="-117">
            <text:p>-11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1">
            <text:p>98/6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5237">
            <text:p>-0.25</text:p>
          </table:table-cell>
          <table:table-cell office:value-type="string">
            <text:p>EUR 7.8060</text:p>
          </table:table-cell>
          <table:table-cell office:value-type="string">
            <text:p>98/06/01 45.6000</text:p>
          </table:table-cell>
          <table:table-cell table:formula="of:=IF([.H137]=1;1;VALUE(MID([.H137];10;LEN([.H137]))))" office:value-type="float" office:value="45.6">
            <text:p>45.6</text:p>
          </table:table-cell>
          <table:table-cell office:value-type="string">
            <text:p>TWD -90</text:p>
          </table:table-cell>
          <table:table-cell table:formula="of:=VALUE(MID([.J137];5;LEN([.J137])))" office:value-type="float" office:value="-90">
            <text:p>-9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2">
            <text:p>98/6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8422">
            <text:p>-0.05</text:p>
          </table:table-cell>
          <table:table-cell office:value-type="string">
            <text:p>USD 55.7600</text:p>
          </table:table-cell>
          <table:table-cell office:value-type="string">
            <text:p>98/06/02 32.2650</text:p>
          </table:table-cell>
          <table:table-cell table:formula="of:=IF([.H138]=1;1;VALUE(MID([.H138];10;LEN([.H138]))))" office:value-type="float" office:value="32.265">
            <text:p>32.27</text:p>
          </table:table-cell>
          <table:table-cell office:value-type="string">
            <text:p>TWD -87</text:p>
          </table:table-cell>
          <table:table-cell table:formula="of:=VALUE(MID([.J138];5;LEN([.J138])))" office:value-type="float" office:value="-87">
            <text:p>-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2">
            <text:p>98/6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91827">
            <text:p>-0.19</text:p>
          </table:table-cell>
          <table:table-cell office:value-type="string">
            <text:p>USD 17.6200</text:p>
          </table:table-cell>
          <table:table-cell office:value-type="string">
            <text:p>98/06/02 32.2650</text:p>
          </table:table-cell>
          <table:table-cell table:formula="of:=IF([.H139]=1;1;VALUE(MID([.H139];10;LEN([.H139]))))" office:value-type="float" office:value="32.265">
            <text:p>32.27</text:p>
          </table:table-cell>
          <table:table-cell office:value-type="string">
            <text:p>TWD -109</text:p>
          </table:table-cell>
          <table:table-cell table:formula="of:=VALUE(MID([.J139];5;LEN([.J139])))" office:value-type="float" office:value="-109">
            <text:p>-1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2">
            <text:p>98/7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7.084639">
            <text:p>-17.08</text:p>
          </table:table-cell>
          <table:table-cell office:value-type="string">
            <text:p>TWD 6.3800</text:p>
          </table:table-cell>
          <table:table-cell office:value-type="float" office:value="1">
            <text:p>1</text:p>
          </table:table-cell>
          <table:table-cell table:formula="of:=IF([.H140]=1;1;VALUE(MID([.H140];10;LEN([.H140]))))" office:value-type="float" office:value="1">
            <text:p>1</text:p>
          </table:table-cell>
          <table:table-cell office:value-type="string">
            <text:p>TWD -109</text:p>
          </table:table-cell>
          <table:table-cell table:formula="of:=VALUE(MID([.J140];5;LEN([.J140])))" office:value-type="float" office:value="-109">
            <text:p>-1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1">
            <text:p>98/7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64839">
            <text:p>-0.26</text:p>
          </table:table-cell>
          <table:table-cell office:value-type="string">
            <text:p>EUR 7.5140</text:p>
          </table:table-cell>
          <table:table-cell office:value-type="string">
            <text:p>98/07/01 45.7300</text:p>
          </table:table-cell>
          <table:table-cell table:formula="of:=IF([.H141]=1;1;VALUE(MID([.H141];10;LEN([.H141]))))" office:value-type="float" office:value="45.73">
            <text:p>45.73</text:p>
          </table:table-cell>
          <table:table-cell office:value-type="string">
            <text:p>TWD -91</text:p>
          </table:table-cell>
          <table:table-cell table:formula="of:=VALUE(MID([.J141];5;LEN([.J141])))" office:value-type="float" office:value="-91">
            <text:p>-9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2">
            <text:p>98/7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0851">
            <text:p>-0.05</text:p>
          </table:table-cell>
          <table:table-cell office:value-type="string">
            <text:p>USD 53.4900</text:p>
          </table:table-cell>
          <table:table-cell office:value-type="string">
            <text:p>98/07/02 32.7200</text:p>
          </table:table-cell>
          <table:table-cell table:formula="of:=IF([.H142]=1;1;VALUE(MID([.H142];10;LEN([.H142]))))" office:value-type="float" office:value="32.72">
            <text:p>32.72</text:p>
          </table:table-cell>
          <table:table-cell office:value-type="string">
            <text:p>TWD -89</text:p>
          </table:table-cell>
          <table:table-cell table:formula="of:=VALUE(MID([.J142];5;LEN([.J142])))" office:value-type="float" office:value="-89">
            <text:p>-8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1">
            <text:p>98/7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02554">
            <text:p>-0.2</text:p>
          </table:table-cell>
          <table:table-cell office:value-type="string">
            <text:p>USD 17.2300</text:p>
          </table:table-cell>
          <table:table-cell office:value-type="string">
            <text:p>98/07/01 32.7000</text:p>
          </table:table-cell>
          <table:table-cell table:formula="of:=IF([.H143]=1;1;VALUE(MID([.H143];10;LEN([.H143]))))" office:value-type="float" office:value="32.7">
            <text:p>32.7</text:p>
          </table:table-cell>
          <table:table-cell office:value-type="string">
            <text:p>TWD -114</text:p>
          </table:table-cell>
          <table:table-cell table:formula="of:=VALUE(MID([.J143];5;LEN([.J143])))" office:value-type="float" office:value="-114">
            <text:p>-11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8-03">
            <text:p>98/8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6.361072">
            <text:p>-16.36</text:p>
          </table:table-cell>
          <table:table-cell office:value-type="string">
            <text:p>TWD 7.0900</text:p>
          </table:table-cell>
          <table:table-cell office:value-type="float" office:value="1">
            <text:p>1</text:p>
          </table:table-cell>
          <table:table-cell table:formula="of:=IF([.H144]=1;1;VALUE(MID([.H144];10;LEN([.H144]))))" office:value-type="float" office:value="1">
            <text:p>1</text:p>
          </table:table-cell>
          <table:table-cell office:value-type="string">
            <text:p>TWD -116</text:p>
          </table:table-cell>
          <table:table-cell table:formula="of:=VALUE(MID([.J144];5;LEN([.J144])))" office:value-type="float" office:value="-116">
            <text:p>-11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7-31">
            <text:p>98/7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5602">
            <text:p>-0.24</text:p>
          </table:table-cell>
          <table:table-cell office:value-type="string">
            <text:p>EUR 8.0220</text:p>
          </table:table-cell>
          <table:table-cell office:value-type="string">
            <text:p>98/07/31 46.1200</text:p>
          </table:table-cell>
          <table:table-cell table:formula="of:=IF([.H145]=1;1;VALUE(MID([.H145];10;LEN([.H145]))))" office:value-type="float" office:value="46.12">
            <text:p>46.12</text:p>
          </table:table-cell>
          <table:table-cell office:value-type="string">
            <text:p>TWD -87</text:p>
          </table:table-cell>
          <table:table-cell table:formula="of:=VALUE(MID([.J145];5;LEN([.J145])))" office:value-type="float" office:value="-87">
            <text:p>-8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7-31">
            <text:p>98/7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4582">
            <text:p>-0.04</text:p>
          </table:table-cell>
          <table:table-cell office:value-type="string">
            <text:p>USD 58.3200</text:p>
          </table:table-cell>
          <table:table-cell office:value-type="string">
            <text:p>98/07/31 32.7300</text:p>
          </table:table-cell>
          <table:table-cell table:formula="of:=IF([.H146]=1;1;VALUE(MID([.H146];10;LEN([.H146]))))" office:value-type="float" office:value="32.73">
            <text:p>32.73</text:p>
          </table:table-cell>
          <table:table-cell office:value-type="string">
            <text:p>TWD -85</text:p>
          </table:table-cell>
          <table:table-cell table:formula="of:=VALUE(MID([.J146];5;LEN([.J146])))" office:value-type="float" office:value="-85">
            <text:p>-8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7-31">
            <text:p>98/7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8464">
            <text:p>-0.18</text:p>
          </table:table-cell>
          <table:table-cell office:value-type="string">
            <text:p>USD 19.0100</text:p>
          </table:table-cell>
          <table:table-cell office:value-type="string">
            <text:p>98/07/31 32.7300</text:p>
          </table:table-cell>
          <table:table-cell table:formula="of:=IF([.H147]=1;1;VALUE(MID([.H147];10;LEN([.H147]))))" office:value-type="float" office:value="32.73">
            <text:p>32.73</text:p>
          </table:table-cell>
          <table:table-cell office:value-type="string">
            <text:p>TWD -115</text:p>
          </table:table-cell>
          <table:table-cell table:formula="of:=VALUE(MID([.J147];5;LEN([.J147])))" office:value-type="float" office:value="-115">
            <text:p>-115</text:p>
          </table:table-cell>
          <table:table-cell/>
        </table:table-row>
        <table:table-row table:style-name="ro4">
          <table:table-cell office:value-type="string">
            <text:p>可分配收益</text:p>
          </table:table-cell>
          <table:table-cell office:value-type="date" office:date-value="1998-08-28">
            <text:p>98/8/28</text:p>
          </table:table-cell>
          <table:table-cell office:value-type="date" office:date-value="1998-08-03">
            <text:p>98/8/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1.111864">
            <text:p>1.11</text:p>
          </table:table-cell>
          <table:table-cell office:value-type="string">
            <text:p>EUR 8.0280</text:p>
          </table:table-cell>
          <table:table-cell office:value-type="string">
            <text:p>98/08/03 46.8900</text:p>
          </table:table-cell>
          <table:table-cell table:formula="of:=IF([.H148]=1;1;VALUE(MID([.H148];10;LEN([.H148]))))" office:value-type="float" office:value="46.89">
            <text:p>46.89</text:p>
          </table:table-cell>
          <table:table-cell office:value-type="string">
            <text:p>TWD 419</text:p>
          </table:table-cell>
          <table:table-cell table:formula="of:=VALUE(MID([.J148];5;LEN([.J148])))" office:value-type="float" office:value="419">
            <text:p>41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9-01">
            <text:p>98/9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214385">
            <text:p>-15.21</text:p>
          </table:table-cell>
          <table:table-cell office:value-type="string">
            <text:p>TWD 7.2300</text:p>
          </table:table-cell>
          <table:table-cell office:value-type="float" office:value="1">
            <text:p>1</text:p>
          </table:table-cell>
          <table:table-cell table:formula="of:=IF([.H149]=1;1;VALUE(MID([.H149];10;LEN([.H149]))))" office:value-type="float" office:value="1">
            <text:p>1</text:p>
          </table:table-cell>
          <table:table-cell office:value-type="string">
            <text:p>TWD -110</text:p>
          </table:table-cell>
          <table:table-cell table:formula="of:=VALUE(MID([.J149];5;LEN([.J149])))" office:value-type="float" office:value="-110">
            <text:p>-11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8-31">
            <text:p>98/8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9433">
            <text:p>-0.24</text:p>
          </table:table-cell>
          <table:table-cell office:value-type="string">
            <text:p>EUR 8.1860</text:p>
          </table:table-cell>
          <table:table-cell office:value-type="string">
            <text:p>98/08/31 46.8300</text:p>
          </table:table-cell>
          <table:table-cell table:formula="of:=IF([.H150]=1;1;VALUE(MID([.H150];10;LEN([.H150]))))" office:value-type="float" office:value="46.83">
            <text:p>46.83</text:p>
          </table:table-cell>
          <table:table-cell office:value-type="string">
            <text:p>TWD -92</text:p>
          </table:table-cell>
          <table:table-cell table:formula="of:=VALUE(MID([.J150];5;LEN([.J150])))" office:value-type="float" office:value="-92">
            <text:p>-9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9-01">
            <text:p>98/9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5069">
            <text:p>-0.05</text:p>
          </table:table-cell>
          <table:table-cell office:value-type="string">
            <text:p>USD 60.1300</text:p>
          </table:table-cell>
          <table:table-cell office:value-type="string">
            <text:p>98/09/01 32.8250</text:p>
          </table:table-cell>
          <table:table-cell table:formula="of:=IF([.H151]=1;1;VALUE(MID([.H151];10;LEN([.H151]))))" office:value-type="float" office:value="32.825">
            <text:p>32.83</text:p>
          </table:table-cell>
          <table:table-cell office:value-type="string">
            <text:p>TWD -89</text:p>
          </table:table-cell>
          <table:table-cell table:formula="of:=VALUE(MID([.J151];5;LEN([.J151])))" office:value-type="float" office:value="-89">
            <text:p>-8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8-31">
            <text:p>98/8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84524">
            <text:p>-0.18</text:p>
          </table:table-cell>
          <table:table-cell office:value-type="string">
            <text:p>USD 18.4800</text:p>
          </table:table-cell>
          <table:table-cell office:value-type="string">
            <text:p>98/08/31 32.8500</text:p>
          </table:table-cell>
          <table:table-cell table:formula="of:=IF([.H152]=1;1;VALUE(MID([.H152];10;LEN([.H152]))))" office:value-type="float" office:value="32.85">
            <text:p>32.85</text:p>
          </table:table-cell>
          <table:table-cell office:value-type="string">
            <text:p>TWD -112</text:p>
          </table:table-cell>
          <table:table-cell table:formula="of:=VALUE(MID([.J152];5;LEN([.J152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2">
            <text:p>98/10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099338">
            <text:p>-15.1</text:p>
          </table:table-cell>
          <table:table-cell office:value-type="string">
            <text:p>TWD 7.5500</text:p>
          </table:table-cell>
          <table:table-cell office:value-type="float" office:value="1">
            <text:p>1</text:p>
          </table:table-cell>
          <table:table-cell table:formula="of:=IF([.H153]=1;1;VALUE(MID([.H153];10;LEN([.H153]))))" office:value-type="float" office:value="1">
            <text:p>1</text:p>
          </table:table-cell>
          <table:table-cell office:value-type="string">
            <text:p>TWD -114</text:p>
          </table:table-cell>
          <table:table-cell table:formula="of:=VALUE(MID([.J153];5;LEN([.J153])))" office:value-type="float" office:value="-114">
            <text:p>-11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1">
            <text:p>98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0568">
            <text:p>-0.23</text:p>
          </table:table-cell>
          <table:table-cell office:value-type="string">
            <text:p>EUR 8.4140</text:p>
          </table:table-cell>
          <table:table-cell office:value-type="string">
            <text:p>98/10/01 46.8200</text:p>
          </table:table-cell>
          <table:table-cell table:formula="of:=IF([.H154]=1;1;VALUE(MID([.H154];10;LEN([.H154]))))" office:value-type="float" office:value="46.82">
            <text:p>46.82</text:p>
          </table:table-cell>
          <table:table-cell office:value-type="string">
            <text:p>TWD -91</text:p>
          </table:table-cell>
          <table:table-cell table:formula="of:=VALUE(MID([.J154];5;LEN([.J154])))" office:value-type="float" office:value="-91">
            <text:p>-9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2">
            <text:p>98/10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2947">
            <text:p>-0.04</text:p>
          </table:table-cell>
          <table:table-cell office:value-type="string">
            <text:p>USD 62.1700</text:p>
          </table:table-cell>
          <table:table-cell office:value-type="string">
            <text:p>98/10/02 32.2150</text:p>
          </table:table-cell>
          <table:table-cell table:formula="of:=IF([.H155]=1;1;VALUE(MID([.H155];10;LEN([.H155]))))" office:value-type="float" office:value="32.215">
            <text:p>32.22</text:p>
          </table:table-cell>
          <table:table-cell office:value-type="string">
            <text:p>TWD -86</text:p>
          </table:table-cell>
          <table:table-cell table:formula="of:=VALUE(MID([.J155];5;LEN([.J155])))" office:value-type="float" office:value="-86">
            <text:p>-8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1">
            <text:p>98/10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73115">
            <text:p>-0.17</text:p>
          </table:table-cell>
          <table:table-cell office:value-type="string">
            <text:p>USD 20.1600</text:p>
          </table:table-cell>
          <table:table-cell office:value-type="string">
            <text:p>98/10/01 32.0800</text:p>
          </table:table-cell>
          <table:table-cell table:formula="of:=IF([.H156]=1;1;VALUE(MID([.H156];10;LEN([.H156]))))" office:value-type="float" office:value="32.08">
            <text:p>32.08</text:p>
          </table:table-cell>
          <table:table-cell office:value-type="string">
            <text:p>TWD -112</text:p>
          </table:table-cell>
          <table:table-cell table:formula="of:=VALUE(MID([.J156];5;LEN([.J156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3">
            <text:p>98/1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130674">
            <text:p>-15.13</text:p>
          </table:table-cell>
          <table:table-cell office:value-type="string">
            <text:p>TWD 7.2700</text:p>
          </table:table-cell>
          <table:table-cell office:value-type="float" office:value="1">
            <text:p>1</text:p>
          </table:table-cell>
          <table:table-cell table:formula="of:=IF([.H157]=1;1;VALUE(MID([.H157];10;LEN([.H157]))))" office:value-type="float" office:value="1">
            <text:p>1</text:p>
          </table:table-cell>
          <table:table-cell office:value-type="string">
            <text:p>TWD -110</text:p>
          </table:table-cell>
          <table:table-cell table:formula="of:=VALUE(MID([.J157];5;LEN([.J157])))" office:value-type="float" office:value="-110">
            <text:p>-11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2">
            <text:p>98/11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4441">
            <text:p>-0.23</text:p>
          </table:table-cell>
          <table:table-cell office:value-type="string">
            <text:p>EUR 8.2750</text:p>
          </table:table-cell>
          <table:table-cell office:value-type="string">
            <text:p>98/11/02 47.8200</text:p>
          </table:table-cell>
          <table:table-cell table:formula="of:=IF([.H158]=1;1;VALUE(MID([.H158];10;LEN([.H158]))))" office:value-type="float" office:value="47.82">
            <text:p>47.82</text:p>
          </table:table-cell>
          <table:table-cell office:value-type="string">
            <text:p>TWD -93</text:p>
          </table:table-cell>
          <table:table-cell table:formula="of:=VALUE(MID([.J158];5;LEN([.J158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2">
            <text:p>98/1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3077">
            <text:p>-0.04</text:p>
          </table:table-cell>
          <table:table-cell office:value-type="string">
            <text:p>USD 62.9100</text:p>
          </table:table-cell>
          <table:table-cell office:value-type="string">
            <text:p>98/11/02 32.5200</text:p>
          </table:table-cell>
          <table:table-cell table:formula="of:=IF([.H159]=1;1;VALUE(MID([.H159];10;LEN([.H159]))))" office:value-type="float" office:value="32.52">
            <text:p>32.52</text:p>
          </table:table-cell>
          <table:table-cell office:value-type="string">
            <text:p>TWD -88</text:p>
          </table:table-cell>
          <table:table-cell table:formula="of:=VALUE(MID([.J159];5;LEN([.J159])))" office:value-type="float" office:value="-88">
            <text:p>-88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2">
            <text:p>98/1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72258">
            <text:p>-0.17</text:p>
          </table:table-cell>
          <table:table-cell office:value-type="string">
            <text:p>USD 19.9700</text:p>
          </table:table-cell>
          <table:table-cell office:value-type="string">
            <text:p>98/11/02 32.5200</text:p>
          </table:table-cell>
          <table:table-cell table:formula="of:=IF([.H160]=1;1;VALUE(MID([.H160];10;LEN([.H160]))))" office:value-type="float" office:value="32.52">
            <text:p>32.52</text:p>
          </table:table-cell>
          <table:table-cell office:value-type="string">
            <text:p>TWD -112</text:p>
          </table:table-cell>
          <table:table-cell table:formula="of:=VALUE(MID([.J160];5;LEN([.J160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2">
            <text:p>98/1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4.456392">
            <text:p>-14.46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table:formula="of:=IF([.H161]=1;1;VALUE(MID([.H161];10;LEN([.H161]))))" office:value-type="float" office:value="1">
            <text:p>1</text:p>
          </table:table-cell>
          <table:table-cell office:value-type="string">
            <text:p>TWD -121</text:p>
          </table:table-cell>
          <table:table-cell table:formula="of:=VALUE(MID([.J161];5;LEN([.J161])))" office:value-type="float" office:value="-121">
            <text:p>-12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1">
            <text:p>98/1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2307">
            <text:p>-0.22</text:p>
          </table:table-cell>
          <table:table-cell office:value-type="string">
            <text:p>EUR 8.6520</text:p>
          </table:table-cell>
          <table:table-cell office:value-type="string">
            <text:p>98/12/01 48.1400</text:p>
          </table:table-cell>
          <table:table-cell table:formula="of:=IF([.H162]=1;1;VALUE(MID([.H162];10;LEN([.H162]))))" office:value-type="float" office:value="48.14">
            <text:p>48.14</text:p>
          </table:table-cell>
          <table:table-cell office:value-type="string">
            <text:p>TWD -93</text:p>
          </table:table-cell>
          <table:table-cell table:formula="of:=VALUE(MID([.J162];5;LEN([.J162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1">
            <text:p>98/1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0636">
            <text:p>-0.04</text:p>
          </table:table-cell>
          <table:table-cell office:value-type="string">
            <text:p>USD 66.6900</text:p>
          </table:table-cell>
          <table:table-cell office:value-type="string">
            <text:p>98/12/01 32.1400</text:p>
          </table:table-cell>
          <table:table-cell table:formula="of:=IF([.H163]=1;1;VALUE(MID([.H163];10;LEN([.H163]))))" office:value-type="float" office:value="32.14">
            <text:p>32.14</text:p>
          </table:table-cell>
          <table:table-cell office:value-type="string">
            <text:p>TWD -87</text:p>
          </table:table-cell>
          <table:table-cell table:formula="of:=VALUE(MID([.J163];5;LEN([.J163])))" office:value-type="float" office:value="-87">
            <text:p>-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1">
            <text:p>98/1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4695">
            <text:p>-0.16</text:p>
          </table:table-cell>
          <table:table-cell office:value-type="string">
            <text:p>USD 21.1300</text:p>
          </table:table-cell>
          <table:table-cell office:value-type="string">
            <text:p>98/12/01 32.1400</text:p>
          </table:table-cell>
          <table:table-cell table:formula="of:=IF([.H164]=1;1;VALUE(MID([.H164];10;LEN([.H164]))))" office:value-type="float" office:value="32.14">
            <text:p>32.14</text:p>
          </table:table-cell>
          <table:table-cell office:value-type="string">
            <text:p>TWD -112</text:p>
          </table:table-cell>
          <table:table-cell table:formula="of:=VALUE(MID([.J164];5;LEN([.J164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9-01-04">
            <text:p>99/1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4.159292">
            <text:p>-14.16</text:p>
          </table:table-cell>
          <table:table-cell office:value-type="string">
            <text:p>TWD 9.0400</text:p>
          </table:table-cell>
          <table:table-cell office:value-type="float" office:value="1">
            <text:p>1</text:p>
          </table:table-cell>
          <table:table-cell table:formula="of:=IF([.H165]=1;1;VALUE(MID([.H165];10;LEN([.H165]))))" office:value-type="float" office:value="1">
            <text:p>1</text:p>
          </table:table-cell>
          <table:table-cell office:value-type="string">
            <text:p>TWD -128</text:p>
          </table:table-cell>
          <table:table-cell table:formula="of:=VALUE(MID([.J165];5;LEN([.J165])))" office:value-type="float" office:value="-128">
            <text:p>-12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8-12-31">
            <text:p>98/12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12862">
            <text:p>-0.21</text:p>
          </table:table-cell>
          <table:table-cell office:value-type="string">
            <text:p>EUR 8.8790</text:p>
          </table:table-cell>
          <table:table-cell office:value-type="string">
            <text:p>98/12/31 46.0100</text:p>
          </table:table-cell>
          <table:table-cell table:formula="of:=IF([.H166]=1;1;VALUE(MID([.H166];10;LEN([.H166]))))" office:value-type="float" office:value="46.01">
            <text:p>46.01</text:p>
          </table:table-cell>
          <table:table-cell office:value-type="string">
            <text:p>TWD -87</text:p>
          </table:table-cell>
          <table:table-cell table:formula="of:=VALUE(MID([.J166];5;LEN([.J166])))" office:value-type="float" office:value="-87">
            <text:p>-8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8-12-31">
            <text:p>98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9605">
            <text:p>-0.04</text:p>
          </table:table-cell>
          <table:table-cell office:value-type="string">
            <text:p>USD 66.9100</text:p>
          </table:table-cell>
          <table:table-cell office:value-type="string">
            <text:p>98/12/31 32.1050</text:p>
          </table:table-cell>
          <table:table-cell table:formula="of:=IF([.H167]=1;1;VALUE(MID([.H167];10;LEN([.H167]))))" office:value-type="float" office:value="32.105">
            <text:p>32.11</text:p>
          </table:table-cell>
          <table:table-cell office:value-type="string">
            <text:p>TWD -85</text:p>
          </table:table-cell>
          <table:table-cell table:formula="of:=VALUE(MID([.J167];5;LEN([.J167])))" office:value-type="float" office:value="-85">
            <text:p>-8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8-12-31">
            <text:p>98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0804">
            <text:p>-0.16</text:p>
          </table:table-cell>
          <table:table-cell office:value-type="string">
            <text:p>USD 21.8900</text:p>
          </table:table-cell>
          <table:table-cell office:value-type="string">
            <text:p>98/12/31 32.1050</text:p>
          </table:table-cell>
          <table:table-cell table:formula="of:=IF([.H168]=1;1;VALUE(MID([.H168];10;LEN([.H168]))))" office:value-type="float" office:value="32.105">
            <text:p>32.11</text:p>
          </table:table-cell>
          <table:table-cell office:value-type="string">
            <text:p>TWD -113</text:p>
          </table:table-cell>
          <table:table-cell table:formula="of:=VALUE(MID([.J168];5;LEN([.J168])))" office:value-type="float" office:value="-113">
            <text:p>-11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2">
            <text:p>99/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510719">
            <text:p>-15.51</text:p>
          </table:table-cell>
          <table:table-cell office:value-type="string">
            <text:p>TWD 7.9300</text:p>
          </table:table-cell>
          <table:table-cell office:value-type="float" office:value="1">
            <text:p>1</text:p>
          </table:table-cell>
          <table:table-cell table:formula="of:=IF([.H169]=1;1;VALUE(MID([.H169];10;LEN([.H169]))))" office:value-type="float" office:value="1">
            <text:p>1</text:p>
          </table:table-cell>
          <table:table-cell office:value-type="string">
            <text:p>TWD -123</text:p>
          </table:table-cell>
          <table:table-cell table:formula="of:=VALUE(MID([.J169];5;LEN([.J169])))" office:value-type="float" office:value="-123">
            <text:p>-12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1">
            <text:p>99/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25684">
            <text:p>-0.23</text:p>
          </table:table-cell>
          <table:table-cell office:value-type="string">
            <text:p>EUR 8.7290</text:p>
          </table:table-cell>
          <table:table-cell office:value-type="string">
            <text:p>99/02/01 44.2100</text:p>
          </table:table-cell>
          <table:table-cell table:formula="of:=IF([.H170]=1;1;VALUE(MID([.H170];10;LEN([.H170]))))" office:value-type="float" office:value="44.21">
            <text:p>44.21</text:p>
          </table:table-cell>
          <table:table-cell office:value-type="string">
            <text:p>TWD -87</text:p>
          </table:table-cell>
          <table:table-cell table:formula="of:=VALUE(MID([.J170];5;LEN([.J170])))" office:value-type="float" office:value="-87">
            <text:p>-8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1">
            <text:p>99/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2177">
            <text:p>-0.04</text:p>
          </table:table-cell>
          <table:table-cell office:value-type="string">
            <text:p>USD 64.4900</text:p>
          </table:table-cell>
          <table:table-cell office:value-type="string">
            <text:p>99/02/01 31.9800</text:p>
          </table:table-cell>
          <table:table-cell table:formula="of:=IF([.H171]=1;1;VALUE(MID([.H171];10;LEN([.H171]))))" office:value-type="float" office:value="31.98">
            <text:p>31.98</text:p>
          </table:table-cell>
          <table:table-cell office:value-type="string">
            <text:p>TWD -87</text:p>
          </table:table-cell>
          <table:table-cell table:formula="of:=VALUE(MID([.J171];5;LEN([.J171])))" office:value-type="float" office:value="-87">
            <text:p>-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1">
            <text:p>99/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7873">
            <text:p>-0.18</text:p>
          </table:table-cell>
          <table:table-cell office:value-type="string">
            <text:p>USD 20.3100</text:p>
          </table:table-cell>
          <table:table-cell office:value-type="string">
            <text:p>99/02/01 31.9800</text:p>
          </table:table-cell>
          <table:table-cell table:formula="of:=IF([.H172]=1;1;VALUE(MID([.H172];10;LEN([.H172]))))" office:value-type="float" office:value="31.98">
            <text:p>31.98</text:p>
          </table:table-cell>
          <table:table-cell office:value-type="string">
            <text:p>TWD -116</text:p>
          </table:table-cell>
          <table:table-cell table:formula="of:=VALUE(MID([.J172];5;LEN([.J172])))" office:value-type="float" office:value="-116">
            <text:p>-116</text:p>
          </table:table-cell>
          <table:table-cell/>
        </table:table-row>
        <table:table-row table:style-name="ro4">
          <table:table-cell office:value-type="string">
            <text:p>部分贖回</text:p>
          </table:table-cell>
          <table:table-cell office:value-type="date" office:date-value="1999-02-10">
            <text:p>99/2/10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3705.20996">
            <text:p>-3705.2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173]=1;1;VALUE(MID([.H173];10;LEN([.H173]))))" office:value-type="float" office:value="1">
            <text:p>1</text:p>
          </table:table-cell>
          <table:table-cell office:value-type="string">
            <text:p>TWD -31680</text:p>
          </table:table-cell>
          <table:table-cell table:formula="of:=VALUE(MID([.J173];5;LEN([.J173])))" office:value-type="float" office:value="-31680">
            <text:p>-3168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8.71345">
            <text:p>138.7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174]=1;1;VALUE(MID([.H174];10;LEN([.H174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174];5;LEN([.J174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8.71345">
            <text:p>138.7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175]=1;1;VALUE(MID([.H175];10;LEN([.H175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175];5;LEN([.J175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8.71345">
            <text:p>138.7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176]=1;1;VALUE(MID([.H176];10;LEN([.H176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176];5;LEN([.J176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12005">
            <text:p>3.11</text:p>
          </table:table-cell>
          <table:table-cell office:value-type="string">
            <text:p>EUR 8.7050</text:p>
          </table:table-cell>
          <table:table-cell office:value-type="string">
            <text:p>99/02/23 43.8500</text:p>
          </table:table-cell>
          <table:table-cell table:formula="of:=IF([.H177]=1;1;VALUE(MID([.H177];10;LEN([.H177]))))" office:value-type="float" office:value="43.85">
            <text:p>43.85</text:p>
          </table:table-cell>
          <table:table-cell office:value-type="string">
            <text:p>TWD 1188</text:p>
          </table:table-cell>
          <table:table-cell table:formula="of:=VALUE(MID([.J177];5;LEN([.J177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12005">
            <text:p>3.11</text:p>
          </table:table-cell>
          <table:table-cell office:value-type="string">
            <text:p>EUR 8.7050</text:p>
          </table:table-cell>
          <table:table-cell office:value-type="string">
            <text:p>99/02/23 43.8500</text:p>
          </table:table-cell>
          <table:table-cell table:formula="of:=IF([.H178]=1;1;VALUE(MID([.H178];10;LEN([.H178]))))" office:value-type="float" office:value="43.85">
            <text:p>43.85</text:p>
          </table:table-cell>
          <table:table-cell office:value-type="string">
            <text:p>TWD 1188</text:p>
          </table:table-cell>
          <table:table-cell table:formula="of:=VALUE(MID([.J178];5;LEN([.J178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12005">
            <text:p>3.11</text:p>
          </table:table-cell>
          <table:table-cell office:value-type="string">
            <text:p>EUR 8.7050</text:p>
          </table:table-cell>
          <table:table-cell office:value-type="string">
            <text:p>99/02/23 43.8500</text:p>
          </table:table-cell>
          <table:table-cell table:formula="of:=IF([.H179]=1;1;VALUE(MID([.H179];10;LEN([.H179]))))" office:value-type="float" office:value="43.85">
            <text:p>43.85</text:p>
          </table:table-cell>
          <table:table-cell office:value-type="string">
            <text:p>TWD 1188</text:p>
          </table:table-cell>
          <table:table-cell table:formula="of:=VALUE(MID([.J179];5;LEN([.J179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969">
            <text:p>0.58</text:p>
          </table:table-cell>
          <table:table-cell office:value-type="string">
            <text:p>USD 63.8100</text:p>
          </table:table-cell>
          <table:table-cell office:value-type="string">
            <text:p>99/02/23 32.1200</text:p>
          </table:table-cell>
          <table:table-cell table:formula="of:=IF([.H180]=1;1;VALUE(MID([.H180];10;LEN([.H180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0];5;LEN([.J180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969">
            <text:p>0.58</text:p>
          </table:table-cell>
          <table:table-cell office:value-type="string">
            <text:p>USD 63.8100</text:p>
          </table:table-cell>
          <table:table-cell office:value-type="string">
            <text:p>99/02/23 32.1200</text:p>
          </table:table-cell>
          <table:table-cell table:formula="of:=IF([.H181]=1;1;VALUE(MID([.H181];10;LEN([.H181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1];5;LEN([.J181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969">
            <text:p>0.58</text:p>
          </table:table-cell>
          <table:table-cell office:value-type="string">
            <text:p>USD 63.8100</text:p>
          </table:table-cell>
          <table:table-cell office:value-type="string">
            <text:p>99/02/23 32.1200</text:p>
          </table:table-cell>
          <table:table-cell table:formula="of:=IF([.H182]=1;1;VALUE(MID([.H182];10;LEN([.H182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2];5;LEN([.J182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02632">
            <text:p>1.8</text:p>
          </table:table-cell>
          <table:table-cell office:value-type="string">
            <text:p>USD 20.5200</text:p>
          </table:table-cell>
          <table:table-cell office:value-type="string">
            <text:p>99/02/23 32.1200</text:p>
          </table:table-cell>
          <table:table-cell table:formula="of:=IF([.H183]=1;1;VALUE(MID([.H183];10;LEN([.H183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3];5;LEN([.J183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02632">
            <text:p>1.8</text:p>
          </table:table-cell>
          <table:table-cell office:value-type="string">
            <text:p>USD 20.5200</text:p>
          </table:table-cell>
          <table:table-cell office:value-type="string">
            <text:p>99/02/23 32.1200</text:p>
          </table:table-cell>
          <table:table-cell table:formula="of:=IF([.H184]=1;1;VALUE(MID([.H184];10;LEN([.H184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4];5;LEN([.J184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02632">
            <text:p>1.8</text:p>
          </table:table-cell>
          <table:table-cell office:value-type="string">
            <text:p>USD 20.5200</text:p>
          </table:table-cell>
          <table:table-cell office:value-type="string">
            <text:p>99/02/23 32.1200</text:p>
          </table:table-cell>
          <table:table-cell table:formula="of:=IF([.H185]=1;1;VALUE(MID([.H185];10;LEN([.H185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5];5;LEN([.J185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2">
            <text:p>99/3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.052452">
            <text:p>-2.05</text:p>
          </table:table-cell>
          <table:table-cell office:value-type="string">
            <text:p>TWD 8.7700</text:p>
          </table:table-cell>
          <table:table-cell office:value-type="float" office:value="1">
            <text:p>1</text:p>
          </table:table-cell>
          <table:table-cell table:formula="of:=IF([.H186]=1;1;VALUE(MID([.H186];10;LEN([.H186]))))" office:value-type="float" office:value="1">
            <text:p>1</text:p>
          </table:table-cell>
          <table:table-cell office:value-type="string">
            <text:p>TWD -18</text:p>
          </table:table-cell>
          <table:table-cell table:formula="of:=VALUE(MID([.J186];5;LEN([.J186])))" office:value-type="float" office:value="-18">
            <text:p>-1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1">
            <text:p>99/3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16571">
            <text:p>-0.32</text:p>
          </table:table-cell>
          <table:table-cell office:value-type="string">
            <text:p>EUR 8.7500</text:p>
          </table:table-cell>
          <table:table-cell office:value-type="string">
            <text:p>99/03/01 43.3900</text:p>
          </table:table-cell>
          <table:table-cell table:formula="of:=IF([.H187]=1;1;VALUE(MID([.H187];10;LEN([.H187]))))" office:value-type="float" office:value="43.39">
            <text:p>43.39</text:p>
          </table:table-cell>
          <table:table-cell office:value-type="string">
            <text:p>TWD -120</text:p>
          </table:table-cell>
          <table:table-cell table:formula="of:=VALUE(MID([.J187];5;LEN([.J187])))" office:value-type="float" office:value="-120">
            <text:p>-12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1">
            <text:p>99/3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8914">
            <text:p>-0.06</text:p>
          </table:table-cell>
          <table:table-cell office:value-type="string">
            <text:p>USD 64.6700</text:p>
          </table:table-cell>
          <table:table-cell office:value-type="string">
            <text:p>99/03/01 31.9900</text:p>
          </table:table-cell>
          <table:table-cell table:formula="of:=IF([.H188]=1;1;VALUE(MID([.H188];10;LEN([.H188]))))" office:value-type="float" office:value="31.99">
            <text:p>31.99</text:p>
          </table:table-cell>
          <table:table-cell office:value-type="string">
            <text:p>TWD -122</text:p>
          </table:table-cell>
          <table:table-cell table:formula="of:=VALUE(MID([.J188];5;LEN([.J188])))" office:value-type="float" office:value="-122">
            <text:p>-12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1">
            <text:p>99/3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3249">
            <text:p>-0.23</text:p>
          </table:table-cell>
          <table:table-cell office:value-type="string">
            <text:p>USD 20.5600</text:p>
          </table:table-cell>
          <table:table-cell office:value-type="string">
            <text:p>99/03/01 31.9900</text:p>
          </table:table-cell>
          <table:table-cell table:formula="of:=IF([.H189]=1;1;VALUE(MID([.H189];10;LEN([.H189]))))" office:value-type="float" office:value="31.99">
            <text:p>31.99</text:p>
          </table:table-cell>
          <table:table-cell office:value-type="string">
            <text:p>TWD -153</text:p>
          </table:table-cell>
          <table:table-cell table:formula="of:=VALUE(MID([.J189];5;LEN([.J189])))" office:value-type="float" office:value="-153">
            <text:p>-153</text:p>
          </table:table-cell>
          <table:table-cell/>
        </table:table-row>
        <table:table-row table:style-name="ro5">
          <table:table-cell office:value-type="string">
            <text:p>部分贖回</text:p>
          </table:table-cell>
          <table:table-cell office:value-type="date" office:date-value="1999-03-09">
            <text:p>99/3/9</text:p>
          </table:table-cell>
          <table:table-cell office:value-type="date" office:date-value="1999-03-10">
            <text:p>99/3/10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47">
            <text:p>-47</text:p>
          </table:table-cell>
          <table:table-cell office:value-type="string">
            <text:p>USD 21.4100</text:p>
          </table:table-cell>
          <table:table-cell office:value-type="string">
            <text:p>99/03/11 31.7100</text:p>
          </table:table-cell>
          <table:table-cell table:formula="of:=IF([.H190]=1;1;VALUE(MID([.H190];10;LEN([.H190]))))" office:value-type="float" office:value="31.71">
            <text:p>31.71</text:p>
          </table:table-cell>
          <table:table-cell office:value-type="string">
            <text:p>TWD -31909</text:p>
          </table:table-cell>
          <table:table-cell table:formula="of:=VALUE(MID([.J190];5;LEN([.J190])))" office:value-type="float" office:value="-31909">
            <text:p>-319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4-01">
            <text:p>99/4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.93501">
            <text:p>-2.94</text:p>
          </table:table-cell>
          <table:table-cell office:value-type="string">
            <text:p>TWD 9.5400</text:p>
          </table:table-cell>
          <table:table-cell office:value-type="float" office:value="1">
            <text:p>1</text:p>
          </table:table-cell>
          <table:table-cell table:formula="of:=IF([.H191]=1;1;VALUE(MID([.H191];10;LEN([.H191]))))" office:value-type="float" office:value="1">
            <text:p>1</text:p>
          </table:table-cell>
          <table:table-cell office:value-type="string">
            <text:p>TWD -28</text:p>
          </table:table-cell>
          <table:table-cell table:formula="of:=VALUE(MID([.J191];5;LEN([.J191])))" office:value-type="float" office:value="-28">
            <text:p>-2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3-31">
            <text:p>99/3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72076">
            <text:p>-0.47</text:p>
          </table:table-cell>
          <table:table-cell office:value-type="string">
            <text:p>EUR 9.4900</text:p>
          </table:table-cell>
          <table:table-cell office:value-type="string">
            <text:p>99/03/31 42.4200</text:p>
          </table:table-cell>
          <table:table-cell table:formula="of:=IF([.H192]=1;1;VALUE(MID([.H192];10;LEN([.H192]))))" office:value-type="float" office:value="42.42">
            <text:p>42.42</text:p>
          </table:table-cell>
          <table:table-cell office:value-type="string">
            <text:p>TWD -190</text:p>
          </table:table-cell>
          <table:table-cell table:formula="of:=VALUE(MID([.J192];5;LEN([.J192])))" office:value-type="float" office:value="-190">
            <text:p>-19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3-31">
            <text:p>99/3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86875">
            <text:p>-0.09</text:p>
          </table:table-cell>
          <table:table-cell office:value-type="string">
            <text:p>USD 68.9500</text:p>
          </table:table-cell>
          <table:table-cell office:value-type="string">
            <text:p>99/03/31 31.7200</text:p>
          </table:table-cell>
          <table:table-cell table:formula="of:=IF([.H193]=1;1;VALUE(MID([.H193];10;LEN([.H193]))))" office:value-type="float" office:value="31.72">
            <text:p>31.72</text:p>
          </table:table-cell>
          <table:table-cell office:value-type="string">
            <text:p>TWD -190</text:p>
          </table:table-cell>
          <table:table-cell table:formula="of:=VALUE(MID([.J193];5;LEN([.J193])))" office:value-type="float" office:value="-190">
            <text:p>-19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3-31">
            <text:p>99/3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07397">
            <text:p>-0.01</text:p>
          </table:table-cell>
          <table:table-cell office:value-type="string">
            <text:p>USD 21.6300</text:p>
          </table:table-cell>
          <table:table-cell office:value-type="string">
            <text:p>99/03/31 31.7200</text:p>
          </table:table-cell>
          <table:table-cell table:formula="of:=IF([.H194]=1;1;VALUE(MID([.H194];10;LEN([.H194]))))" office:value-type="float" office:value="31.72">
            <text:p>31.72</text:p>
          </table:table-cell>
          <table:table-cell office:value-type="string">
            <text:p>TWD -5</text:p>
          </table:table-cell>
          <table:table-cell table:formula="of:=VALUE(MID([.J194];5;LEN([.J194])))" office:value-type="float" office:value="-5">
            <text:p>-5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25.768823">
            <text:p>125.77</text:p>
          </table:table-cell>
          <table:table-cell office:value-type="string">
            <text:p>TWD 9.4300</text:p>
          </table:table-cell>
          <table:table-cell office:value-type="float" office:value="1">
            <text:p>1</text:p>
          </table:table-cell>
          <table:table-cell table:formula="of:=IF([.H195]=1;1;VALUE(MID([.H195];10;LEN([.H195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195];5;LEN([.J195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876347">
            <text:p>2.88</text:p>
          </table:table-cell>
          <table:table-cell office:value-type="string">
            <text:p>EUR 9.7450</text:p>
          </table:table-cell>
          <table:table-cell office:value-type="string">
            <text:p>99/04/09 42.3800</text:p>
          </table:table-cell>
          <table:table-cell table:formula="of:=IF([.H196]=1;1;VALUE(MID([.H196];10;LEN([.H196]))))" office:value-type="float" office:value="42.38">
            <text:p>42.38</text:p>
          </table:table-cell>
          <table:table-cell office:value-type="string">
            <text:p>TWD 1188</text:p>
          </table:table-cell>
          <table:table-cell table:formula="of:=VALUE(MID([.J196];5;LEN([.J196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31475">
            <text:p>0.53</text:p>
          </table:table-cell>
          <table:table-cell office:value-type="string">
            <text:p>USD 70.6900</text:p>
          </table:table-cell>
          <table:table-cell office:value-type="string">
            <text:p>99/04/09 31.6250</text:p>
          </table:table-cell>
          <table:table-cell table:formula="of:=IF([.H197]=1;1;VALUE(MID([.H197];10;LEN([.H197]))))" office:value-type="float" office:value="31.625">
            <text:p>31.63</text:p>
          </table:table-cell>
          <table:table-cell office:value-type="string">
            <text:p>TWD 1188</text:p>
          </table:table-cell>
          <table:table-cell table:formula="of:=VALUE(MID([.J197];5;LEN([.J197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673497">
            <text:p>1.67</text:p>
          </table:table-cell>
          <table:table-cell office:value-type="string">
            <text:p>USD 22.4500</text:p>
          </table:table-cell>
          <table:table-cell office:value-type="string">
            <text:p>99/04/09 31.6250</text:p>
          </table:table-cell>
          <table:table-cell table:formula="of:=IF([.H198]=1;1;VALUE(MID([.H198];10;LEN([.H198]))))" office:value-type="float" office:value="31.625">
            <text:p>31.63</text:p>
          </table:table-cell>
          <table:table-cell office:value-type="string">
            <text:p>TWD 1188</text:p>
          </table:table-cell>
          <table:table-cell table:formula="of:=VALUE(MID([.J198];5;LEN([.J198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4">
            <text:p>99/5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3.707865">
            <text:p>-3.71</text:p>
          </table:table-cell>
          <table:table-cell office:value-type="string">
            <text:p>TWD 8.9000</text:p>
          </table:table-cell>
          <table:table-cell office:value-type="float" office:value="1">
            <text:p>1</text:p>
          </table:table-cell>
          <table:table-cell table:formula="of:=IF([.H199]=1;1;VALUE(MID([.H199];10;LEN([.H199]))))" office:value-type="float" office:value="1">
            <text:p>1</text:p>
          </table:table-cell>
          <table:table-cell office:value-type="string">
            <text:p>TWD -33</text:p>
          </table:table-cell>
          <table:table-cell table:formula="of:=VALUE(MID([.J199];5;LEN([.J199])))" office:value-type="float" office:value="-33">
            <text:p>-3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3">
            <text:p>99/5/3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60347">
            <text:p>-0.46</text:p>
          </table:table-cell>
          <table:table-cell office:value-type="string">
            <text:p>EUR 9.5580</text:p>
          </table:table-cell>
          <table:table-cell office:value-type="string">
            <text:p>99/05/03 41.3200</text:p>
          </table:table-cell>
          <table:table-cell table:formula="of:=IF([.H200]=1;1;VALUE(MID([.H200];10;LEN([.H200]))))" office:value-type="float" office:value="41.32">
            <text:p>41.32</text:p>
          </table:table-cell>
          <table:table-cell office:value-type="string">
            <text:p>TWD -182</text:p>
          </table:table-cell>
          <table:table-cell table:formula="of:=VALUE(MID([.J200];5;LEN([.J200])))" office:value-type="float" office:value="-182">
            <text:p>-18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4">
            <text:p>99/5/4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87704">
            <text:p>-0.09</text:p>
          </table:table-cell>
          <table:table-cell office:value-type="string">
            <text:p>USD 68.0700</text:p>
          </table:table-cell>
          <table:table-cell office:value-type="string">
            <text:p>99/05/04 31.3450</text:p>
          </table:table-cell>
          <table:table-cell table:formula="of:=IF([.H201]=1;1;VALUE(MID([.H201];10;LEN([.H201]))))" office:value-type="float" office:value="31.345">
            <text:p>31.35</text:p>
          </table:table-cell>
          <table:table-cell office:value-type="string">
            <text:p>TWD -187</text:p>
          </table:table-cell>
          <table:table-cell table:formula="of:=VALUE(MID([.J201];5;LEN([.J201])))" office:value-type="float" office:value="-187">
            <text:p>-1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3">
            <text:p>99/5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16129">
            <text:p>-0.02</text:p>
          </table:table-cell>
          <table:table-cell office:value-type="string">
            <text:p>USD 21.7000</text:p>
          </table:table-cell>
          <table:table-cell office:value-type="string">
            <text:p>99/05/03 31.3300</text:p>
          </table:table-cell>
          <table:table-cell table:formula="of:=IF([.H202]=1;1;VALUE(MID([.H202];10;LEN([.H202]))))" office:value-type="float" office:value="31.33">
            <text:p>31.33</text:p>
          </table:table-cell>
          <table:table-cell office:value-type="string">
            <text:p>TWD -11</text:p>
          </table:table-cell>
          <table:table-cell table:formula="of:=VALUE(MID([.J202];5;LEN([.J202])))" office:value-type="float" office:value="-11">
            <text:p>-11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40.189125">
            <text:p>140.19</text:p>
          </table:table-cell>
          <table:table-cell office:value-type="string">
            <text:p>TWD 8.4600</text:p>
          </table:table-cell>
          <table:table-cell office:value-type="float" office:value="1">
            <text:p>1</text:p>
          </table:table-cell>
          <table:table-cell table:formula="of:=IF([.H203]=1;1;VALUE(MID([.H203];10;LEN([.H203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03];5;LEN([.J203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200791">
            <text:p>3.2</text:p>
          </table:table-cell>
          <table:table-cell office:value-type="string">
            <text:p>EUR 9.1040</text:p>
          </table:table-cell>
          <table:table-cell office:value-type="string">
            <text:p>99/05/06 40.7700</text:p>
          </table:table-cell>
          <table:table-cell table:formula="of:=IF([.H204]=1;1;VALUE(MID([.H204];10;LEN([.H204]))))" office:value-type="float" office:value="40.77">
            <text:p>40.77</text:p>
          </table:table-cell>
          <table:table-cell office:value-type="string">
            <text:p>TWD 1188</text:p>
          </table:table-cell>
          <table:table-cell table:formula="of:=VALUE(MID([.J204];5;LEN([.J204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80232">
            <text:p>0.58</text:p>
          </table:table-cell>
          <table:table-cell office:value-type="string">
            <text:p>USD 64.7500</text:p>
          </table:table-cell>
          <table:table-cell office:value-type="string">
            <text:p>99/05/06 31.6250</text:p>
          </table:table-cell>
          <table:table-cell table:formula="of:=IF([.H205]=1;1;VALUE(MID([.H205];10;LEN([.H205]))))" office:value-type="float" office:value="31.625">
            <text:p>31.63</text:p>
          </table:table-cell>
          <table:table-cell office:value-type="string">
            <text:p>TWD 1188</text:p>
          </table:table-cell>
          <table:table-cell table:formula="of:=VALUE(MID([.J205];5;LEN([.J205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14976">
            <text:p>1.81</text:p>
          </table:table-cell>
          <table:table-cell office:value-type="string">
            <text:p>USD 20.7000</text:p>
          </table:table-cell>
          <table:table-cell office:value-type="string">
            <text:p>99/05/06 31.6250</text:p>
          </table:table-cell>
          <table:table-cell table:formula="of:=IF([.H206]=1;1;VALUE(MID([.H206];10;LEN([.H206]))))" office:value-type="float" office:value="31.625">
            <text:p>31.63</text:p>
          </table:table-cell>
          <table:table-cell office:value-type="string">
            <text:p>TWD 1188</text:p>
          </table:table-cell>
          <table:table-cell table:formula="of:=VALUE(MID([.J206];5;LEN([.J206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6-01">
            <text:p>99/6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4.659498">
            <text:p>-4.66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table:formula="of:=IF([.H207]=1;1;VALUE(MID([.H207];10;LEN([.H207]))))" office:value-type="float" office:value="1">
            <text:p>1</text:p>
          </table:table-cell>
          <table:table-cell office:value-type="string">
            <text:p>TWD -39</text:p>
          </table:table-cell>
          <table:table-cell table:formula="of:=VALUE(MID([.J207];5;LEN([.J207])))" office:value-type="float" office:value="-39">
            <text:p>-3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5-31">
            <text:p>99/5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90436">
            <text:p>-0.49</text:p>
          </table:table-cell>
          <table:table-cell office:value-type="string">
            <text:p>EUR 8.9920</text:p>
          </table:table-cell>
          <table:table-cell office:value-type="string">
            <text:p>99/05/31 39.2100</text:p>
          </table:table-cell>
          <table:table-cell table:formula="of:=IF([.H208]=1;1;VALUE(MID([.H208];10;LEN([.H208]))))" office:value-type="float" office:value="39.21">
            <text:p>39.21</text:p>
          </table:table-cell>
          <table:table-cell office:value-type="string">
            <text:p>TWD -173</text:p>
          </table:table-cell>
          <table:table-cell table:formula="of:=VALUE(MID([.J208];5;LEN([.J208])))" office:value-type="float" office:value="-173">
            <text:p>-17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6-01">
            <text:p>99/6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92836">
            <text:p>-0.09</text:p>
          </table:table-cell>
          <table:table-cell office:value-type="string">
            <text:p>USD 60.8600</text:p>
          </table:table-cell>
          <table:table-cell office:value-type="string">
            <text:p>99/06/01 32.0450</text:p>
          </table:table-cell>
          <table:table-cell table:formula="of:=IF([.H209]=1;1;VALUE(MID([.H209];10;LEN([.H209]))))" office:value-type="float" office:value="32.045">
            <text:p>32.05</text:p>
          </table:table-cell>
          <table:table-cell office:value-type="string">
            <text:p>TWD -181</text:p>
          </table:table-cell>
          <table:table-cell table:formula="of:=VALUE(MID([.J209];5;LEN([.J209])))" office:value-type="float" office:value="-181">
            <text:p>-18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5-31">
            <text:p>99/5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31421">
            <text:p>-0.03</text:p>
          </table:table-cell>
          <table:table-cell office:value-type="string">
            <text:p>USD 20.0500</text:p>
          </table:table-cell>
          <table:table-cell office:value-type="string">
            <text:p>99/05/31 31.9200</text:p>
          </table:table-cell>
          <table:table-cell table:formula="of:=IF([.H210]=1;1;VALUE(MID([.H210];10;LEN([.H210]))))" office:value-type="float" office:value="31.92">
            <text:p>31.92</text:p>
          </table:table-cell>
          <table:table-cell office:value-type="string">
            <text:p>TWD -20</text:p>
          </table:table-cell>
          <table:table-cell table:formula="of:=VALUE(MID([.J210];5;LEN([.J210])))" office:value-type="float" office:value="-20">
            <text:p>-2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42.035928">
            <text:p>142.04</text:p>
          </table:table-cell>
          <table:table-cell office:value-type="string">
            <text:p>TWD 8.3500</text:p>
          </table:table-cell>
          <table:table-cell office:value-type="float" office:value="1">
            <text:p>1</text:p>
          </table:table-cell>
          <table:table-cell table:formula="of:=IF([.H211]=1;1;VALUE(MID([.H211];10;LEN([.H211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11];5;LEN([.J211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477716">
            <text:p>3.48</text:p>
          </table:table-cell>
          <table:table-cell office:value-type="string">
            <text:p>EUR 8.7730</text:p>
          </table:table-cell>
          <table:table-cell office:value-type="string">
            <text:p>99/06/08 38.9400</text:p>
          </table:table-cell>
          <table:table-cell table:formula="of:=IF([.H212]=1;1;VALUE(MID([.H212];10;LEN([.H212]))))" office:value-type="float" office:value="38.94">
            <text:p>38.94</text:p>
          </table:table-cell>
          <table:table-cell office:value-type="string">
            <text:p>TWD 1188</text:p>
          </table:table-cell>
          <table:table-cell table:formula="of:=VALUE(MID([.J212];5;LEN([.J212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617082">
            <text:p>0.62</text:p>
          </table:table-cell>
          <table:table-cell office:value-type="string">
            <text:p>USD 59.3600</text:p>
          </table:table-cell>
          <table:table-cell office:value-type="string">
            <text:p>99/06/08 32.4350</text:p>
          </table:table-cell>
          <table:table-cell table:formula="of:=IF([.H213]=1;1;VALUE(MID([.H213];10;LEN([.H213]))))" office:value-type="float" office:value="32.435">
            <text:p>32.44</text:p>
          </table:table-cell>
          <table:table-cell office:value-type="string">
            <text:p>TWD 1188</text:p>
          </table:table-cell>
          <table:table-cell table:formula="of:=VALUE(MID([.J213];5;LEN([.J213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79425">
            <text:p>1.88</text:p>
          </table:table-cell>
          <table:table-cell office:value-type="string">
            <text:p>USD 19.4900</text:p>
          </table:table-cell>
          <table:table-cell office:value-type="string">
            <text:p>99/06/08 32.4350</text:p>
          </table:table-cell>
          <table:table-cell table:formula="of:=IF([.H214]=1;1;VALUE(MID([.H214];10;LEN([.H214]))))" office:value-type="float" office:value="32.435">
            <text:p>32.44</text:p>
          </table:table-cell>
          <table:table-cell office:value-type="string">
            <text:p>TWD 1188</text:p>
          </table:table-cell>
          <table:table-cell table:formula="of:=VALUE(MID([.J214];5;LEN([.J214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2">
            <text:p>99/7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5.305652">
            <text:p>-5.31</text:p>
          </table:table-cell>
          <table:table-cell office:value-type="string">
            <text:p>TWD 8.6700</text:p>
          </table:table-cell>
          <table:table-cell office:value-type="float" office:value="1">
            <text:p>1</text:p>
          </table:table-cell>
          <table:table-cell table:formula="of:=IF([.H215]=1;1;VALUE(MID([.H215];10;LEN([.H215]))))" office:value-type="float" office:value="1">
            <text:p>1</text:p>
          </table:table-cell>
          <table:table-cell office:value-type="string">
            <text:p>TWD -46</text:p>
          </table:table-cell>
          <table:table-cell table:formula="of:=VALUE(MID([.J215];5;LEN([.J215])))" office:value-type="float" office:value="-46">
            <text:p>-4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1">
            <text:p>99/7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505886">
            <text:p>-0.51</text:p>
          </table:table-cell>
          <table:table-cell office:value-type="string">
            <text:p>EUR 8.5790</text:p>
          </table:table-cell>
          <table:table-cell office:value-type="string">
            <text:p>99/07/01 39.2000</text:p>
          </table:table-cell>
          <table:table-cell table:formula="of:=IF([.H216]=1;1;VALUE(MID([.H216];10;LEN([.H216]))))" office:value-type="float" office:value="39.2">
            <text:p>39.2</text:p>
          </table:table-cell>
          <table:table-cell office:value-type="string">
            <text:p>TWD -170</text:p>
          </table:table-cell>
          <table:table-cell table:formula="of:=VALUE(MID([.J216];5;LEN([.J216])))" office:value-type="float" office:value="-170">
            <text:p>-17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2">
            <text:p>99/7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908">
            <text:p>-0.09</text:p>
          </table:table-cell>
          <table:table-cell office:value-type="string">
            <text:p>USD 58.3700</text:p>
          </table:table-cell>
          <table:table-cell office:value-type="string">
            <text:p>99/07/02 32.0900</text:p>
          </table:table-cell>
          <table:table-cell table:formula="of:=IF([.H217]=1;1;VALUE(MID([.H217];10;LEN([.H217]))))" office:value-type="float" office:value="32.09">
            <text:p>32.09</text:p>
          </table:table-cell>
          <table:table-cell office:value-type="string">
            <text:p>TWD -170</text:p>
          </table:table-cell>
          <table:table-cell table:formula="of:=VALUE(MID([.J217];5;LEN([.J217])))" office:value-type="float" office:value="-170">
            <text:p>-17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1">
            <text:p>99/7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41916">
            <text:p>-0.04</text:p>
          </table:table-cell>
          <table:table-cell office:value-type="string">
            <text:p>USD 20.0400</text:p>
          </table:table-cell>
          <table:table-cell office:value-type="string">
            <text:p>99/07/01 32.1850</text:p>
          </table:table-cell>
          <table:table-cell table:formula="of:=IF([.H218]=1;1;VALUE(MID([.H218];10;LEN([.H218]))))" office:value-type="float" office:value="32.185">
            <text:p>32.19</text:p>
          </table:table-cell>
          <table:table-cell office:value-type="string">
            <text:p>TWD -27</text:p>
          </table:table-cell>
          <table:table-cell table:formula="of:=VALUE(MID([.J218];5;LEN([.J218])))" office:value-type="float" office:value="-27">
            <text:p>-27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1.19469">
            <text:p>131.19</text:p>
          </table:table-cell>
          <table:table-cell office:value-type="string">
            <text:p>TWD 9.0400</text:p>
          </table:table-cell>
          <table:table-cell office:value-type="float" office:value="1">
            <text:p>1</text:p>
          </table:table-cell>
          <table:table-cell table:formula="of:=IF([.H219]=1;1;VALUE(MID([.H219];10;LEN([.H219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19];5;LEN([.J219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245956">
            <text:p>3.25</text:p>
          </table:table-cell>
          <table:table-cell office:value-type="string">
            <text:p>EUR 8.9650</text:p>
          </table:table-cell>
          <table:table-cell office:value-type="string">
            <text:p>99/07/08 40.8300</text:p>
          </table:table-cell>
          <table:table-cell table:formula="of:=IF([.H220]=1;1;VALUE(MID([.H220];10;LEN([.H220]))))" office:value-type="float" office:value="40.83">
            <text:p>40.83</text:p>
          </table:table-cell>
          <table:table-cell office:value-type="string">
            <text:p>TWD 1188</text:p>
          </table:table-cell>
          <table:table-cell table:formula="of:=VALUE(MID([.J220];5;LEN([.J220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603755">
            <text:p>0.6</text:p>
          </table:table-cell>
          <table:table-cell office:value-type="string">
            <text:p>USD 61.2500</text:p>
          </table:table-cell>
          <table:table-cell office:value-type="string">
            <text:p>99/07/08 32.1250</text:p>
          </table:table-cell>
          <table:table-cell table:formula="of:=IF([.H221]=1;1;VALUE(MID([.H221];10;LEN([.H221]))))" office:value-type="float" office:value="32.125">
            <text:p>32.13</text:p>
          </table:table-cell>
          <table:table-cell office:value-type="string">
            <text:p>TWD 1188</text:p>
          </table:table-cell>
          <table:table-cell table:formula="of:=VALUE(MID([.J221];5;LEN([.J221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1097">
            <text:p>1.81</text:p>
          </table:table-cell>
          <table:table-cell office:value-type="string">
            <text:p>USD 20.4200</text:p>
          </table:table-cell>
          <table:table-cell office:value-type="string">
            <text:p>99/07/08 32.1250</text:p>
          </table:table-cell>
          <table:table-cell table:formula="of:=IF([.H222]=1;1;VALUE(MID([.H222];10;LEN([.H222]))))" office:value-type="float" office:value="32.125">
            <text:p>32.13</text:p>
          </table:table-cell>
          <table:table-cell office:value-type="string">
            <text:p>TWD 1188</text:p>
          </table:table-cell>
          <table:table-cell table:formula="of:=VALUE(MID([.J222];5;LEN([.J222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3">
            <text:p>99/8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5.29661">
            <text:p>-5.3</text:p>
          </table:table-cell>
          <table:table-cell office:value-type="string">
            <text:p>TWD 9.4400</text:p>
          </table:table-cell>
          <table:table-cell office:value-type="float" office:value="1">
            <text:p>1</text:p>
          </table:table-cell>
          <table:table-cell table:formula="of:=IF([.H223]=1;1;VALUE(MID([.H223];10;LEN([.H223]))))" office:value-type="float" office:value="1">
            <text:p>1</text:p>
          </table:table-cell>
          <table:table-cell office:value-type="string">
            <text:p>TWD -50</text:p>
          </table:table-cell>
          <table:table-cell table:formula="of:=VALUE(MID([.J223];5;LEN([.J223])))" office:value-type="float" office:value="-50">
            <text:p>-5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2">
            <text:p>99/8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30952">
            <text:p>-0.43</text:p>
          </table:table-cell>
          <table:table-cell office:value-type="string">
            <text:p>EUR 9.4210</text:p>
          </table:table-cell>
          <table:table-cell office:value-type="string">
            <text:p>99/08/02 41.4100</text:p>
          </table:table-cell>
          <table:table-cell table:formula="of:=IF([.H224]=1;1;VALUE(MID([.H224];10;LEN([.H224]))))" office:value-type="float" office:value="41.41">
            <text:p>41.41</text:p>
          </table:table-cell>
          <table:table-cell office:value-type="string">
            <text:p>TWD -168</text:p>
          </table:table-cell>
          <table:table-cell table:formula="of:=VALUE(MID([.J224];5;LEN([.J224])))" office:value-type="float" office:value="-168">
            <text:p>-16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2">
            <text:p>99/8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8753">
            <text:p>-0.08</text:p>
          </table:table-cell>
          <table:table-cell office:value-type="string">
            <text:p>USD 65.1400</text:p>
          </table:table-cell>
          <table:table-cell office:value-type="string">
            <text:p>99/08/02 31.7700</text:p>
          </table:table-cell>
          <table:table-cell table:formula="of:=IF([.H225]=1;1;VALUE(MID([.H225];10;LEN([.H225]))))" office:value-type="float" office:value="31.77">
            <text:p>31.77</text:p>
          </table:table-cell>
          <table:table-cell office:value-type="string">
            <text:p>TWD -163</text:p>
          </table:table-cell>
          <table:table-cell table:formula="of:=VALUE(MID([.J225];5;LEN([.J225])))" office:value-type="float" office:value="-163">
            <text:p>-16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2">
            <text:p>99/8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46203">
            <text:p>-0.05</text:p>
          </table:table-cell>
          <table:table-cell office:value-type="string">
            <text:p>USD 21.8600</text:p>
          </table:table-cell>
          <table:table-cell office:value-type="string">
            <text:p>99/08/02 31.7700</text:p>
          </table:table-cell>
          <table:table-cell table:formula="of:=IF([.H226]=1;1;VALUE(MID([.H226];10;LEN([.H226]))))" office:value-type="float" office:value="31.77">
            <text:p>31.77</text:p>
          </table:table-cell>
          <table:table-cell office:value-type="string">
            <text:p>TWD -32</text:p>
          </table:table-cell>
          <table:table-cell table:formula="of:=VALUE(MID([.J226];5;LEN([.J226])))" office:value-type="float" office:value="-32">
            <text:p>-32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28.913043">
            <text:p>128.91</text:p>
          </table:table-cell>
          <table:table-cell office:value-type="string">
            <text:p>TWD 9.2000</text:p>
          </table:table-cell>
          <table:table-cell office:value-type="float" office:value="1">
            <text:p>1</text:p>
          </table:table-cell>
          <table:table-cell table:formula="of:=IF([.H227]=1;1;VALUE(MID([.H227];10;LEN([.H227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27];5;LEN([.J227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028449">
            <text:p>3.03</text:p>
          </table:table-cell>
          <table:table-cell office:value-type="string">
            <text:p>EUR 9.3150</text:p>
          </table:table-cell>
          <table:table-cell office:value-type="string">
            <text:p>99/08/06 42.1200</text:p>
          </table:table-cell>
          <table:table-cell table:formula="of:=IF([.H228]=1;1;VALUE(MID([.H228];10;LEN([.H228]))))" office:value-type="float" office:value="42.12">
            <text:p>42.12</text:p>
          </table:table-cell>
          <table:table-cell office:value-type="string">
            <text:p>TWD 1188</text:p>
          </table:table-cell>
          <table:table-cell table:formula="of:=VALUE(MID([.J228];5;LEN([.J228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4088">
            <text:p>0.57</text:p>
          </table:table-cell>
          <table:table-cell office:value-type="string">
            <text:p>USD 64.9900</text:p>
          </table:table-cell>
          <table:table-cell office:value-type="string">
            <text:p>99/08/06 31.8450</text:p>
          </table:table-cell>
          <table:table-cell table:formula="of:=IF([.H229]=1;1;VALUE(MID([.H229];10;LEN([.H229]))))" office:value-type="float" office:value="31.845">
            <text:p>31.85</text:p>
          </table:table-cell>
          <table:table-cell office:value-type="string">
            <text:p>TWD 1188</text:p>
          </table:table-cell>
          <table:table-cell table:formula="of:=VALUE(MID([.J229];5;LEN([.J229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702875">
            <text:p>1.7</text:p>
          </table:table-cell>
          <table:table-cell office:value-type="string">
            <text:p>USD 21.9100</text:p>
          </table:table-cell>
          <table:table-cell office:value-type="string">
            <text:p>99/08/06 31.8450</text:p>
          </table:table-cell>
          <table:table-cell table:formula="of:=IF([.H230]=1;1;VALUE(MID([.H230];10;LEN([.H230]))))" office:value-type="float" office:value="31.845">
            <text:p>31.85</text:p>
          </table:table-cell>
          <table:table-cell office:value-type="string">
            <text:p>TWD 1188</text:p>
          </table:table-cell>
          <table:table-cell table:formula="of:=VALUE(MID([.J230];5;LEN([.J230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9-01">
            <text:p>99/9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5.957447">
            <text:p>-5.96</text:p>
          </table:table-cell>
          <table:table-cell office:value-type="string">
            <text:p>TWD 9.4000</text:p>
          </table:table-cell>
          <table:table-cell office:value-type="float" office:value="1">
            <text:p>1</text:p>
          </table:table-cell>
          <table:table-cell table:formula="of:=IF([.H231]=1;1;VALUE(MID([.H231];10;LEN([.H231]))))" office:value-type="float" office:value="1">
            <text:p>1</text:p>
          </table:table-cell>
          <table:table-cell office:value-type="string">
            <text:p>TWD -56</text:p>
          </table:table-cell>
          <table:table-cell table:formula="of:=VALUE(MID([.J231];5;LEN([.J231])))" office:value-type="float" office:value="-56">
            <text:p>-5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8-31">
            <text:p>99/8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50269">
            <text:p>-0.45</text:p>
          </table:table-cell>
          <table:table-cell office:value-type="string">
            <text:p>EUR 8.9280</text:p>
          </table:table-cell>
          <table:table-cell office:value-type="string">
            <text:p>99/08/31 40.3400</text:p>
          </table:table-cell>
          <table:table-cell table:formula="of:=IF([.H232]=1;1;VALUE(MID([.H232];10;LEN([.H232]))))" office:value-type="float" office:value="40.34">
            <text:p>40.34</text:p>
          </table:table-cell>
          <table:table-cell office:value-type="string">
            <text:p>TWD -162</text:p>
          </table:table-cell>
          <table:table-cell table:formula="of:=VALUE(MID([.J232];5;LEN([.J232])))" office:value-type="float" office:value="-162">
            <text:p>-16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8-31">
            <text:p>99/8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81616">
            <text:p>-0.08</text:p>
          </table:table-cell>
          <table:table-cell office:value-type="string">
            <text:p>USD 60.1600</text:p>
          </table:table-cell>
          <table:table-cell office:value-type="string">
            <text:p>99/08/31 31.9800</text:p>
          </table:table-cell>
          <table:table-cell table:formula="of:=IF([.H233]=1;1;VALUE(MID([.H233];10;LEN([.H233]))))" office:value-type="float" office:value="31.98">
            <text:p>31.98</text:p>
          </table:table-cell>
          <table:table-cell office:value-type="string">
            <text:p>TWD -157</text:p>
          </table:table-cell>
          <table:table-cell table:formula="of:=VALUE(MID([.J233];5;LEN([.J233])))" office:value-type="float" office:value="-157">
            <text:p>-15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8-31">
            <text:p>99/8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56613">
            <text:p>-0.06</text:p>
          </table:table-cell>
          <table:table-cell office:value-type="string">
            <text:p>USD 21.0200</text:p>
          </table:table-cell>
          <table:table-cell office:value-type="string">
            <text:p>99/08/31 31.9800</text:p>
          </table:table-cell>
          <table:table-cell table:formula="of:=IF([.H234]=1;1;VALUE(MID([.H234];10;LEN([.H234]))))" office:value-type="float" office:value="31.98">
            <text:p>31.98</text:p>
          </table:table-cell>
          <table:table-cell office:value-type="string">
            <text:p>TWD -38</text:p>
          </table:table-cell>
          <table:table-cell table:formula="of:=VALUE(MID([.J234];5;LEN([.J234])))" office:value-type="float" office:value="-38">
            <text:p>-3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21.516393">
            <text:p>121.52</text:p>
          </table:table-cell>
          <table:table-cell office:value-type="string">
            <text:p>TWD 9.7600</text:p>
          </table:table-cell>
          <table:table-cell office:value-type="float" office:value="1">
            <text:p>1</text:p>
          </table:table-cell>
          <table:table-cell table:formula="of:=IF([.H235]=1;1;VALUE(MID([.H235];10;LEN([.H235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35];5;LEN([.J235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20111">
            <text:p>3.12</text:p>
          </table:table-cell>
          <table:table-cell office:value-type="string">
            <text:p>EUR 9.3330</text:p>
          </table:table-cell>
          <table:table-cell office:value-type="string">
            <text:p>99/09/08 40.8000</text:p>
          </table:table-cell>
          <table:table-cell table:formula="of:=IF([.H236]=1;1;VALUE(MID([.H236];10;LEN([.H236]))))" office:value-type="float" office:value="40.8">
            <text:p>40.8</text:p>
          </table:table-cell>
          <table:table-cell office:value-type="string">
            <text:p>TWD 1188</text:p>
          </table:table-cell>
          <table:table-cell table:formula="of:=VALUE(MID([.J236];5;LEN([.J236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90634">
            <text:p>0.59</text:p>
          </table:table-cell>
          <table:table-cell office:value-type="string">
            <text:p>USD 62.7800</text:p>
          </table:table-cell>
          <table:table-cell office:value-type="string">
            <text:p>99/09/08 32.0350</text:p>
          </table:table-cell>
          <table:table-cell table:formula="of:=IF([.H237]=1;1;VALUE(MID([.H237];10;LEN([.H237]))))" office:value-type="float" office:value="32.035">
            <text:p>32.04</text:p>
          </table:table-cell>
          <table:table-cell office:value-type="string">
            <text:p>TWD 1188</text:p>
          </table:table-cell>
          <table:table-cell table:formula="of:=VALUE(MID([.J237];5;LEN([.J237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701698">
            <text:p>1.7</text:p>
          </table:table-cell>
          <table:table-cell office:value-type="string">
            <text:p>USD 21.7900</text:p>
          </table:table-cell>
          <table:table-cell office:value-type="string">
            <text:p>99/09/08 32.0350</text:p>
          </table:table-cell>
          <table:table-cell table:formula="of:=IF([.H238]=1;1;VALUE(MID([.H238];10;LEN([.H238]))))" office:value-type="float" office:value="32.035">
            <text:p>32.04</text:p>
          </table:table-cell>
          <table:table-cell office:value-type="string">
            <text:p>TWD 1188</text:p>
          </table:table-cell>
          <table:table-cell table:formula="of:=VALUE(MID([.J238];5;LEN([.J238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可分配收益</text:p>
          </table:table-cell>
          <table:table-cell office:value-type="date" office:date-value="1999-09-19">
            <text:p>99/9/19</text:p>
          </table:table-cell>
          <table:table-cell office:value-type="date" office:date-value="1999-08-02">
            <text:p>99/8/2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0.407369">
            <text:p>0.41</text:p>
          </table:table-cell>
          <table:table-cell office:value-type="string">
            <text:p>EUR 9.4210</text:p>
          </table:table-cell>
          <table:table-cell office:value-type="string">
            <text:p>99/08/02 41.8100</text:p>
          </table:table-cell>
          <table:table-cell table:formula="of:=IF([.H239]=1;1;VALUE(MID([.H239];10;LEN([.H239]))))" office:value-type="float" office:value="41.81">
            <text:p>41.81</text:p>
          </table:table-cell>
          <table:table-cell office:value-type="string">
            <text:p>TWD 161</text:p>
          </table:table-cell>
          <table:table-cell table:formula="of:=VALUE(MID([.J239];5;LEN([.J239])))" office:value-type="float" office:value="161">
            <text:p>16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4">
            <text:p>99/10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6.015891">
            <text:p>-6.02</text:p>
          </table:table-cell>
          <table:table-cell office:value-type="string">
            <text:p>TWD 8.8100</text:p>
          </table:table-cell>
          <table:table-cell office:value-type="float" office:value="1">
            <text:p>1</text:p>
          </table:table-cell>
          <table:table-cell table:formula="of:=IF([.H240]=1;1;VALUE(MID([.H240];10;LEN([.H240]))))" office:value-type="float" office:value="1">
            <text:p>1</text:p>
          </table:table-cell>
          <table:table-cell office:value-type="string">
            <text:p>TWD -53</text:p>
          </table:table-cell>
          <table:table-cell table:formula="of:=VALUE(MID([.J240];5;LEN([.J240])))" office:value-type="float" office:value="-53">
            <text:p>-5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1">
            <text:p>99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12869">
            <text:p>-0.41</text:p>
          </table:table-cell>
          <table:table-cell office:value-type="string">
            <text:p>EUR 9.3250</text:p>
          </table:table-cell>
          <table:table-cell office:value-type="string">
            <text:p>99/10/01 42.3500</text:p>
          </table:table-cell>
          <table:table-cell table:formula="of:=IF([.H241]=1;1;VALUE(MID([.H241];10;LEN([.H241]))))" office:value-type="float" office:value="42.35">
            <text:p>42.35</text:p>
          </table:table-cell>
          <table:table-cell office:value-type="string">
            <text:p>TWD -163</text:p>
          </table:table-cell>
          <table:table-cell table:formula="of:=VALUE(MID([.J241];5;LEN([.J241])))" office:value-type="float" office:value="-163">
            <text:p>-16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4">
            <text:p>99/10/4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5483">
            <text:p>-0.08</text:p>
          </table:table-cell>
          <table:table-cell office:value-type="string">
            <text:p>USD 66.7700</text:p>
          </table:table-cell>
          <table:table-cell office:value-type="string">
            <text:p>99/10/04 30.9450</text:p>
          </table:table-cell>
          <table:table-cell table:formula="of:=IF([.H242]=1;1;VALUE(MID([.H242];10;LEN([.H242]))))" office:value-type="float" office:value="30.945">
            <text:p>30.95</text:p>
          </table:table-cell>
          <table:table-cell office:value-type="string">
            <text:p>TWD -156</text:p>
          </table:table-cell>
          <table:table-cell table:formula="of:=VALUE(MID([.J242];5;LEN([.J242])))" office:value-type="float" office:value="-156">
            <text:p>-15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1">
            <text:p>99/10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56362">
            <text:p>-0.06</text:p>
          </table:table-cell>
          <table:table-cell office:value-type="string">
            <text:p>USD 23.4200</text:p>
          </table:table-cell>
          <table:table-cell office:value-type="string">
            <text:p>99/10/01 31.1050</text:p>
          </table:table-cell>
          <table:table-cell table:formula="of:=IF([.H243]=1;1;VALUE(MID([.H243];10;LEN([.H243]))))" office:value-type="float" office:value="31.105">
            <text:p>31.11</text:p>
          </table:table-cell>
          <table:table-cell office:value-type="string">
            <text:p>TWD -41</text:p>
          </table:table-cell>
          <table:table-cell table:formula="of:=VALUE(MID([.J243];5;LEN([.J243])))" office:value-type="float" office:value="-41">
            <text:p>-41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3.558559">
            <text:p>133.56</text:p>
          </table:table-cell>
          <table:table-cell office:value-type="string">
            <text:p>TWD 8.8800</text:p>
          </table:table-cell>
          <table:table-cell office:value-type="float" office:value="1">
            <text:p>1</text:p>
          </table:table-cell>
          <table:table-cell table:formula="of:=IF([.H244]=1;1;VALUE(MID([.H244];10;LEN([.H244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44];5;LEN([.J244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933489">
            <text:p>2.93</text:p>
          </table:table-cell>
          <table:table-cell office:value-type="string">
            <text:p>EUR 9.4120</text:p>
          </table:table-cell>
          <table:table-cell office:value-type="string">
            <text:p>99/10/07 43.0300</text:p>
          </table:table-cell>
          <table:table-cell table:formula="of:=IF([.H245]=1;1;VALUE(MID([.H245];10;LEN([.H245]))))" office:value-type="float" office:value="43.03">
            <text:p>43.03</text:p>
          </table:table-cell>
          <table:table-cell office:value-type="string">
            <text:p>TWD 1188</text:p>
          </table:table-cell>
          <table:table-cell table:formula="of:=VALUE(MID([.J245];5;LEN([.J245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63964">
            <text:p>0.56</text:p>
          </table:table-cell>
          <table:table-cell office:value-type="string">
            <text:p>USD 68.3200</text:p>
          </table:table-cell>
          <table:table-cell office:value-type="string">
            <text:p>99/10/07 30.8350</text:p>
          </table:table-cell>
          <table:table-cell table:formula="of:=IF([.H246]=1;1;VALUE(MID([.H246];10;LEN([.H246]))))" office:value-type="float" office:value="30.835">
            <text:p>30.84</text:p>
          </table:table-cell>
          <table:table-cell office:value-type="string">
            <text:p>TWD 1188</text:p>
          </table:table-cell>
          <table:table-cell table:formula="of:=VALUE(MID([.J246];5;LEN([.J246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616869">
            <text:p>1.62</text:p>
          </table:table-cell>
          <table:table-cell office:value-type="string">
            <text:p>USD 23.8300</text:p>
          </table:table-cell>
          <table:table-cell office:value-type="string">
            <text:p>99/10/07 30.8350</text:p>
          </table:table-cell>
          <table:table-cell table:formula="of:=IF([.H247]=1;1;VALUE(MID([.H247];10;LEN([.H247]))))" office:value-type="float" office:value="30.835">
            <text:p>30.84</text:p>
          </table:table-cell>
          <table:table-cell office:value-type="string">
            <text:p>TWD 1188</text:p>
          </table:table-cell>
          <table:table-cell table:formula="of:=VALUE(MID([.J247];5;LEN([.J247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2">
            <text:p>99/11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6.17284">
            <text:p>-6.17</text:p>
          </table:table-cell>
          <table:table-cell office:value-type="string">
            <text:p>TWD 8.9100</text:p>
          </table:table-cell>
          <table:table-cell office:value-type="float" office:value="1">
            <text:p>1</text:p>
          </table:table-cell>
          <table:table-cell table:formula="of:=IF([.H248]=1;1;VALUE(MID([.H248];10;LEN([.H248]))))" office:value-type="float" office:value="1">
            <text:p>1</text:p>
          </table:table-cell>
          <table:table-cell office:value-type="string">
            <text:p>TWD -55</text:p>
          </table:table-cell>
          <table:table-cell table:formula="of:=VALUE(MID([.J248];5;LEN([.J248])))" office:value-type="float" office:value="-55">
            <text:p>-5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1">
            <text:p>99/11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92684">
            <text:p>-0.39</text:p>
          </table:table-cell>
          <table:table-cell office:value-type="string">
            <text:p>EUR 9.6770</text:p>
          </table:table-cell>
          <table:table-cell office:value-type="string">
            <text:p>99/11/01 42.4000</text:p>
          </table:table-cell>
          <table:table-cell table:formula="of:=IF([.H249]=1;1;VALUE(MID([.H249];10;LEN([.H249]))))" office:value-type="float" office:value="42.4">
            <text:p>42.4</text:p>
          </table:table-cell>
          <table:table-cell office:value-type="string">
            <text:p>TWD -161</text:p>
          </table:table-cell>
          <table:table-cell table:formula="of:=VALUE(MID([.J249];5;LEN([.J249])))" office:value-type="float" office:value="-161">
            <text:p>-16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2">
            <text:p>99/1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1804">
            <text:p>-0.07</text:p>
          </table:table-cell>
          <table:table-cell office:value-type="string">
            <text:p>USD 70.4700</text:p>
          </table:table-cell>
          <table:table-cell office:value-type="string">
            <text:p>99/11/02 30.4400</text:p>
          </table:table-cell>
          <table:table-cell table:formula="of:=IF([.H250]=1;1;VALUE(MID([.H250];10;LEN([.H250]))))" office:value-type="float" office:value="30.44">
            <text:p>30.44</text:p>
          </table:table-cell>
          <table:table-cell office:value-type="string">
            <text:p>TWD -154</text:p>
          </table:table-cell>
          <table:table-cell table:formula="of:=VALUE(MID([.J250];5;LEN([.J250])))" office:value-type="float" office:value="-154">
            <text:p>-154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2">
            <text:p>99/1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57811">
            <text:p>-0.06</text:p>
          </table:table-cell>
          <table:table-cell office:value-type="string">
            <text:p>USD 24.3900</text:p>
          </table:table-cell>
          <table:table-cell office:value-type="string">
            <text:p>99/11/02 30.4400</text:p>
          </table:table-cell>
          <table:table-cell table:formula="of:=IF([.H251]=1;1;VALUE(MID([.H251];10;LEN([.H251]))))" office:value-type="float" office:value="30.44">
            <text:p>30.44</text:p>
          </table:table-cell>
          <table:table-cell office:value-type="string">
            <text:p>TWD -43</text:p>
          </table:table-cell>
          <table:table-cell table:formula="of:=VALUE(MID([.J251];5;LEN([.J251])))" office:value-type="float" office:value="-43">
            <text:p>-43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5.388128">
            <text:p>135.39</text:p>
          </table:table-cell>
          <table:table-cell office:value-type="string">
            <text:p>TWD 8.7600</text:p>
          </table:table-cell>
          <table:table-cell office:value-type="float" office:value="1">
            <text:p>1</text:p>
          </table:table-cell>
          <table:table-cell table:formula="of:=IF([.H252]=1;1;VALUE(MID([.H252];10;LEN([.H252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52];5;LEN([.J252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834225">
            <text:p>2.83</text:p>
          </table:table-cell>
          <table:table-cell office:value-type="string">
            <text:p>EUR 9.9110</text:p>
          </table:table-cell>
          <table:table-cell office:value-type="string">
            <text:p>99/11/08 42.2900</text:p>
          </table:table-cell>
          <table:table-cell table:formula="of:=IF([.H253]=1;1;VALUE(MID([.H253];10;LEN([.H253]))))" office:value-type="float" office:value="42.29">
            <text:p>42.29</text:p>
          </table:table-cell>
          <table:table-cell office:value-type="string">
            <text:p>TWD 1188</text:p>
          </table:table-cell>
          <table:table-cell table:formula="of:=VALUE(MID([.J253];5;LEN([.J253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43983">
            <text:p>0.54</text:p>
          </table:table-cell>
          <table:table-cell office:value-type="string">
            <text:p>USD 72.3000</text:p>
          </table:table-cell>
          <table:table-cell office:value-type="string">
            <text:p>99/11/08 30.2050</text:p>
          </table:table-cell>
          <table:table-cell table:formula="of:=IF([.H254]=1;1;VALUE(MID([.H254];10;LEN([.H254]))))" office:value-type="float" office:value="30.205">
            <text:p>30.21</text:p>
          </table:table-cell>
          <table:table-cell office:value-type="string">
            <text:p>TWD 1188</text:p>
          </table:table-cell>
          <table:table-cell table:formula="of:=VALUE(MID([.J254];5;LEN([.J254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57006">
            <text:p>1.57</text:p>
          </table:table-cell>
          <table:table-cell office:value-type="string">
            <text:p>USD 25.0500</text:p>
          </table:table-cell>
          <table:table-cell office:value-type="string">
            <text:p>99/11/08 30.2050</text:p>
          </table:table-cell>
          <table:table-cell table:formula="of:=IF([.H255]=1;1;VALUE(MID([.H255];10;LEN([.H255]))))" office:value-type="float" office:value="30.205">
            <text:p>30.21</text:p>
          </table:table-cell>
          <table:table-cell office:value-type="string">
            <text:p>TWD 1188</text:p>
          </table:table-cell>
          <table:table-cell table:formula="of:=VALUE(MID([.J255];5;LEN([.J255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2">
            <text:p>99/1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6.770255">
            <text:p>-6.77</text:p>
          </table:table-cell>
          <table:table-cell office:value-type="string">
            <text:p>TWD 9.0100</text:p>
          </table:table-cell>
          <table:table-cell office:value-type="float" office:value="1">
            <text:p>1</text:p>
          </table:table-cell>
          <table:table-cell table:formula="of:=IF([.H256]=1;1;VALUE(MID([.H256];10;LEN([.H256]))))" office:value-type="float" office:value="1">
            <text:p>1</text:p>
          </table:table-cell>
          <table:table-cell office:value-type="string">
            <text:p>TWD -61</text:p>
          </table:table-cell>
          <table:table-cell table:formula="of:=VALUE(MID([.J256];5;LEN([.J256])))" office:value-type="float" office:value="-61">
            <text:p>-6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1">
            <text:p>99/1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01683">
            <text:p>-0.4</text:p>
          </table:table-cell>
          <table:table-cell office:value-type="string">
            <text:p>EUR 9.9830</text:p>
          </table:table-cell>
          <table:table-cell office:value-type="string">
            <text:p>99/12/01 39.4000</text:p>
          </table:table-cell>
          <table:table-cell table:formula="of:=IF([.H257]=1;1;VALUE(MID([.H257];10;LEN([.H257]))))" office:value-type="float" office:value="39.4">
            <text:p>39.4</text:p>
          </table:table-cell>
          <table:table-cell office:value-type="string">
            <text:p>TWD -158</text:p>
          </table:table-cell>
          <table:table-cell table:formula="of:=VALUE(MID([.J257];5;LEN([.J257])))" office:value-type="float" office:value="-158">
            <text:p>-15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1">
            <text:p>99/1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3748">
            <text:p>-0.07</text:p>
          </table:table-cell>
          <table:table-cell office:value-type="string">
            <text:p>USD 70.5100</text:p>
          </table:table-cell>
          <table:table-cell office:value-type="string">
            <text:p>99/12/01 30.4100</text:p>
          </table:table-cell>
          <table:table-cell table:formula="of:=IF([.H258]=1;1;VALUE(MID([.H258];10;LEN([.H258]))))" office:value-type="float" office:value="30.41">
            <text:p>30.41</text:p>
          </table:table-cell>
          <table:table-cell office:value-type="string">
            <text:p>TWD -158</text:p>
          </table:table-cell>
          <table:table-cell table:formula="of:=VALUE(MID([.J258];5;LEN([.J258])))" office:value-type="float" office:value="-158">
            <text:p>-158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1">
            <text:p>99/1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67619">
            <text:p>-0.07</text:p>
          </table:table-cell>
          <table:table-cell office:value-type="string">
            <text:p>USD 23.8100</text:p>
          </table:table-cell>
          <table:table-cell office:value-type="string">
            <text:p>99/12/01 30.4100</text:p>
          </table:table-cell>
          <table:table-cell table:formula="of:=IF([.H259]=1;1;VALUE(MID([.H259];10;LEN([.H259]))))" office:value-type="float" office:value="30.41">
            <text:p>30.41</text:p>
          </table:table-cell>
          <table:table-cell office:value-type="string">
            <text:p>TWD -49</text:p>
          </table:table-cell>
          <table:table-cell table:formula="of:=VALUE(MID([.J259];5;LEN([.J259])))" office:value-type="float" office:value="-49">
            <text:p>-49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1.049724">
            <text:p>131.05</text:p>
          </table:table-cell>
          <table:table-cell office:value-type="string">
            <text:p>TWD 9.0500</text:p>
          </table:table-cell>
          <table:table-cell office:value-type="float" office:value="1">
            <text:p>1</text:p>
          </table:table-cell>
          <table:table-cell table:formula="of:=IF([.H260]=1;1;VALUE(MID([.H260];10;LEN([.H260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60];5;LEN([.J260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884129">
            <text:p>2.88</text:p>
          </table:table-cell>
          <table:table-cell office:value-type="string">
            <text:p>EUR 10.2700</text:p>
          </table:table-cell>
          <table:table-cell office:value-type="string">
            <text:p>99/12/08 40.1100</text:p>
          </table:table-cell>
          <table:table-cell table:formula="of:=IF([.H261]=1;1;VALUE(MID([.H261];10;LEN([.H261]))))" office:value-type="float" office:value="40.11">
            <text:p>40.11</text:p>
          </table:table-cell>
          <table:table-cell office:value-type="string">
            <text:p>TWD 1188</text:p>
          </table:table-cell>
          <table:table-cell table:formula="of:=VALUE(MID([.J261];5;LEN([.J261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45719">
            <text:p>0.55</text:p>
          </table:table-cell>
          <table:table-cell office:value-type="string">
            <text:p>USD 72.0700</text:p>
          </table:table-cell>
          <table:table-cell office:value-type="string">
            <text:p>99/12/08 30.2050</text:p>
          </table:table-cell>
          <table:table-cell table:formula="of:=IF([.H262]=1;1;VALUE(MID([.H262];10;LEN([.H262]))))" office:value-type="float" office:value="30.205">
            <text:p>30.21</text:p>
          </table:table-cell>
          <table:table-cell office:value-type="string">
            <text:p>TWD 1188</text:p>
          </table:table-cell>
          <table:table-cell table:formula="of:=VALUE(MID([.J262];5;LEN([.J262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629921">
            <text:p>1.63</text:p>
          </table:table-cell>
          <table:table-cell office:value-type="string">
            <text:p>USD 24.1300</text:p>
          </table:table-cell>
          <table:table-cell office:value-type="string">
            <text:p>99/12/08 30.2050</text:p>
          </table:table-cell>
          <table:table-cell table:formula="of:=IF([.H263]=1;1;VALUE(MID([.H263];10;LEN([.H263]))))" office:value-type="float" office:value="30.205">
            <text:p>30.21</text:p>
          </table:table-cell>
          <table:table-cell office:value-type="string">
            <text:p>TWD 1188</text:p>
          </table:table-cell>
          <table:table-cell table:formula="of:=VALUE(MID([.J263];5;LEN([.J263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基金轉換</text:p>
          </table:table-cell>
          <table:table-cell office:value-type="date" office:date-value="1999-12-14">
            <text:p>99/12/14</text:p>
          </table:table-cell>
          <table:table-cell office:value-type="date" office:date-value="1999-12-15">
            <text:p>99/12/15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88.965298">
            <text:p>-88.97</text:p>
          </table:table-cell>
          <table:table-cell office:value-type="string">
            <text:p>EUR 10.2600</text:p>
          </table:table-cell>
          <table:table-cell office:value-type="string">
            <text:p>99/12/16 39.2600</text:p>
          </table:table-cell>
          <table:table-cell table:formula="of:=IF([.H264]=1;1;VALUE(MID([.H264];10;LEN([.H264]))))" office:value-type="float" office:value="39.26">
            <text:p>39.26</text:p>
          </table:table-cell>
          <table:table-cell office:value-type="string">
            <text:p>TWD -35836</text:p>
          </table:table-cell>
          <table:table-cell table:formula="of:=VALUE(MID([.J264];5;LEN([.J264])))" office:value-type="float" office:value="-35836">
            <text:p>-35836</text:p>
          </table:table-cell>
          <table:table-cell/>
        </table:table-row>
        <table:table-row table:style-name="ro4">
          <table:table-cell office:value-type="string">
            <text:p>基金轉換</text:p>
          </table:table-cell>
          <table:table-cell office:value-type="date" office:date-value="1999-12-14">
            <text:p>99/12/14</text:p>
          </table:table-cell>
          <table:table-cell office:value-type="date" office:date-value="1999-12-17">
            <text:p>99/12/17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2004.250559">
            <text:p>2004.25</text:p>
          </table:table-cell>
          <table:table-cell office:value-type="string">
            <text:p>TWD 8.9400</text:p>
          </table:table-cell>
          <table:table-cell office:value-type="float" office:value="1">
            <text:p>1</text:p>
          </table:table-cell>
          <table:table-cell table:formula="of:=IF([.H265]=1;1;VALUE(MID([.H265];10;LEN([.H265]))))" office:value-type="float" office:value="1">
            <text:p>1</text:p>
          </table:table-cell>
          <table:table-cell office:value-type="string">
            <text:p>TWD 17918</text:p>
          </table:table-cell>
          <table:table-cell table:formula="of:=VALUE(MID([.J265];5;LEN([.J265])))" office:value-type="float" office:value="17918">
            <text:p>17918</text:p>
          </table:table-cell>
          <table:table-cell/>
        </table:table-row>
        <table:table-row table:style-name="ro6">
          <table:table-cell office:value-type="string">
            <text:p>基金轉換</text:p>
          </table:table-cell>
          <table:table-cell office:value-type="date" office:date-value="1999-12-14">
            <text:p>99/12/14</text:p>
          </table:table-cell>
          <table:table-cell office:value-type="date" office:date-value="1999-12-17">
            <text:p>99/12/17</text:p>
          </table:table-cell>
          <table:table-cell office:value-type="string">
            <text:p>貝萊德世界黃金基金 A2( 美元 )</text:p>
          </table:table-cell>
          <table:table-cell office:value-type="string">
            <text:p>買入</text:p>
          </table:table-cell>
          <table:table-cell office:value-type="float" office:value="9.19262">
            <text:p>9.19</text:p>
          </table:table-cell>
          <table:table-cell office:value-type="string">
            <text:p>USD 65.3100</text:p>
          </table:table-cell>
          <table:table-cell office:value-type="string">
            <text:p>99/12/17 29.8450</text:p>
          </table:table-cell>
          <table:table-cell table:formula="of:=IF([.H266]=1;1;VALUE(MID([.H266];10;LEN([.H266]))))" office:value-type="float" office:value="29.845">
            <text:p>29.85</text:p>
          </table:table-cell>
          <table:table-cell office:value-type="string">
            <text:p>TWD 17918</text:p>
          </table:table-cell>
          <table:table-cell table:formula="of:=VALUE(MID([.J266];5;LEN([.J266])))" office:value-type="float" office:value="17918">
            <text:p>1791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00-01-01">
            <text:p>00/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789474">
            <text:p>-15.79</text:p>
          </table:table-cell>
          <table:table-cell office:value-type="string">
            <text:p>TWD 8.9300</text:p>
          </table:table-cell>
          <table:table-cell office:value-type="float" office:value="1">
            <text:p>1</text:p>
          </table:table-cell>
          <table:table-cell table:formula="of:=IF([.H267]=1;1;VALUE(MID([.H267];10;LEN([.H267]))))" office:value-type="float" office:value="1">
            <text:p>1</text:p>
          </table:table-cell>
          <table:table-cell office:value-type="string">
            <text:p>TWD -141</text:p>
          </table:table-cell>
          <table:table-cell table:formula="of:=VALUE(MID([.J267];5;LEN([.J267])))" office:value-type="float" office:value="-141">
            <text:p>-14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999-12-31">
            <text:p>99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2747">
            <text:p>-0.07</text:p>
          </table:table-cell>
          <table:table-cell office:value-type="string">
            <text:p>USD 73.1300</text:p>
          </table:table-cell>
          <table:table-cell office:value-type="string">
            <text:p>99/12/31 29.1250</text:p>
          </table:table-cell>
          <table:table-cell table:formula="of:=IF([.H268]=1;1;VALUE(MID([.H268];10;LEN([.H268]))))" office:value-type="float" office:value="29.125">
            <text:p>29.13</text:p>
          </table:table-cell>
          <table:table-cell office:value-type="string">
            <text:p>TWD -155</text:p>
          </table:table-cell>
          <table:table-cell table:formula="of:=VALUE(MID([.J268];5;LEN([.J268])))" office:value-type="float" office:value="-155">
            <text:p>-155</text:p>
          </table:table-cell>
          <table:table-cell/>
        </table:table-row>
        <table:table-row table:style-name="ro6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999-12-31">
            <text:p>99/12/31</text:p>
          </table:table-cell>
          <table:table-cell office:value-type="string">
            <text:p>貝萊德世界黃金基金 A2( 美元 )</text:p>
          </table:table-cell>
          <table:table-cell office:value-type="string">
            <text:p>賣出</text:p>
          </table:table-cell>
          <table:table-cell office:value-type="float" office:value="-0.040777">
            <text:p>-0.04</text:p>
          </table:table-cell>
          <table:table-cell office:value-type="string">
            <text:p>USD 67.4400</text:p>
          </table:table-cell>
          <table:table-cell office:value-type="string">
            <text:p>99/12/31 29.1250</text:p>
          </table:table-cell>
          <table:table-cell table:formula="of:=IF([.H269]=1;1;VALUE(MID([.H269];10;LEN([.H269]))))" office:value-type="float" office:value="29.125">
            <text:p>29.13</text:p>
          </table:table-cell>
          <table:table-cell office:value-type="string">
            <text:p>TWD -80</text:p>
          </table:table-cell>
          <table:table-cell table:formula="of:=VALUE(MID([.J269];5;LEN([.J269])))" office:value-type="float" office:value="-80">
            <text:p>-8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999-12-31">
            <text:p>99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69976">
            <text:p>-0.07</text:p>
          </table:table-cell>
          <table:table-cell office:value-type="string">
            <text:p>USD 24.5800</text:p>
          </table:table-cell>
          <table:table-cell office:value-type="string">
            <text:p>99/12/31 29.1250</text:p>
          </table:table-cell>
          <table:table-cell table:formula="of:=IF([.H270]=1;1;VALUE(MID([.H270];10;LEN([.H270]))))" office:value-type="float" office:value="29.125">
            <text:p>29.13</text:p>
          </table:table-cell>
          <table:table-cell office:value-type="string">
            <text:p>TWD -50</text:p>
          </table:table-cell>
          <table:table-cell table:formula="of:=VALUE(MID([.J270];5;LEN([.J270])))" office:value-type="float" office:value="-50">
            <text:p>-5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00-01-03">
            <text:p>00/1/5</text:p>
          </table:table-cell>
          <table:table-cell office:value-type="date" office:date-value="100-01-04">
            <text:p>00/1/6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3.633296">
            <text:p>133.63</text:p>
          </table:table-cell>
          <table:table-cell office:value-type="string">
            <text:p>TWD 8.8900</text:p>
          </table:table-cell>
          <table:table-cell office:value-type="float" office:value="1">
            <text:p>1</text:p>
          </table:table-cell>
          <table:table-cell table:formula="of:=IF([.H271]=1;1;VALUE(MID([.H271];10;LEN([.H271]))))" office:value-type="float" office:value="1">
            <text:p>1</text:p>
          </table:table-cell>
          <table:table-cell office:value-type="string">
            <text:p>TWD 1188</text:p>
          </table:table-cell>
          <table:table-cell table:formula="of:=VALUE(MID([.J271];5;LEN([.J271])))" office:value-type="float" office:value="1188">
            <text:p>1188</text:p>
          </table:table-cell>
          <table:table-cell/>
        </table:table-row>
        <table:table-row table:style-name="ro6">
          <table:table-cell office:value-type="string">
            <text:p>基本保費</text:p>
          </table:table-cell>
          <table:table-cell office:value-type="date" office:date-value="100-01-03">
            <text:p>00/1/5</text:p>
          </table:table-cell>
          <table:table-cell office:value-type="date" office:date-value="100-01-04">
            <text:p>00/1/6</text:p>
          </table:table-cell>
          <table:table-cell office:value-type="string">
            <text:p>貝萊德世界黃金基金 A2( 美元 )</text:p>
          </table:table-cell>
          <table:table-cell office:value-type="string">
            <text:p>買入</text:p>
          </table:table-cell>
          <table:table-cell office:value-type="float" office:value="0.629854">
            <text:p>0.63</text:p>
          </table:table-cell>
          <table:table-cell office:value-type="string">
            <text:p>USD 64.3800</text:p>
          </table:table-cell>
          <table:table-cell office:value-type="string">
            <text:p>100/01/06 29.2950</text:p>
          </table:table-cell>
          <table:table-cell table:formula="of:=IF([.H272]=1;1;VALUE(MID([.H272];10;LEN([.H272]))))" office:value-type="float" office:value="29.295">
            <text:p>29.3</text:p>
          </table:table-cell>
          <table:table-cell office:value-type="string">
            <text:p>TWD 1188</text:p>
          </table:table-cell>
          <table:table-cell table:formula="of:=VALUE(MID([.J272];5;LEN([.J272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00-01-03">
            <text:p>00/1/5</text:p>
          </table:table-cell>
          <table:table-cell office:value-type="date" office:date-value="100-01-04">
            <text:p>00/1/6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.2717">
            <text:p>3.27</text:p>
          </table:table-cell>
          <table:table-cell office:value-type="string">
            <text:p>USD 24.7700</text:p>
          </table:table-cell>
          <table:table-cell office:value-type="string">
            <text:p>100/01/06 29.2950</text:p>
          </table:table-cell>
          <table:table-cell table:formula="of:=IF([.H273]=1;1;VALUE(MID([.H273];10;LEN([.H273]))))" office:value-type="float" office:value="29.295">
            <text:p>29.3</text:p>
          </table:table-cell>
          <table:table-cell office:value-type="string">
            <text:p>TWD 2374</text:p>
          </table:table-cell>
          <table:table-cell table:formula="of:=VALUE(MID([.J273];5;LEN([.J273])))" office:value-type="float" office:value="2374">
            <text:p>237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2-07">
            <text:p>00/2/9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841584">
            <text:p>-15.84</text:p>
          </table:table-cell>
          <table:table-cell office:value-type="string">
            <text:p>TWD 9.0900</text:p>
          </table:table-cell>
          <table:table-cell office:value-type="float" office:value="1">
            <text:p>1</text:p>
          </table:table-cell>
          <table:table-cell table:formula="of:=IF([.H274]=1;1;VALUE(MID([.H274];10;LEN([.H274]))))" office:value-type="float" office:value="1">
            <text:p>1</text:p>
          </table:table-cell>
          <table:table-cell office:value-type="string">
            <text:p>TWD -144</text:p>
          </table:table-cell>
          <table:table-cell table:formula="of:=VALUE(MID([.J274];5;LEN([.J274])))" office:value-type="float" office:value="-144">
            <text:p>-14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1-29">
            <text:p>00/1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0736">
            <text:p>-0.07</text:p>
          </table:table-cell>
          <table:table-cell office:value-type="string">
            <text:p>USD 73.2300</text:p>
          </table:table-cell>
          <table:table-cell office:value-type="string">
            <text:p>100/01/31 28.9750</text:p>
          </table:table-cell>
          <table:table-cell table:formula="of:=IF([.H275]=1;1;VALUE(MID([.H275];10;LEN([.H275]))))" office:value-type="float" office:value="28.975">
            <text:p>28.98</text:p>
          </table:table-cell>
          <table:table-cell office:value-type="string">
            <text:p>TWD -150</text:p>
          </table:table-cell>
          <table:table-cell table:formula="of:=VALUE(MID([.J275];5;LEN([.J275])))" office:value-type="float" office:value="-150">
            <text:p>-150</text:p>
          </table:table-cell>
          <table:table-cell/>
        </table:table-row>
        <table:table-row table:style-name="ro6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1-29">
            <text:p>00/1/31</text:p>
          </table:table-cell>
          <table:table-cell office:value-type="string">
            <text:p>貝萊德世界黃金基金 A2( 美元 )</text:p>
          </table:table-cell>
          <table:table-cell office:value-type="string">
            <text:p>賣出</text:p>
          </table:table-cell>
          <table:table-cell office:value-type="float" office:value="-0.042431">
            <text:p>-0.04</text:p>
          </table:table-cell>
          <table:table-cell office:value-type="string">
            <text:p>USD 59.3900</text:p>
          </table:table-cell>
          <table:table-cell office:value-type="string">
            <text:p>100/01/31 28.9750</text:p>
          </table:table-cell>
          <table:table-cell table:formula="of:=IF([.H276]=1;1;VALUE(MID([.H276];10;LEN([.H276]))))" office:value-type="float" office:value="28.975">
            <text:p>28.98</text:p>
          </table:table-cell>
          <table:table-cell office:value-type="string">
            <text:p>TWD -73</text:p>
          </table:table-cell>
          <table:table-cell table:formula="of:=VALUE(MID([.J276];5;LEN([.J276])))" office:value-type="float" office:value="-73">
            <text:p>-7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1-29">
            <text:p>00/1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83985">
            <text:p>-0.08</text:p>
          </table:table-cell>
          <table:table-cell office:value-type="string">
            <text:p>USD 24.2900</text:p>
          </table:table-cell>
          <table:table-cell office:value-type="string">
            <text:p>100/01/31 28.9750</text:p>
          </table:table-cell>
          <table:table-cell table:formula="of:=IF([.H277]=1;1;VALUE(MID([.H277];10;LEN([.H277]))))" office:value-type="float" office:value="28.975">
            <text:p>28.98</text:p>
          </table:table-cell>
          <table:table-cell office:value-type="string">
            <text:p>TWD -59</text:p>
          </table:table-cell>
          <table:table-cell table:formula="of:=VALUE(MID([.J277];5;LEN([.J277])))" office:value-type="float" office:value="-59">
            <text:p>-59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00-02-08">
            <text:p>00/2/10</text:p>
          </table:table-cell>
          <table:table-cell office:value-type="date" office:date-value="100-02-09">
            <text:p>00/2/11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4.541336">
            <text:p>134.54</text:p>
          </table:table-cell>
          <table:table-cell office:value-type="string">
            <text:p>TWD 8.8300</text:p>
          </table:table-cell>
          <table:table-cell office:value-type="float" office:value="1">
            <text:p>1</text:p>
          </table:table-cell>
          <table:table-cell table:formula="of:=IF([.H278]=1;1;VALUE(MID([.H278];10;LEN([.H278]))))" office:value-type="float" office:value="1">
            <text:p>1</text:p>
          </table:table-cell>
          <table:table-cell office:value-type="string">
            <text:p>TWD 1188</text:p>
          </table:table-cell>
          <table:table-cell table:formula="of:=VALUE(MID([.J278];5;LEN([.J278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00-02-08">
            <text:p>00/2/10</text:p>
          </table:table-cell>
          <table:table-cell office:value-type="date" office:date-value="100-02-09">
            <text:p>00/2/11</text:p>
          </table:table-cell>
          <table:table-cell office:value-type="string">
            <text:p>富達國際債券基金</text:p>
          </table:table-cell>
          <table:table-cell office:value-type="string">
            <text:p>買入</text:p>
          </table:table-cell>
          <table:table-cell office:value-type="float" office:value="32.972536">
            <text:p>32.97</text:p>
          </table:table-cell>
          <table:table-cell office:value-type="string">
            <text:p>USD 1.2380</text:p>
          </table:table-cell>
          <table:table-cell office:value-type="string">
            <text:p>100/02/11 29.1050</text:p>
          </table:table-cell>
          <table:table-cell table:formula="of:=IF([.H279]=1;1;VALUE(MID([.H279];10;LEN([.H279]))))" office:value-type="float" office:value="29.105">
            <text:p>29.11</text:p>
          </table:table-cell>
          <table:table-cell office:value-type="string">
            <text:p>TWD 1188</text:p>
          </table:table-cell>
          <table:table-cell table:formula="of:=VALUE(MID([.J279];5;LEN([.J279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00-02-08">
            <text:p>00/2/10</text:p>
          </table:table-cell>
          <table:table-cell office:value-type="date" office:date-value="100-02-09">
            <text:p>00/2/11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.517464">
            <text:p>3.52</text:p>
          </table:table-cell>
          <table:table-cell office:value-type="string">
            <text:p>USD 23.1900</text:p>
          </table:table-cell>
          <table:table-cell office:value-type="string">
            <text:p>100/02/11 29.1050</text:p>
          </table:table-cell>
          <table:table-cell table:formula="of:=IF([.H280]=1;1;VALUE(MID([.H280];10;LEN([.H280]))))" office:value-type="float" office:value="29.105">
            <text:p>29.11</text:p>
          </table:table-cell>
          <table:table-cell office:value-type="string">
            <text:p>TWD 2374</text:p>
          </table:table-cell>
          <table:table-cell table:formula="of:=VALUE(MID([.J280];5;LEN([.J280])))" office:value-type="float" office:value="2374">
            <text:p>2374</text:p>
          </table:table-cell>
          <table:table-cell/>
        </table:table-row>
        <table:table-row table:style-name="ro2">
          <table:table-cell table:style-name="Default" table:number-columns-repeated="11"/>
          <table:table-cell/>
        </table:table-row>
        <table:table-row table:style-name="ro2">
          <table:table-cell table:style-name="Default" table:number-columns-repeated="10"/>
          <table:table-cell table:style-name="Default" table:formula="of:=SUM([.K2:.K280])" office:value-type="float" office:value="81963">
            <text:p>81963</text:p>
          </table:table-cell>
          <table:table-cell/>
        </table:table-row>
      </table:table>
      <table:table table:name="工作表4" table:style-name="ta1" table:print="false">
        <table:table-column table:style-name="co2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date" office:date-value="2011-04-28">
            <text:p>11/4/28</text:p>
          </table:table-cell>
          <table:table-cell office:value-type="float" office:value="7120">
            <text:p>7120</text:p>
          </table:table-cell>
          <table:table-cell office:value-type="string">
            <text:p>牌照稅</text:p>
          </table:table-cell>
          <table:table-cell/>
        </table:table-row>
        <table:table-row table:style-name="ro2">
          <table:table-cell office:value-type="date" office:date-value="2011-04-28">
            <text:p>11/4/28</text:p>
          </table:table-cell>
          <table:table-cell office:value-type="float" office:value="1440">
            <text:p>1440</text:p>
          </table:table-cell>
          <table:table-cell office:value-type="string">
            <text:p>宿舍修繕</text:p>
          </table:table-cell>
          <table:table-cell/>
        </table:table-row>
        <table:table-row table:style-name="ro2">
          <table:table-cell office:value-type="date" office:date-value="2011-04-29">
            <text:p>11/4/29</text:p>
          </table:table-cell>
          <table:table-cell office:value-type="float" office:value="119">
            <text:p>119</text:p>
          </table:table-cell>
          <table:table-cell office:value-type="string">
            <text:p>交通費</text:p>
          </table:table-cell>
          <table:table-cell office:value-type="string">
            <text:p>首都客運</text:p>
          </table:table-cell>
        </table:table-row>
        <table:table-row table:style-name="ro2">
          <table:table-cell office:value-type="date" office:date-value="2011-04-29">
            <text:p>11/4/29</text:p>
          </table:table-cell>
          <table:table-cell office:value-type="float" office:value="30">
            <text:p>30</text:p>
          </table:table-cell>
          <table:table-cell office:value-type="string">
            <text:p>早餐</text:p>
          </table:table-cell>
          <table:table-cell office:value-type="string">
            <text:p>財稅中心旁買飯團</text:p>
          </table:table-cell>
        </table:table-row>
        <table:table-row table:style-name="ro2">
          <table:table-cell office:value-type="date" office:date-value="2011-04-29">
            <text:p>11/4/29</text:p>
          </table:table-cell>
          <table:table-cell office:value-type="float" office:value="120">
            <text:p>120</text:p>
          </table:table-cell>
          <table:table-cell office:value-type="string">
            <text:p>交通費</text:p>
          </table:table-cell>
          <table:table-cell office:value-type="string">
            <text:p>首都客運</text:p>
          </table:table-cell>
        </table:table-row>
        <table:table-row table:style-name="ro2">
          <table:table-cell office:value-type="date" office:date-value="2011-04-29">
            <text:p>11/4/29</text:p>
          </table:table-cell>
          <table:table-cell office:value-type="float" office:value="28">
            <text:p>28</text:p>
          </table:table-cell>
          <table:table-cell office:value-type="string">
            <text:p>水果</text:p>
          </table:table-cell>
          <table:table-cell office:value-type="string">
            <text:p>去羅東林文區買的香蕉</text:p>
          </table:table-cell>
        </table:table-row>
        <table:table-row table:style-name="ro2">
          <table:table-cell office:value-type="date" office:date-value="2011-04-29">
            <text:p>11/4/29</text:p>
          </table:table-cell>
          <table:table-cell office:value-type="float" office:value="115">
            <text:p>115</text:p>
          </table:table-cell>
          <table:table-cell office:value-type="string">
            <text:p>晚餐</text:p>
          </table:table-cell>
          <table:table-cell office:value-type="string">
            <text:p>羅東車站前</text:p>
          </table:table-cell>
        </table:table-row>
        <table:table-row table:style-name="ro2">
          <table:table-cell office:value-type="date" office:date-value="2011-05-04">
            <text:p>11/5/4</text:p>
          </table:table-cell>
          <table:table-cell office:value-type="float" office:value="80">
            <text:p>80</text:p>
          </table:table-cell>
          <table:table-cell office:value-type="string">
            <text:p>午餐</text:p>
          </table:table-cell>
          <table:table-cell/>
        </table:table-row>
        <table:table-row table:style-name="ro2">
          <table:table-cell office:value-type="date" office:date-value="2011-05-04">
            <text:p>11/5/4</text:p>
          </table:table-cell>
          <table:table-cell office:value-type="float" office:value="50">
            <text:p>50</text:p>
          </table:table-cell>
          <table:table-cell office:value-type="string">
            <text:p>醫療費</text:p>
          </table:table-cell>
          <table:table-cell office:value-type="string">
            <text:p>復健</text:p>
          </table:table-cell>
        </table:table-row>
        <table:table-row table:style-name="ro2">
          <table:table-cell office:value-type="date" office:date-value="2011-05-05">
            <text:p>11/5/5</text:p>
          </table:table-cell>
          <table:table-cell office:value-type="float" office:value="20">
            <text:p>20</text:p>
          </table:table-cell>
          <table:table-cell office:value-type="string">
            <text:p>早餐</text:p>
          </table:table-cell>
          <table:table-cell/>
        </table:table-row>
        <table:table-row table:style-name="ro2">
          <table:table-cell office:value-type="date" office:date-value="2011-05-05">
            <text:p>11/5/5</text:p>
          </table:table-cell>
          <table:table-cell office:value-type="float" office:value="29000">
            <text:p>29000</text:p>
          </table:table-cell>
          <table:table-cell office:value-type="string">
            <text:p>家用</text:p>
          </table:table-cell>
          <table:table-cell/>
        </table:table-row>
        <table:table-row table:style-name="ro2">
          <table:table-cell office:value-type="date" office:date-value="2011-05-04">
            <text:p>11/5/4</text:p>
          </table:table-cell>
          <table:table-cell office:value-type="float" office:value="80">
            <text:p>80</text:p>
          </table:table-cell>
          <table:table-cell office:value-type="string">
            <text:p>午餐</text:p>
          </table:table-cell>
          <table:table-cell/>
        </table:table-row>
        <table:table-row table:style-name="ro2">
          <table:table-cell office:value-type="date" office:date-value="2011-05-25">
            <text:p>11/5/25</text:p>
          </table:table-cell>
          <table:table-cell office:value-type="float" office:value="300">
            <text:p>300</text:p>
          </table:table-cell>
          <table:table-cell office:value-type="string">
            <text:p>禮金</text:p>
          </table:table-cell>
          <table:table-cell office:value-type="string">
            <text:p>謝科長退休禮金</text:p>
          </table:table-cell>
        </table:table-row>
        <table:table-row table:style-name="ro2">
          <table:table-cell office:value-type="date" office:date-value="2011-05-25">
            <text:p>11/5/25</text:p>
          </table:table-cell>
          <table:table-cell office:value-type="float" office:value="100">
            <text:p>100</text:p>
          </table:table-cell>
          <table:table-cell office:value-type="string">
            <text:p>捐獻</text:p>
          </table:table-cell>
          <table:table-cell office:value-type="string">
            <text:p>慈濟</text:p>
          </table:table-cell>
        </table:table-row>
        <table:table-row table:style-name="ro2">
          <table:table-cell office:value-type="date" office:date-value="2011-05-25">
            <text:p>11/5/25</text:p>
          </table:table-cell>
          <table:table-cell office:value-type="float" office:value="70">
            <text:p>70</text:p>
          </table:table-cell>
          <table:table-cell office:value-type="string">
            <text:p>公費</text:p>
          </table:table-cell>
          <table:table-cell office:value-type="string">
            <text:p>辦公室</text:p>
          </table:table-cell>
        </table:table-row>
      </table:table>
      <table:table table:name="工作表3" table:style-name="ta1" table:print="false"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row table:style-name="ro2">
          <table:table-cell office:value-type="float" office:value="60000">
            <text:p>60000</text:p>
          </table:table-cell>
          <table:table-cell office:value-type="percentage" office:value="0.95">
            <text:p>95.00%</text:p>
          </table:table-cell>
          <table:table-cell table:formula="of:=[.A1]*[.B1]" office:value-type="float" office:value="57000">
            <text:p>57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5">2011/05/25</text:date>, <text:time>17:25:09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張簡稜剛 </meta:initial-creator>
    <meta:creation-date>2011-02-16T09:17:28.67</meta:creation-date>
    <dc:date>2011-05-25T17:25:09.32</dc:date>
    <dc:creator>張簡稜剛 </dc:creator>
    <meta:editing-duration>PT02H29M30S</meta:editing-duration>
    <meta:editing-cycles>15</meta:editing-cycles>
    <meta:generator>OpenOffice.org/3.2$Win32 OpenOffice.org_project/320m18$Build-9502</meta:generator>
    <meta:document-statistic meta:table-count="4" meta:cell-count="3156" meta:object-count="0"/>
  </office:meta>
</office:document-meta>
</file>